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B900000188E390D4272D1C4D2E.png" manifest:media-type="image/png"/>
  <manifest:file-entry manifest:full-path="Pictures/100063BC00004F7A00002CC06FDA9ECFD5F35E34.svg" manifest:media-type="image/svg+xml"/>
  <manifest:file-entry manifest:full-path="Pictures/100000010000020A000000E4DB13C488C0C4C079.png" manifest:media-type="image/png"/>
  <manifest:file-entry manifest:full-path="Pictures/100208CC00003B8800001A0C0698B991A25A0B6C.svg" manifest:media-type="image/svg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wiss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472e7c" draw:marker-start-width="0.321cm" draw:marker-end-width="0.321cm" svg:stroke-opacity="100%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33cm" fo:min-width="2.381cm"/>
      <style:paragraph-properties style:writing-mode="lr-tb"/>
    </style:style>
    <style:style style:name="gr4" style:family="graphic" style:parent-style-name="standard">
      <style:graphic-properties draw:stroke="none" svg:stroke-color="#808080" draw:fill-color="#cccc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="none" fo:min-height="0.434cm"/>
      <style:paragraph-properties style:writing-mode="lr-tb"/>
    </style:style>
    <style:style style:name="gr6" style:family="graphic" style:parent-style-name="standard">
      <style:graphic-properties draw:stroke="solid" svg:stroke-width="0.081cm" svg:stroke-color="#228b8d" draw:marker-start-width="0.321cm" draw:marker-end-width="0.321cm" draw:fill="none" draw:fill-color="#cccccc" loext:fill-use-slide-background="fals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95cm" fo:min-width="3.75cm"/>
    </style:style>
    <style:style style:name="gr8" style:family="graphic">
      <style:graphic-properties style:writing-mode="lr-tb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2.5cm" fo:min-width="12.75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2.7cm" fo:min-width="8.25cm"/>
    </style:style>
    <style:style style:name="gr11" style:family="graphic" style:parent-style-name="standard">
      <style:graphic-properties draw:stroke="solid" draw:stroke-dash="Dash_20_Dot_20_4" svg:stroke-width="0.011cm" svg:stroke-color="#000000" draw:stroke-linejoin="round" svg:stroke-linecap="butt" draw:textarea-horizontal-align="center" draw:textarea-vertical-align="middle" fo:padding-top="0.13cm" fo:padding-bottom="0.13cm" fo:padding-left="0.255cm" fo:padding-right="0.255cm"/>
    </style:style>
    <style:style style:name="gr12" style:family="graphic" style:parent-style-name="standard">
      <style:graphic-properties draw:stroke="dash" draw:stroke-dash="Long_20_Dash" svg:stroke-width="0.028cm" svg:stroke-color="#00a9be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solid" draw:stroke-dash="Dash_20_Dot_20_5" svg:stroke-width="0.028cm" svg:stroke-color="#c18500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dash" draw:stroke-dash="Long_20_Dash" svg:stroke-width="0.028cm" svg:stroke-color="#00ab6e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dash" draw:stroke-dash="Long_20_Dash" svg:stroke-width="0.028cm" svg:stroke-color="#d169d0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dash" draw:stroke-dash="Long_20_Dash" svg:stroke-width="0.028cm" svg:stroke-color="#6c8ee6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solid" draw:stroke-dash="Dash_20_Dot_20_5" svg:stroke-width="0.028cm" svg:stroke-color="#e16a86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draw:stroke="solid" draw:stroke-dash="Dash_20_Dot_20_5" svg:stroke-width="0.028cm" svg:stroke-color="#799d00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draw:stroke="none" draw:stroke-dash="Dash_20_Dot_20_4" svg:stroke-width="0cm" svg:stroke-color="#799d00" draw:stroke-linejoin="none" svg:stroke-linecap="butt" draw:fill="solid" draw:fill-color="#00a9be" draw:textarea-horizontal-align="center" draw:textarea-vertical-align="middle"/>
    </style:style>
    <style:style style:name="gr20" style:family="graphic" style:parent-style-name="standard">
      <style:graphic-properties draw:stroke="none" draw:stroke-dash="Dash_20_Dot_20_4" svg:stroke-width="0cm" svg:stroke-color="#799d00" draw:stroke-linejoin="none" svg:stroke-linecap="butt" draw:fill="solid" draw:fill-color="#c18500" draw:textarea-horizontal-align="center" draw:textarea-vertical-align="middle"/>
    </style:style>
    <style:style style:name="gr21" style:family="graphic" style:parent-style-name="standard">
      <style:graphic-properties draw:stroke="none" draw:stroke-dash="Dash_20_Dot_20_4" svg:stroke-width="0cm" svg:stroke-color="#799d00" draw:stroke-linejoin="none" svg:stroke-linecap="butt" draw:fill="solid" draw:fill-color="#00ab6e" draw:textarea-horizontal-align="center" draw:textarea-vertical-align="middle"/>
    </style:style>
    <style:style style:name="gr22" style:family="graphic" style:parent-style-name="standard">
      <style:graphic-properties draw:stroke="none" draw:stroke-dash="Dash_20_Dot_20_4" svg:stroke-width="0cm" svg:stroke-color="#799d00" draw:stroke-linejoin="none" svg:stroke-linecap="butt" draw:fill="solid" draw:fill-color="#d169d0" draw:textarea-horizontal-align="center" draw:textarea-vertical-align="middle"/>
    </style:style>
    <style:style style:name="gr23" style:family="graphic" style:parent-style-name="standard">
      <style:graphic-properties draw:stroke="none" draw:stroke-dash="Dash_20_Dot_20_4" svg:stroke-width="0cm" svg:stroke-color="#799d00" draw:stroke-linejoin="none" svg:stroke-linecap="butt" draw:fill="solid" draw:fill-color="#6c8ee6" draw:textarea-horizontal-align="center" draw:textarea-vertical-align="middle"/>
    </style:style>
    <style:style style:name="gr24" style:family="graphic" style:parent-style-name="standard">
      <style:graphic-properties draw:stroke="none" draw:stroke-dash="Dash_20_Dot_20_4" svg:stroke-width="0cm" svg:stroke-color="#799d00" draw:stroke-linejoin="none" svg:stroke-linecap="butt" draw:fill="solid" draw:fill-color="#e16a86" draw:textarea-horizontal-align="center" draw:textarea-vertical-align="middle"/>
    </style:style>
    <style:style style:name="gr25" style:family="graphic" style:parent-style-name="standard">
      <style:graphic-properties draw:stroke="none" draw:stroke-dash="Dash_20_Dot_20_4" svg:stroke-width="0cm" svg:stroke-color="#799d00" draw:stroke-linejoin="none" svg:stroke-linecap="butt" draw:fill="solid" draw:fill-color="#799d00" draw:textarea-horizontal-align="center" draw:textarea-vertical-align="middle"/>
    </style:style>
    <style:style style:name="gr26" style:family="graphic" style:parent-style-name="standard">
      <style:graphic-properties draw:stroke="solid" draw:stroke-dash="Dash_20_Dot_20_5" svg:stroke-width="0.028cm" svg:stroke-color="#6c8ee6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27" style:family="graphic" style:parent-style-name="standard">
      <style:graphic-properties draw:stroke="dash" draw:stroke-dash="Long_20_Dash" svg:stroke-width="0.028cm" svg:stroke-color="#e16a86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draw:stroke="dash" draw:stroke-dash="Long_20_Dash" svg:stroke-width="0.028cm" svg:stroke-color="#799d00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29" style:family="graphic" style:parent-style-name="standard">
      <style:graphic-properties draw:stroke="solid" draw:stroke-dash="Dash_20_Dot_20_5" svg:stroke-width="0.028cm" svg:stroke-color="#00a9be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30" style:family="graphic" style:parent-style-name="standard">
      <style:graphic-properties draw:stroke="dash" draw:stroke-dash="Long_20_Dash" svg:stroke-width="0.028cm" svg:stroke-color="#c18500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31" style:family="graphic" style:parent-style-name="standard">
      <style:graphic-properties draw:stroke="solid" draw:stroke-dash="Dash_20_Dot_20_5" svg:stroke-width="0.028cm" svg:stroke-color="#d169d0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4.25cm" fo:min-width="0.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73cm"/>
      <style:paragraph-properties style:writing-mode="lr-tb"/>
    </style:style>
    <style:style style:name="gr34" style:family="graphic" style:parent-style-name="standard">
      <style:graphic-properties draw:stroke="solid" draw:stroke-dash="Dash_20_Dot_20_4" svg:stroke-width="0.028cm" svg:stroke-color="#00a9be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35" style:family="graphic" style:parent-style-name="standard">
      <style:graphic-properties draw:stroke="solid" draw:stroke-dash="Dash_20_Dot_20_6" svg:stroke-width="0.028cm" svg:stroke-color="#c18500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36" style:family="graphic" style:parent-style-name="standard">
      <style:graphic-properties draw:stroke="solid" draw:stroke-dash="Dash_20_Dot_20_4" svg:stroke-width="0.028cm" svg:stroke-color="#00ab6e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37" style:family="graphic" style:parent-style-name="standard">
      <style:graphic-properties draw:stroke="solid" draw:stroke-dash="Dash_20_Dot_20_4" svg:stroke-width="0.028cm" svg:stroke-color="#d169d0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38" style:family="graphic" style:parent-style-name="standard">
      <style:graphic-properties draw:stroke="solid" draw:stroke-dash="Dash_20_Dot_20_4" svg:stroke-width="0.028cm" svg:stroke-color="#6c8ee6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39" style:family="graphic" style:parent-style-name="standard">
      <style:graphic-properties draw:stroke="solid" draw:stroke-dash="Dash_20_Dot_20_6" svg:stroke-width="0.028cm" svg:stroke-color="#e16a86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40" style:family="graphic" style:parent-style-name="standard">
      <style:graphic-properties draw:stroke="solid" draw:stroke-dash="Dash_20_Dot_20_6" svg:stroke-width="0.028cm" svg:stroke-color="#799d00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41" style:family="graphic" style:parent-style-name="standard">
      <style:graphic-properties draw:stroke="solid" draw:stroke-dash="Dash_20_Dot_20_6" svg:stroke-width="0.028cm" svg:stroke-color="#6c8ee6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42" style:family="graphic" style:parent-style-name="standard">
      <style:graphic-properties draw:stroke="solid" draw:stroke-dash="Dash_20_Dot_20_4" svg:stroke-width="0.028cm" svg:stroke-color="#e16a86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43" style:family="graphic" style:parent-style-name="standard">
      <style:graphic-properties draw:stroke="solid" draw:stroke-dash="Dash_20_Dot_20_4" svg:stroke-width="0.028cm" svg:stroke-color="#799d00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44" style:family="graphic" style:parent-style-name="standard">
      <style:graphic-properties draw:stroke="solid" draw:stroke-dash="Dash_20_Dot_20_6" svg:stroke-width="0.028cm" svg:stroke-color="#00a9be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45" style:family="graphic" style:parent-style-name="standard">
      <style:graphic-properties draw:stroke="solid" draw:stroke-dash="Dash_20_Dot_20_4" svg:stroke-width="0.028cm" svg:stroke-color="#c18500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46" style:family="graphic" style:parent-style-name="standard">
      <style:graphic-properties draw:stroke="solid" draw:stroke-dash="Dash_20_Dot_20_6" svg:stroke-width="0.028cm" svg:stroke-color="#d169d0" draw:stroke-linejoin="round" svg:stroke-linecap="butt" draw:textarea-horizontal-align="center" draw:textarea-vertical-align="middle" fo:padding-top="0.139cm" fo:padding-bottom="0.139cm" fo:padding-left="0.264cm" fo:padding-right="0.264cm"/>
    </style:style>
    <style:style style:name="gr47" style:family="graphic" style:parent-style-name="Object_20_with_20_no_20_fill_20_and_20_no_20_line">
      <style:graphic-properties draw:stroke="none" draw:fill="solid" draw:fill-color="#000000" draw:textarea-horizontal-align="center" draw:textarea-vertical-align="middle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Arial"/>
    </style:style>
    <style:style style:name="P3" style:family="paragraph">
      <loext:graphic-properties draw:fill="none" draw:fill-color="#ffffff"/>
      <style:text-properties style:font-name="Arial" fo:font-size="11pt" style:font-size-asian="11pt" style:font-size-complex="11pt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="none"/>
      <style:text-properties style:font-name="Arial"/>
    </style:style>
    <style:style style:name="P6" style:family="paragraph">
      <loext:graphic-properties draw:fill="none" draw:fill-color="#cccccc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a9be"/>
      <style:paragraph-properties fo:text-align="center"/>
    </style:style>
    <style:style style:name="P10" style:family="paragraph">
      <loext:graphic-properties draw:fill="solid" draw:fill-color="#c18500"/>
      <style:paragraph-properties fo:text-align="center"/>
    </style:style>
    <style:style style:name="P11" style:family="paragraph">
      <loext:graphic-properties draw:fill="solid" draw:fill-color="#00ab6e"/>
      <style:paragraph-properties fo:text-align="center"/>
    </style:style>
    <style:style style:name="P12" style:family="paragraph">
      <loext:graphic-properties draw:fill="solid" draw:fill-color="#d169d0"/>
      <style:paragraph-properties fo:text-align="center"/>
    </style:style>
    <style:style style:name="P13" style:family="paragraph">
      <loext:graphic-properties draw:fill="solid" draw:fill-color="#6c8ee6"/>
      <style:paragraph-properties fo:text-align="center"/>
    </style:style>
    <style:style style:name="P14" style:family="paragraph">
      <loext:graphic-properties draw:fill="solid" draw:fill-color="#e16a86"/>
      <style:paragraph-properties fo:text-align="center"/>
    </style:style>
    <style:style style:name="P15" style:family="paragraph">
      <loext:graphic-properties draw:fill="solid" draw:fill-color="#799d00"/>
      <style:paragraph-properties fo:text-align="center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1" fo:font-size="12pt" style:font-name-asian="Liberation Sans1" style:font-size-asian="12pt" style:font-name-complex="Liberation 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325cm" svg:x="0.051cm" svg:y="0.088cm">
          <draw:image xlink:href="Pictures/100208CC00003B8800001A0C0698B991A25A0B6C.svg" xlink:type="simple" xlink:show="embed" xlink:actuate="onLoad" draw:mime-type="image/svg+xml">
            <text:p/>
          </draw:image>
          <draw:image xlink:href="Pictures/100000010000020A000000E4DB13C488C0C4C079.png" xlink:type="simple" xlink:show="embed" xlink:actuate="onLoad" draw:mime-type="image/png"/>
        </draw:frame>
        <draw:line draw:style-name="gr2" draw:text-style-name="P1" draw:layer="layout" svg:x1="8.451cm" svg:y1="0.629cm" svg:x2="8.851cm" svg:y2="0.629cm">
          <text:p/>
        </draw:line>
        <draw:frame draw:style-name="gr3" draw:text-style-name="P3" draw:layer="layout" svg:width="2.881cm" svg:height="0.683cm" svg:x="8.951cm" svg:y="0.288cm">
          <draw:text-box>
            <text:p text:style-name="P2"><text:span text:style-name="T1">Original study</text:span></text:p>
          </draw:text-box>
        </draw:frame>
        <draw:custom-shape draw:style-name="gr4" draw:text-style-name="P4" draw:layer="layout" svg:width="0.25cm" svg:height="0.25cm" svg:x="8.526cm" svg:y="1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945cm" svg:height="0.684cm" svg:x="8.951cm" svg:y="1.454cm">
          <draw:text-box>
            <text:p text:style-name="P2"><text:span text:style-name="T1">Country</text:span></text:p>
          </draw:text-box>
        </draw:frame>
        <draw:custom-shape draw:style-name="gr6" draw:text-style-name="P6" draw:layer="layout" svg:width="0.25cm" svg:height="0.25cm" svg:x="8.525cm" svg:y="1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945cm" svg:height="0.684cm" svg:x="8.95cm" svg:y="0.854cm">
          <draw:text-box>
            <text:p text:style-name="P2"><text:span text:style-name="T1">Pooled effect</text:span></text:p>
          </draw:text-box>
        </draw:frame>
        <draw:custom-shape draw:style-name="gr7" draw:text-style-name="P1" draw:layer="layout" svg:width="4.25cm" svg:height="2.2cm" svg:x="7.951cm" svg:y="0.138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 draw:style-name="gr8">
          <draw:g draw:style-name="gr8">
            <draw:frame draw:style-name="gr1" draw:text-style-name="P1" draw:layer="layout" svg:width="15.095cm" svg:height="8.499cm" svg:x="0.053cm" svg:y="0.001cm">
              <draw:image xlink:href="Pictures/100063BC00004F7A00002CC06FDA9ECFD5F35E34.svg" xlink:type="simple" xlink:show="embed" xlink:actuate="onLoad" draw:mime-type="image/svg+xml">
                <text:p/>
              </draw:image>
              <draw:image xlink:href="Pictures/10000001000002B900000188E390D4272D1C4D2E.png" xlink:type="simple" xlink:show="embed" xlink:actuate="onLoad" draw:mime-type="image/png"/>
            </draw:frame>
            <draw:custom-shape draw:style-name="gr9" draw:text-style-name="P7" draw:layer="layout" svg:width="13.25cm" svg:height="2.75cm" svg:x="1.77cm" svg:y="1.2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7" draw:layer="layout" svg:width="8.75cm" svg:height="2.95cm" svg:x="1.77cm" svg:y="5.225cm">
              <text:p/>
              <draw:enhanced-geometry svg:viewBox="0 0 21600 21600" draw:type="rectangle" draw:enhanced-path="M 0 0 L 21600 0 21600 21600 0 21600 0 0 Z N"/>
            </draw:custom-shape>
          </draw:g>
          <draw:path draw:style-name="gr11" draw:text-style-name="P8" draw:layer="layout" svg:width="4.302cm" svg:height="0cm" svg:x="1.682cm" svg:y="2.408cm" svg:viewBox="0 0 4303 0" svg:d="M0 0c1434 0 2868 0 4303 0">
            <text:p/>
          </draw:path>
          <draw:path draw:style-name="gr12" draw:text-style-name="P8" draw:layer="layout" svg:width="0.855cm" svg:height="0cm" draw:transform="rotate (1.5707963267949) translate (1.87787917329094cm 2.69468317647059cm)" svg:viewBox="0 0 856 0" svg:d="M0 0c285 0 571 0 856 0">
            <text:p/>
          </draw:path>
          <draw:path draw:style-name="gr12" draw:text-style-name="P8" draw:layer="layout" svg:width="1.013cm" svg:height="0cm" draw:transform="rotate (1.5707963267949) translate (2.22285631955485cm 3.17462670588235cm)" svg:viewBox="0 0 1014 0" svg:d="M0 0c338 0 676 0 1014 0">
            <text:p/>
          </draw:path>
          <draw:path draw:style-name="gr13" draw:text-style-name="P8" draw:layer="layout" svg:width="0.486cm" svg:height="0cm" draw:transform="rotate (1.5707963267949) translate (2.91281061208267cm 3.41459847058824cm)" svg:viewBox="0 0 487 0" svg:d="M0 0c162 0 325 0 487 0">
            <text:p/>
          </draw:path>
          <draw:path draw:style-name="gr14" draw:text-style-name="P8" draw:layer="layout" svg:width="0.646cm" svg:height="0cm" draw:transform="rotate (1.5707963267949) translate (3.48777252252252cm 3.00264694117647cm)" svg:viewBox="0 0 647 0" svg:d="M0 0c216 0 431 0 647 0">
            <text:p/>
          </draw:path>
          <draw:path draw:style-name="gr15" draw:text-style-name="P8" draw:layer="layout" svg:width="0.661cm" svg:height="0cm" draw:transform="rotate (1.5707963267949) translate (4.06373436671966cm 2.92465611764706cm)" svg:viewBox="0 0 662 0" svg:d="M0 0c221 0 441 0 662 0">
            <text:p/>
          </draw:path>
          <draw:path draw:style-name="gr16" draw:text-style-name="P8" draw:layer="layout" svg:width="0.67cm" svg:height="0cm" draw:transform="rotate (1.5707963267949) translate (4.63869627715951cm 2.87066247058824cm)" svg:viewBox="0 0 671 0" svg:d="M0 0c224 0 447 0 671 0">
            <text:p/>
          </draw:path>
          <draw:path draw:style-name="gr17" draw:text-style-name="P8" draw:layer="layout" svg:width="0.301cm" svg:height="0cm" draw:transform="rotate (1.5707963267949) translate (5.21365818759936cm 2.80067070588235cm)" svg:viewBox="0 0 302 0" svg:d="M0 0c101 0 201 0 302 0">
            <text:p/>
          </draw:path>
          <draw:path draw:style-name="gr18" draw:text-style-name="P8" draw:layer="layout" svg:width="0.353cm" svg:height="0cm" draw:transform="rotate (1.5707963267949) translate (5.7896200317965cm 2.83566658823529cm)" svg:viewBox="0 0 354 0" svg:d="M0 0c118 0 236 0 354 0">
            <text:p/>
          </draw:path>
          <draw:path draw:style-name="gr19" draw:text-style-name="P9" draw:layer="layout" svg:width="0.186cm" svg:height="0.185cm" svg:x="1.784cm" svg:y="2.178cm" svg:viewBox="0 0 187 186" svg:d="M187 93c0 16-5 31-13 46-8 14-20 26-34 35-14 8-30 12-46 12-17 0-33-4-47-12-14-9-26-21-34-35-8-15-13-30-13-46s5-33 13-47 20-26 34-34 30-12 47-12c16 0 32 4 46 12s26 20 34 34 13 31 13 47z">
            <text:p/>
          </draw:path>
          <draw:path draw:style-name="gr19" draw:text-style-name="P9" draw:layer="layout" svg:width="0.185cm" svg:height="0.185cm" svg:x="2.13cm" svg:y="2.581cm" svg:viewBox="0 0 186 186" svg:d="M186 93c0 17-5 33-13 47-9 14-20 26-34 34-15 8-30 12-46 12-17 0-33-4-47-12s-26-20-34-34-12-30-12-47c0-16 4-32 12-46 8-15 20-26 34-35s30-12 47-12c16 0 31 3 46 12 14 8 26 20 34 35 9 14 13 30 13 46z">
            <text:p/>
          </draw:path>
          <draw:path draw:style-name="gr20" draw:text-style-name="P10" draw:layer="layout" svg:width="0.25cm" svg:height="0.216cm" svg:x="2.788cm" svg:y="3.035cm" svg:viewBox="0 0 251 217" svg:d="M125 0c42 72 84 145 126 217-84 0-167 0-251 0 42-72 83-145 125-217z">
            <text:p/>
          </draw:path>
          <draw:path draw:style-name="gr21" draw:text-style-name="P11" draw:layer="layout" svg:width="0.186cm" svg:height="0.185cm" svg:x="3.395cm" svg:y="2.587cm" svg:viewBox="0 0 187 186" svg:d="M187 93c0 16-5 32-13 46s-20 25-34 34c-14 8-31 13-47 13-17 0-32-5-46-13-14-9-26-20-34-34s-13-30-13-46c0-17 5-33 13-47s20-26 34-34 30-12 46-12c17 0 33 4 47 12s26 20 34 34 13 30 13 47z">
            <text:p/>
          </draw:path>
          <draw:path draw:style-name="gr22" draw:text-style-name="P12" draw:layer="layout" svg:width="0.185cm" svg:height="0.185cm" svg:x="3.971cm" svg:y="2.503cm" svg:viewBox="0 0 186 186" svg:d="M186 93c0 16-5 32-13 47-9 14-20 25-34 34-15 8-30 12-46 12-17 0-33-4-47-12-14-9-26-20-34-34-8-15-12-31-12-47s4-32 12-47c8-14 20-26 34-34s30-12 47-12c16 0 31 4 46 12 14 8 26 20 34 34 9 15 13 31 13 47z">
            <text:p/>
          </draw:path>
          <draw:path draw:style-name="gr23" draw:text-style-name="P13" draw:layer="layout" svg:width="0.185cm" svg:height="0.185cm" svg:x="4.546cm" svg:y="2.443cm" svg:viewBox="0 0 186 186" svg:d="M186 93c0 17-4 33-12 47s-20 26-34 34c-15 8-31 12-47 12s-33-4-47-12c-15-8-25-20-34-34s-12-30-12-47c0-16 4-32 12-46 9-14 19-26 34-34 14-9 31-13 47-13s32 4 47 13c14 8 26 20 34 34s12 30 12 46z">
            <text:p/>
          </draw:path>
          <draw:path draw:style-name="gr24" draw:text-style-name="P14" draw:layer="layout" svg:width="0.25cm" svg:height="0.216cm" svg:x="5.089cm" svg:y="2.506cm" svg:viewBox="0 0 251 217" svg:d="M125 0c42 72 84 145 126 217-84 0-167 0-251 0 42-72 83-145 125-217z">
            <text:p/>
          </draw:path>
          <draw:path draw:style-name="gr25" draw:text-style-name="P15" draw:layer="layout" svg:width="0.25cm" svg:height="0.216cm" svg:x="5.664cm" svg:y="2.517cm" svg:viewBox="0 0 251 217" svg:d="M126 0c42 72 83 145 125 217-84 0-167 0-251 0 42-72 84-145 126-217z">
            <text:p/>
          </draw:path>
          <draw:path draw:style-name="gr11" draw:text-style-name="P8" draw:layer="layout" svg:width="4.302cm" svg:height="0cm" svg:x="1.682cm" svg:y="6.51cm" svg:viewBox="0 0 4303 0" svg:d="M0 0c1434 0 2868 0 4303 0">
            <text:p/>
          </draw:path>
          <draw:path draw:style-name="gr12" draw:text-style-name="P8" draw:layer="layout" svg:width="1.596cm" svg:height="0cm" draw:transform="rotate (1.5707963267949) translate (1.87787917329094cm 7.10216458823529cm)" svg:viewBox="0 0 1597 0" svg:d="M0 0c532 0 1065 0 1597 0">
            <text:p/>
          </draw:path>
          <draw:path draw:style-name="gr12" draw:text-style-name="P8" draw:layer="layout" svg:width="1.908cm" svg:height="0cm" draw:transform="rotate (1.5707963267949) translate (2.22285631955485cm 7.79908258823529cm)" svg:viewBox="0 0 1909 0" svg:d="M0 0c636 0 1273 0 1909 0">
            <text:p/>
          </draw:path>
          <draw:path draw:style-name="gr13" draw:text-style-name="P8" draw:layer="layout" svg:width="1.065cm" svg:height="0cm" draw:transform="rotate (1.5707963267949) translate (2.91281061208267cm 6.36325152941177cm)" svg:viewBox="0 0 1066 0" svg:d="M0 0c355 0 711 0 1066 0">
            <text:p/>
          </draw:path>
          <draw:path draw:style-name="gr14" draw:text-style-name="P8" draw:layer="layout" svg:width="1.272cm" svg:height="0cm" draw:transform="rotate (1.5707963267949) translate (3.48777252252252cm 7.28314329411765cm)" svg:viewBox="0 0 1273 0" svg:d="M0 0c424 0 849 0 1273 0">
            <text:p/>
          </draw:path>
          <draw:path draw:style-name="gr15" draw:text-style-name="P8" draw:layer="layout" svg:width="1.331cm" svg:height="0cm" draw:transform="rotate (1.5707963267949) translate (4.06373436671966cm 7.23414905882353cm)" svg:viewBox="0 0 1332 0" svg:d="M0 0c444 0 888 0 1332 0">
            <text:p/>
          </draw:path>
          <draw:path draw:style-name="gr26" draw:text-style-name="P8" draw:layer="layout" svg:width="1.283cm" svg:height="0cm" draw:transform="rotate (1.5707963267949) translate (4.63869627715951cm 8.07704988235294cm)" svg:viewBox="0 0 1284 0" svg:d="M0 0c428 0 856 0 1284 0">
            <text:p/>
          </draw:path>
          <draw:path draw:style-name="gr27" draw:text-style-name="P8" draw:layer="layout" svg:width="0.625cm" svg:height="0cm" draw:transform="rotate (1.5707963267949) translate (5.21365818759936cm 6.97717929411765cm)" svg:viewBox="0 0 626 0" svg:d="M0 0c209 0 417 0 626 0">
            <text:p/>
          </draw:path>
          <draw:path draw:style-name="gr28" draw:text-style-name="P8" draw:layer="layout" svg:width="0.516cm" svg:height="0cm" draw:transform="rotate (1.5707963267949) translate (5.7896200317965cm 6.77620294117647cm)" svg:viewBox="0 0 517 0" svg:d="M0 0c172 0 345 0 517 0">
            <text:p/>
          </draw:path>
          <draw:path draw:style-name="gr19" draw:text-style-name="P9" draw:layer="layout" svg:width="0.186cm" svg:height="0.186cm" svg:x="1.784cm" svg:y="6.21cm" svg:viewBox="0 0 187 187" svg:d="M187 93c0 17-5 33-13 47s-20 26-34 34-30 13-46 13c-17 0-33-5-47-13s-26-20-34-34-13-30-13-47c0-16 5-32 13-46s20-25 34-34 30-13 47-13c16 0 32 4 46 13s26 20 34 34 13 30 13 46z">
            <text:p/>
          </draw:path>
          <draw:path draw:style-name="gr19" draw:text-style-name="P9" draw:layer="layout" svg:width="0.185cm" svg:height="0.185cm" svg:x="2.13cm" svg:y="6.756cm" svg:viewBox="0 0 186 186" svg:d="M186 93c0 16-5 32-13 46-9 14-19 25-34 34-15 8-30 13-46 13-17 0-33-5-47-13-14-9-26-20-34-34s-12-30-12-46c0-17 4-33 12-47s20-26 34-34 30-12 47-12c16 0 31 4 46 12 14 8 26 20 34 34 9 14 13 30 13 47z">
            <text:p/>
          </draw:path>
          <draw:path draw:style-name="gr20" draw:text-style-name="P10" draw:layer="layout" svg:width="0.25cm" svg:height="0.216cm" svg:x="2.788cm" svg:y="5.682cm" svg:viewBox="0 0 251 217" svg:d="M125 0c42 72 84 145 126 217-84 0-167 0-251 0 42-72 83-145 125-217z">
            <text:p/>
          </draw:path>
          <draw:path draw:style-name="gr21" draw:text-style-name="P11" draw:layer="layout" svg:width="0.186cm" svg:height="0.185cm" svg:x="3.395cm" svg:y="6.555cm" svg:viewBox="0 0 187 186" svg:d="M187 93c0 17-5 33-13 47s-20 26-34 34-31 12-47 12c-17 0-32-4-46-12s-26-20-34-34-13-30-13-47c0-16 5-32 13-46s20-25 34-34 30-13 46-13c17 0 33 4 47 13s26 20 34 34 13 30 13 46z">
            <text:p/>
          </draw:path>
          <draw:path draw:style-name="gr22" draw:text-style-name="P12" draw:layer="layout" svg:width="0.185cm" svg:height="0.185cm" svg:x="3.971cm" svg:y="6.478cm" svg:viewBox="0 0 186 186" svg:d="M186 93c0 16-5 31-13 46-9 14-19 25-34 34-15 8-30 13-46 13-17 0-33-5-47-13-14-9-26-20-34-34-8-15-12-30-12-46 0-17 4-33 12-47s20-26 34-34 30-12 47-12c16 0 31 4 46 12 14 8 26 20 34 34 9 14 13 30 13 47z">
            <text:p/>
          </draw:path>
          <draw:path draw:style-name="gr23" draw:text-style-name="P13" draw:layer="layout" svg:width="0.249cm" svg:height="0.217cm" svg:x="4.514cm" svg:y="7.291cm" svg:viewBox="0 0 250 218" svg:d="M125 0c42 73 83 145 125 218-83 0-167 0-250 0 42-73 83-145 125-218z">
            <text:p/>
          </draw:path>
          <draw:path draw:style-name="gr24" draw:text-style-name="P14" draw:layer="layout" svg:width="0.185cm" svg:height="0.186cm" svg:x="5.121cm" svg:y="6.571cm" svg:viewBox="0 0 186 187" svg:d="M186 94c0 16-4 32-12 46s-20 26-34 34-31 13-47 13c-17 0-32-5-46-13s-25-20-34-34-13-30-13-46c0-17 4-33 13-47 8-14 20-26 34-34s30-13 46-13c17 0 33 5 47 13s26 20 34 34 12 30 12 47z">
            <text:p/>
          </draw:path>
          <draw:path draw:style-name="gr25" draw:text-style-name="P15" draw:layer="layout" svg:width="0.186cm" svg:height="0.185cm" svg:x="5.696cm" svg:y="6.422cm" svg:viewBox="0 0 187 186" svg:d="M187 93c0 16-5 32-13 47-8 14-20 26-34 34s-30 12-46 12c-17 0-33-4-47-12s-26-20-34-34c-8-15-13-31-13-47s5-32 13-47c8-14 20-25 34-34s30-12 47-12c16 0 32 3 46 12s26 20 34 34c8 15 13 31 13 47z">
            <text:p/>
          </draw:path>
          <draw:path draw:style-name="gr11" draw:text-style-name="P8" draw:layer="layout" svg:width="4.302cm" svg:height="0cm" svg:x="6.168cm" svg:y="2.408cm" svg:viewBox="0 0 4303 0" svg:d="M0 0c1434 0 2868 0 4303 0">
            <text:p/>
          </draw:path>
          <draw:path draw:style-name="gr12" draw:text-style-name="P8" draw:layer="layout" svg:width="0.761cm" svg:height="0cm" draw:transform="rotate (1.5707963267949) translate (6.36258207472178cm 2.63269047058824cm)" svg:viewBox="0 0 762 0" svg:d="M0 0c254 0 508 0 762 0">
            <text:p/>
          </draw:path>
          <draw:path draw:style-name="gr29" draw:text-style-name="P8" draw:layer="layout" svg:width="0.907cm" svg:height="0cm" draw:transform="rotate (1.5707963267949) translate (6.70755922098569cm 2.29073070588235cm)" svg:viewBox="0 0 908 0" svg:d="M0 0c303 0 605 0 908 0">
            <text:p/>
          </draw:path>
          <draw:path draw:style-name="gr30" draw:text-style-name="P8" draw:layer="layout" svg:width="0.46cm" svg:height="0cm" draw:transform="rotate (1.5707963267949) translate (7.3985134472708cm 2.65768752941176cm)" svg:viewBox="0 0 461 0" svg:d="M0 0c154 0 307 0 461 0">
            <text:p/>
          </draw:path>
          <draw:path draw:style-name="gr14" draw:text-style-name="P8" draw:layer="layout" svg:width="0.578cm" svg:height="0cm" draw:transform="rotate (1.5707963267949) translate (7.97347535771065cm 2.60769341176471cm)" svg:viewBox="0 0 579 0" svg:d="M0 0c193 0 386 0 579 0">
            <text:p/>
          </draw:path>
          <draw:path draw:style-name="gr15" draw:text-style-name="P8" draw:layer="layout" svg:width="0.596cm" svg:height="0cm" draw:transform="rotate (1.5707963267949) translate (8.5484372681505cm 2.46371035294118cm)" svg:viewBox="0 0 597 0" svg:d="M0 0c199 0 398 0 597 0">
            <text:p/>
          </draw:path>
          <draw:path draw:style-name="gr16" draw:text-style-name="P8" draw:layer="layout" svg:width="0.607cm" svg:height="0cm" draw:transform="rotate (1.5707963267949) translate (9.12439911234764cm 2.63669cm)" svg:viewBox="0 0 608 0" svg:d="M0 0c203 0 405 0 608 0">
            <text:p/>
          </draw:path>
          <draw:path draw:style-name="gr27" draw:text-style-name="P8" draw:layer="layout" svg:width="0.258cm" svg:height="0cm" draw:transform="rotate (1.5707963267949) translate (9.69936102278749cm 2.61569247058824cm)" svg:viewBox="0 0 259 0" svg:d="M0 0c86 0 173 0 259 0">
            <text:p/>
          </draw:path>
          <draw:path draw:style-name="gr28" draw:text-style-name="P8" draw:layer="layout" svg:width="0.272cm" svg:height="0cm" draw:transform="rotate (1.5707963267949) translate (10.2743229332273cm 2.46571011764706cm)" svg:viewBox="0 0 273 0" svg:d="M0 0c91 0 182 0 273 0">
            <text:p/>
          </draw:path>
          <draw:path draw:style-name="gr19" draw:text-style-name="P9" draw:layer="layout" svg:width="0.185cm" svg:height="0.185cm" svg:x="6.27cm" svg:y="2.165cm" svg:viewBox="0 0 186 186" svg:d="M186 93c0 16-4 32-12 47-8 14-20 26-34 34s-31 12-47 12c-17 0-32-4-46-12s-26-20-34-34c-9-15-13-31-13-47s4-32 13-47c8-14 20-25 34-34s30-12 46-12c17 0 33 3 47 12s26 20 34 34c8 15 12 31 12 47z">
            <text:p/>
          </draw:path>
          <draw:path draw:style-name="gr19" draw:text-style-name="P9" draw:layer="layout" svg:width="0.25cm" svg:height="0.216cm" svg:x="6.583cm" svg:y="1.693cm" svg:viewBox="0 0 251 217" svg:d="M125 0c42 72 84 145 126 217-84 0-167 0-251 0 42-72 83-145 125-217z">
            <text:p/>
          </draw:path>
          <draw:path draw:style-name="gr20" draw:text-style-name="P10" draw:layer="layout" svg:width="0.185cm" svg:height="0.185cm" svg:x="7.306cm" svg:y="2.334cm" svg:viewBox="0 0 186 186" svg:d="M186 93c0 16-4 31-12 46-9 14-19 26-34 35-15 8-31 12-47 12s-32-4-47-12c-15-9-26-21-34-35-8-15-12-30-12-46s4-33 12-47 19-26 34-34c14-8 31-12 47-12s32 4 47 12c14 8 25 20 34 34 8 14 12 31 12 47z">
            <text:p/>
          </draw:path>
          <draw:path draw:style-name="gr21" draw:text-style-name="P11" draw:layer="layout" svg:width="0.185cm" svg:height="0.185cm" svg:x="7.88cm" svg:y="2.227cm" svg:viewBox="0 0 186 186" svg:d="M186 93c0 16-4 33-12 47s-20 26-34 34-31 12-47 12c-17 0-32-4-46-12-15-8-25-20-34-34s-13-31-13-47 4-32 13-46c8-15 19-27 34-35 14-9 30-12 46-12 17 0 33 3 47 12s26 20 34 35c8 14 12 30 12 46z">
            <text:p/>
          </draw:path>
          <draw:path draw:style-name="gr22" draw:text-style-name="P12" draw:layer="layout" svg:width="0.186cm" svg:height="0.185cm" svg:x="8.455cm" svg:y="2.076cm" svg:viewBox="0 0 187 186" svg:d="M187 93c0 16-5 33-13 47s-20 26-34 34-31 12-47 12c-17 0-32-4-46-12s-26-20-34-34-13-31-13-47 5-32 13-47c8-14 20-25 34-34s30-12 46-12c17 0 33 3 47 12s26 20 34 34c8 15 13 31 13 47z">
            <text:p/>
          </draw:path>
          <draw:path draw:style-name="gr23" draw:text-style-name="P13" draw:layer="layout" svg:width="0.185cm" svg:height="0.186cm" svg:x="9.031cm" svg:y="2.24cm" svg:viewBox="0 0 186 187" svg:d="M186 93c0 17-5 33-13 47-9 14-20 26-34 34s-30 13-46 13c-17 0-33-5-47-13s-26-20-34-34-12-30-12-47c0-16 4-32 12-46s20-26 34-34 30-13 47-13c16 0 32 5 46 13s26 20 34 34c9 14 13 30 13 46z">
            <text:p/>
          </draw:path>
          <draw:path draw:style-name="gr24" draw:text-style-name="P14" draw:layer="layout" svg:width="0.185cm" svg:height="0.185cm" svg:x="9.606cm" svg:y="2.393cm" svg:viewBox="0 0 186 186" svg:d="M186 93c0 16-4 32-12 46s-20 25-34 34c-15 8-31 13-47 13s-33-5-47-13c-15-9-26-20-34-34s-12-30-12-46c0-17 4-33 12-47s19-26 34-34c14-8 31-12 47-12s32 4 47 12c14 8 26 20 34 34s12 30 12 47z">
            <text:p/>
          </draw:path>
          <draw:path draw:style-name="gr25" draw:text-style-name="P15" draw:layer="layout" svg:width="0.185cm" svg:height="0.185cm" svg:x="10.181cm" svg:y="2.239cm" svg:viewBox="0 0 186 186" svg:d="M186 93c0 16-4 33-12 47s-20 26-34 34-31 12-47 12c-17 0-32-4-46-12s-25-20-34-34-13-31-13-47 4-32 13-46c8-15 20-26 34-35s30-12 46-12c17 0 33 3 47 12s26 20 34 35c8 14 12 30 12 46z">
            <text:p/>
          </draw:path>
          <draw:path draw:style-name="gr11" draw:text-style-name="P8" draw:layer="layout" svg:width="4.302cm" svg:height="0cm" svg:x="6.168cm" svg:y="6.51cm" svg:viewBox="0 0 4303 0" svg:d="M0 0c1434 0 2868 0 4303 0">
            <text:p/>
          </draw:path>
          <draw:path draw:style-name="gr12" draw:text-style-name="P8" draw:layer="layout" svg:width="0.871cm" svg:height="0cm" draw:transform="rotate (1.5707963267949) translate (6.36258207472178cm 6.92918494117647cm)" svg:viewBox="0 0 872 0" svg:d="M0 0c291 0 581 0 872 0">
            <text:p/>
          </draw:path>
          <draw:path draw:style-name="gr29" draw:text-style-name="P8" draw:layer="layout" svg:width="1.04cm" svg:height="0cm" draw:transform="rotate (1.5707963267949) translate (6.70755922098569cm 6.40924611764706cm)" svg:viewBox="0 0 1041 0" svg:d="M0 0c347 0 694 0 1041 0">
            <text:p/>
          </draw:path>
          <draw:path draw:style-name="gr13" draw:text-style-name="P8" draw:layer="layout" svg:width="0.541cm" svg:height="0cm" draw:transform="rotate (1.5707963267949) translate (7.3985134472708cm 6.38024952941176cm)" svg:viewBox="0 0 542 0" svg:d="M0 0c181 0 361 0 542 0">
            <text:p/>
          </draw:path>
          <draw:path draw:style-name="gr14" draw:text-style-name="P8" draw:layer="layout" svg:width="0.663cm" svg:height="0cm" draw:transform="rotate (1.5707963267949) translate (7.97347535771065cm 7.03117294117647cm)" svg:viewBox="0 0 664 0" svg:d="M0 0c221 0 443 0 664 0">
            <text:p/>
          </draw:path>
          <draw:path draw:style-name="gr15" draw:text-style-name="P8" draw:layer="layout" svg:width="0.691cm" svg:height="0cm" draw:transform="rotate (1.5707963267949) translate (8.5484372681505cm 6.75920494117647cm)" svg:viewBox="0 0 692 0" svg:d="M0 0c231 0 461 0 692 0">
            <text:p/>
          </draw:path>
          <draw:path draw:style-name="gr16" draw:text-style-name="P8" draw:layer="layout" svg:width="0.717cm" svg:height="0cm" draw:transform="rotate (1.5707963267949) translate (9.12439911234764cm 6.66621588235294cm)" svg:viewBox="0 0 718 0" svg:d="M0 0c239 0 479 0 718 0">
            <text:p/>
          </draw:path>
          <draw:path draw:style-name="gr27" draw:text-style-name="P8" draw:layer="layout" svg:width="0.308cm" svg:height="0cm" draw:transform="rotate (1.5707963267949) translate (9.69936102278749cm 6.54623cm)" svg:viewBox="0 0 309 0" svg:d="M0 0c103 0 206 0 309 0">
            <text:p/>
          </draw:path>
          <draw:path draw:style-name="gr28" draw:text-style-name="P8" draw:layer="layout" svg:width="0.32cm" svg:height="0cm" draw:transform="rotate (1.5707963267949) translate (10.2743229332273cm 6.56422788235294cm)" svg:viewBox="0 0 321 0" svg:d="M0 0c107 0 214 0 321 0">
            <text:p/>
          </draw:path>
          <draw:path draw:style-name="gr19" draw:text-style-name="P9" draw:layer="layout" svg:width="0.185cm" svg:height="0.186cm" svg:x="6.27cm" svg:y="6.399cm" svg:viewBox="0 0 186 187" svg:d="M186 94c0 16-4 32-12 46s-20 26-34 34-31 13-47 13c-17 0-32-5-46-13s-25-20-34-34-13-30-13-46c0-17 4-33 13-47 8-14 20-26 34-34s30-13 46-13c17 0 33 5 47 13s26 20 34 34 12 30 12 47z">
            <text:p/>
          </draw:path>
          <draw:path draw:style-name="gr19" draw:text-style-name="P9" draw:layer="layout" svg:width="0.25cm" svg:height="0.216cm" svg:x="6.583cm" svg:y="5.741cm" svg:viewBox="0 0 251 217" svg:d="M125 0c42 72 84 145 126 217-84 0-167 0-251 0 42-72 83-145 125-217z">
            <text:p/>
          </draw:path>
          <draw:path draw:style-name="gr20" draw:text-style-name="P10" draw:layer="layout" svg:width="0.249cm" svg:height="0.216cm" svg:x="7.274cm" svg:y="5.957cm" svg:viewBox="0 0 250 217" svg:d="M125 0c42 72 83 145 125 217-83 0-167 0-250 0 42-72 83-145 125-217z">
            <text:p/>
          </draw:path>
          <draw:path draw:style-name="gr21" draw:text-style-name="P11" draw:layer="layout" svg:width="0.185cm" svg:height="0.186cm" svg:x="7.88cm" svg:y="6.608cm" svg:viewBox="0 0 186 187" svg:d="M186 93c0 17-4 33-12 47s-20 26-34 34-31 13-47 13c-17 0-32-5-46-13-15-8-25-20-34-34s-13-30-13-47c0-16 4-32 13-46 8-14 19-26 34-34 14-8 30-13 46-13 17 0 33 5 47 13s26 20 34 34 12 30 12 46z">
            <text:p/>
          </draw:path>
          <draw:path draw:style-name="gr22" draw:text-style-name="P12" draw:layer="layout" svg:width="0.186cm" svg:height="0.186cm" svg:x="8.455cm" svg:y="6.317cm" svg:viewBox="0 0 187 187" svg:d="M187 93c0 17-5 33-13 47s-20 26-34 34-31 13-47 13c-17 0-32-5-46-13s-26-20-34-34-13-30-13-47c0-16 5-32 13-46s20-26 34-34 30-13 46-13c17 0 33 5 47 13s26 20 34 34 13 30 13 46z">
            <text:p/>
          </draw:path>
          <draw:path draw:style-name="gr23" draw:text-style-name="P13" draw:layer="layout" svg:width="0.185cm" svg:height="0.185cm" svg:x="9.031cm" svg:y="6.213cm" svg:viewBox="0 0 186 186" svg:d="M186 93c0 16-5 32-13 46-9 14-20 25-34 34-14 8-30 13-46 13-17 0-33-5-47-13-14-9-26-20-34-34s-12-30-12-46c0-17 4-33 12-47s20-26 34-34 30-12 47-12c16 0 32 4 46 12s26 20 34 34c9 14 13 30 13 47z">
            <text:p/>
          </draw:path>
          <draw:path draw:style-name="gr24" draw:text-style-name="P14" draw:layer="layout" svg:width="0.185cm" svg:height="0.185cm" svg:x="9.606cm" svg:y="6.299cm" svg:viewBox="0 0 186 186" svg:d="M186 93c0 16-4 31-12 46-8 14-20 25-34 34-15 8-31 13-47 13s-33-5-47-13c-15-9-26-20-34-34-8-15-12-30-12-46 0-17 4-33 12-47s19-26 34-34c14-8 31-12 47-12s32 4 47 12c14 8 26 20 34 34s12 30 12 47z">
            <text:p/>
          </draw:path>
          <draw:path draw:style-name="gr25" draw:text-style-name="P15" draw:layer="layout" svg:width="0.185cm" svg:height="0.186cm" svg:x="10.181cm" svg:y="6.311cm" svg:viewBox="0 0 186 187" svg:d="M186 93c0 17-4 33-12 47s-20 26-34 34-31 13-47 13c-17 0-32-5-46-13s-25-20-34-34-13-30-13-47c0-16 4-32 13-46 8-14 20-26 34-34s30-13 46-13c17 0 33 5 47 13s26 20 34 34 12 30 12 46z">
            <text:p/>
          </draw:path>
          <draw:path draw:style-name="gr11" draw:text-style-name="P8" draw:layer="layout" svg:width="4.302cm" svg:height="0cm" svg:x="10.653cm" svg:y="2.408cm" svg:viewBox="0 0 4303 0" svg:d="M0 0c1434 0 2869 0 4303 0">
            <text:p/>
          </draw:path>
          <draw:path draw:style-name="gr12" draw:text-style-name="P8" draw:layer="layout" svg:width="0.847cm" svg:height="0cm" draw:transform="rotate (1.5707963267949) translate (10.8482849099099cm 2.79867094117647cm)" svg:viewBox="0 0 848 0" svg:d="M0 0c283 0 565 0 848 0">
            <text:p/>
          </draw:path>
          <draw:path draw:style-name="gr29" draw:text-style-name="P8" draw:layer="layout" svg:width="0.979cm" svg:height="0cm" draw:transform="rotate (1.5707963267949) translate (11.1932620561738cm 2.20074129411765cm)" svg:viewBox="0 0 980 0" svg:d="M0 0c327 0 653 0 980 0">
            <text:p/>
          </draw:path>
          <draw:path draw:style-name="gr13" draw:text-style-name="P8" draw:layer="layout" svg:width="0.614cm" svg:height="0cm" draw:transform="rotate (1.5707963267949) translate (11.8842162824589cm 2.37672058823529cm)" svg:viewBox="0 0 615 0" svg:d="M0 0c205 0 410 0 615 0">
            <text:p/>
          </draw:path>
          <draw:path draw:style-name="gr14" draw:text-style-name="P8" draw:layer="layout" svg:width="0.636cm" svg:height="0cm" draw:transform="rotate (1.5707963267949) translate (12.4591781928988cm 2.64968847058824cm)" svg:viewBox="0 0 637 0" svg:d="M0 0c212 0 425 0 637 0">
            <text:p/>
          </draw:path>
          <draw:path draw:style-name="gr31" draw:text-style-name="P8" draw:layer="layout" svg:width="0.65cm" svg:height="0cm" draw:transform="rotate (1.5707963267949) translate (13.0341401033386cm 2.40271752941176cm)" svg:viewBox="0 0 651 0" svg:d="M0 0c217 0 434 0 651 0">
            <text:p/>
          </draw:path>
          <draw:path draw:style-name="gr16" draw:text-style-name="P8" draw:layer="layout" svg:width="0.666cm" svg:height="0cm" draw:transform="rotate (1.5707963267949) translate (13.6091020137785cm 2.69668294117647cm)" svg:viewBox="0 0 667 0" svg:d="M0 0c222 0 445 0 667 0">
            <text:p/>
          </draw:path>
          <draw:path draw:style-name="gr27" draw:text-style-name="P8" draw:layer="layout" svg:width="0.307cm" svg:height="0cm" draw:transform="rotate (1.5707963267949) translate (14.1850638579756cm 2.55369976470588cm)" svg:viewBox="0 0 308 0" svg:d="M0 0c103 0 205 0 308 0">
            <text:p/>
          </draw:path>
          <draw:path draw:style-name="gr18" draw:text-style-name="P8" draw:layer="layout" svg:width="0.311cm" svg:height="0cm" draw:transform="rotate (1.5707963267949) translate (14.7600257684155cm 2.34272458823529cm)" svg:viewBox="0 0 312 0" svg:d="M0 0c104 0 208 0 312 0">
            <text:p/>
          </draw:path>
          <draw:path draw:style-name="gr19" draw:text-style-name="P9" draw:layer="layout" svg:width="0.185cm" svg:height="0.186cm" svg:x="10.755cm" svg:y="2.283cm" svg:viewBox="0 0 186 187" svg:d="M186 94c0 16-4 32-12 46-9 14-20 26-34 34-15 8-31 13-47 13s-33-5-47-13c-15-8-26-20-34-34s-12-30-12-46c0-17 4-33 12-47s19-26 34-34c14-8 31-13 47-13s32 5 47 13c14 8 25 20 34 34 8 14 12 30 12 47z">
            <text:p/>
          </draw:path>
          <draw:path draw:style-name="gr19" draw:text-style-name="P9" draw:layer="layout" svg:width="0.25cm" svg:height="0.216cm" svg:x="11.068cm" svg:y="1.568cm" svg:viewBox="0 0 251 217" svg:d="M125 0c42 72 84 145 126 217-84 0-167 0-251 0 42-72 83-145 125-217z">
            <text:p/>
          </draw:path>
          <draw:path draw:style-name="gr20" draw:text-style-name="P10" draw:layer="layout" svg:width="0.25cm" svg:height="0.216cm" svg:x="11.758cm" svg:y="1.924cm" svg:viewBox="0 0 251 217" svg:d="M126 0c42 72 83 145 125 217-84 0-167 0-251 0 42-72 84-145 126-217z">
            <text:p/>
          </draw:path>
          <draw:path draw:style-name="gr21" draw:text-style-name="P11" draw:layer="layout" svg:width="0.185cm" svg:height="0.186cm" svg:x="12.366cm" svg:y="2.241cm" svg:viewBox="0 0 186 187" svg:d="M186 93c0 17-4 33-12 47-9 14-21 26-35 34-15 8-30 13-46 13s-33-5-47-13-26-20-34-34-12-30-12-47c0-16 4-32 12-46s20-26 34-34 31-13 47-13 31 5 46 13c14 8 26 20 35 34 8 14 12 30 12 46z">
            <text:p/>
          </draw:path>
          <draw:path draw:style-name="gr22" draw:text-style-name="P12" draw:layer="layout" svg:width="0.25cm" svg:height="0.216cm" svg:x="12.909cm" svg:y="1.931cm" svg:viewBox="0 0 251 217" svg:d="M125 0c42 72 84 145 126 217-84 0-167 0-251 0 42-72 83-145 125-217z">
            <text:p/>
          </draw:path>
          <draw:path draw:style-name="gr23" draw:text-style-name="P13" draw:layer="layout" svg:width="0.186cm" svg:height="0.185cm" svg:x="13.516cm" svg:y="2.271cm" svg:viewBox="0 0 187 186" svg:d="M187 93c0 17-5 33-13 47s-20 26-34 34-31 12-47 12c-17 0-32-4-46-12s-26-20-34-34-13-30-13-47c0-16 5-32 13-46s20-25 34-34 30-13 46-13c17 0 33 4 47 13s26 20 34 34 13 30 13 46z">
            <text:p/>
          </draw:path>
          <draw:path draw:style-name="gr24" draw:text-style-name="P14" draw:layer="layout" svg:width="0.185cm" svg:height="0.185cm" svg:x="14.092cm" svg:y="2.305cm" svg:viewBox="0 0 186 186" svg:d="M186 93c0 16-5 31-13 46-9 14-20 26-34 35-14 8-30 12-46 12-17 0-33-4-47-12-14-9-26-21-34-35-8-15-12-30-12-46 0-17 4-33 12-47s20-26 34-34 30-12 47-12c16 0 32 4 46 12s26 20 34 34c9 14 13 30 13 47z">
            <text:p/>
          </draw:path>
          <draw:path draw:style-name="gr25" draw:text-style-name="P15" draw:layer="layout" svg:width="0.249cm" svg:height="0.216cm" svg:x="14.635cm" svg:y="2.041cm" svg:viewBox="0 0 250 217" svg:d="M125 0c42 72 83 145 125 217-83 0-167 0-250 0 42-72 83-145 125-217z">
            <text:p/>
          </draw:path>
        </draw:g>
        <draw:custom-shape draw:style-name="gr32" draw:text-style-name="P7" draw:layer="layout" svg:width="0.9cm" svg:height="4.5cm" svg:x="-0.25cm" svg:y="2.25cm">
          <text:p/>
          <draw:enhanced-geometry svg:viewBox="0 0 21600 21600" draw:type="rectangle" draw:enhanced-path="M 0 0 L 21600 0 21600 21600 0 21600 0 0 Z N"/>
        </draw:custom-shape>
        <draw:frame draw:style-name="gr33" draw:text-style-name="P16" draw:layer="layout" svg:width="3.373cm" svg:height="0.725cm" draw:transform="rotate (1.5707963267949) translate (0cm 6.35cm)">
          <draw:text-box>
            <text:p><text:span text:style-name="T2">Standardized </text:span><text:span text:style-name="T3">β</text:span></text:p>
          </draw:text-box>
        </draw:frame>
      </draw:page>
      <draw:page draw:name="page3" draw:style-name="dp1" draw:master-page-name="Default">
        <draw:g draw:style-name="gr8">
          <draw:g draw:style-name="gr8">
            <draw:frame draw:style-name="gr1" draw:text-style-name="P1" draw:layer="layout" svg:width="15.095cm" svg:height="8.499cm" svg:x="0.053cm" svg:y="0.001cm">
              <draw:image xlink:href="Pictures/100063BC00004F7A00002CC06FDA9ECFD5F35E34.svg" xlink:type="simple" xlink:show="embed" xlink:actuate="onLoad" draw:mime-type="image/svg+xml">
                <text:p/>
              </draw:image>
              <draw:image xlink:href="Pictures/10000001000002B900000188E390D4272D1C4D2E.png" xlink:type="simple" xlink:show="embed" xlink:actuate="onLoad" draw:mime-type="image/png"/>
            </draw:frame>
            <draw:custom-shape draw:style-name="gr9" draw:text-style-name="P7" draw:layer="layout" svg:width="13.25cm" svg:height="2.75cm" svg:x="1.77cm" svg:y="1.2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7" draw:layer="layout" svg:width="8.75cm" svg:height="2.95cm" svg:x="1.77cm" svg:y="5.225cm">
              <text:p/>
              <draw:enhanced-geometry svg:viewBox="0 0 21600 21600" draw:type="rectangle" draw:enhanced-path="M 0 0 L 21600 0 21600 21600 0 21600 0 0 Z N"/>
            </draw:custom-shape>
          </draw:g>
          <draw:path draw:style-name="gr11" draw:text-style-name="P8" draw:layer="layout" svg:width="4.302cm" svg:height="0cm" svg:x="1.682cm" svg:y="2.408cm" svg:viewBox="0 0 4303 0" svg:d="M0 0c1434 0 2868 0 4303 0">
            <text:p/>
          </draw:path>
          <draw:path draw:style-name="gr12" draw:text-style-name="P8" draw:layer="layout" svg:width="0.855cm" svg:height="0cm" draw:transform="rotate (1.5707963267949) translate (1.87787917329094cm 2.69468317647059cm)" svg:viewBox="0 0 856 0" svg:d="M0 0c285 0 571 0 856 0">
            <text:p/>
          </draw:path>
          <draw:path draw:style-name="gr12" draw:text-style-name="P8" draw:layer="layout" svg:width="1.013cm" svg:height="0cm" draw:transform="rotate (1.5707963267949) translate (2.22285631955485cm 3.17462670588235cm)" svg:viewBox="0 0 1014 0" svg:d="M0 0c338 0 676 0 1014 0">
            <text:p/>
          </draw:path>
          <draw:path draw:style-name="gr13" draw:text-style-name="P8" draw:layer="layout" svg:width="0.486cm" svg:height="0cm" draw:transform="rotate (1.5707963267949) translate (2.91281061208267cm 3.41459847058824cm)" svg:viewBox="0 0 487 0" svg:d="M0 0c162 0 325 0 487 0">
            <text:p/>
          </draw:path>
          <draw:path draw:style-name="gr14" draw:text-style-name="P8" draw:layer="layout" svg:width="0.646cm" svg:height="0cm" draw:transform="rotate (1.5707963267949) translate (3.48777252252252cm 3.00264694117647cm)" svg:viewBox="0 0 647 0" svg:d="M0 0c216 0 431 0 647 0">
            <text:p/>
          </draw:path>
          <draw:path draw:style-name="gr15" draw:text-style-name="P8" draw:layer="layout" svg:width="0.661cm" svg:height="0cm" draw:transform="rotate (1.5707963267949) translate (4.06373436671966cm 2.92465611764706cm)" svg:viewBox="0 0 662 0" svg:d="M0 0c221 0 441 0 662 0">
            <text:p/>
          </draw:path>
          <draw:path draw:style-name="gr16" draw:text-style-name="P8" draw:layer="layout" svg:width="0.67cm" svg:height="0cm" draw:transform="rotate (1.5707963267949) translate (4.63869627715951cm 2.87066247058824cm)" svg:viewBox="0 0 671 0" svg:d="M0 0c224 0 447 0 671 0">
            <text:p/>
          </draw:path>
          <draw:path draw:style-name="gr17" draw:text-style-name="P8" draw:layer="layout" svg:width="0.301cm" svg:height="0cm" draw:transform="rotate (1.5707963267949) translate (5.21365818759936cm 2.80067070588235cm)" svg:viewBox="0 0 302 0" svg:d="M0 0c101 0 201 0 302 0">
            <text:p/>
          </draw:path>
          <draw:path draw:style-name="gr18" draw:text-style-name="P8" draw:layer="layout" svg:width="0.353cm" svg:height="0cm" draw:transform="rotate (1.5707963267949) translate (5.7896200317965cm 2.83566658823529cm)" svg:viewBox="0 0 354 0" svg:d="M0 0c118 0 236 0 354 0">
            <text:p/>
          </draw:path>
          <draw:path draw:style-name="gr19" draw:text-style-name="P9" draw:layer="layout" svg:width="0.186cm" svg:height="0.185cm" svg:x="1.784cm" svg:y="2.178cm" svg:viewBox="0 0 187 186" svg:d="M187 93c0 16-5 31-13 46-8 14-20 26-34 35-14 8-30 12-46 12-17 0-33-4-47-12-14-9-26-21-34-35-8-15-13-30-13-46s5-33 13-47 20-26 34-34 30-12 47-12c16 0 32 4 46 12s26 20 34 34 13 31 13 47z">
            <text:p/>
          </draw:path>
          <draw:path draw:style-name="gr19" draw:text-style-name="P9" draw:layer="layout" svg:width="0.185cm" svg:height="0.185cm" svg:x="2.13cm" svg:y="2.581cm" svg:viewBox="0 0 186 186" svg:d="M186 93c0 17-5 33-13 47-9 14-20 26-34 34-15 8-30 12-46 12-17 0-33-4-47-12s-26-20-34-34-12-30-12-47c0-16 4-32 12-46 8-15 20-26 34-35s30-12 47-12c16 0 31 3 46 12 14 8 26 20 34 35 9 14 13 30 13 46z">
            <text:p/>
          </draw:path>
          <draw:path draw:style-name="gr20" draw:text-style-name="P10" draw:layer="layout" svg:width="0.25cm" svg:height="0.216cm" svg:x="2.788cm" svg:y="3.035cm" svg:viewBox="0 0 251 217" svg:d="M125 0c42 72 84 145 126 217-84 0-167 0-251 0 42-72 83-145 125-217z">
            <text:p/>
          </draw:path>
          <draw:path draw:style-name="gr21" draw:text-style-name="P11" draw:layer="layout" svg:width="0.186cm" svg:height="0.185cm" svg:x="3.395cm" svg:y="2.587cm" svg:viewBox="0 0 187 186" svg:d="M187 93c0 16-5 32-13 46s-20 25-34 34c-14 8-31 13-47 13-17 0-32-5-46-13-14-9-26-20-34-34s-13-30-13-46c0-17 5-33 13-47s20-26 34-34 30-12 46-12c17 0 33 4 47 12s26 20 34 34 13 30 13 47z">
            <text:p/>
          </draw:path>
          <draw:path draw:style-name="gr22" draw:text-style-name="P12" draw:layer="layout" svg:width="0.185cm" svg:height="0.185cm" svg:x="3.971cm" svg:y="2.503cm" svg:viewBox="0 0 186 186" svg:d="M186 93c0 16-5 32-13 47-9 14-20 25-34 34-15 8-30 12-46 12-17 0-33-4-47-12-14-9-26-20-34-34-8-15-12-31-12-47s4-32 12-47c8-14 20-26 34-34s30-12 47-12c16 0 31 4 46 12 14 8 26 20 34 34 9 15 13 31 13 47z">
            <text:p/>
          </draw:path>
          <draw:path draw:style-name="gr23" draw:text-style-name="P13" draw:layer="layout" svg:width="0.185cm" svg:height="0.185cm" svg:x="4.546cm" svg:y="2.443cm" svg:viewBox="0 0 186 186" svg:d="M186 93c0 17-4 33-12 47s-20 26-34 34c-15 8-31 12-47 12s-33-4-47-12c-15-8-25-20-34-34s-12-30-12-47c0-16 4-32 12-46 9-14 19-26 34-34 14-9 31-13 47-13s32 4 47 13c14 8 26 20 34 34s12 30 12 46z">
            <text:p/>
          </draw:path>
          <draw:path draw:style-name="gr24" draw:text-style-name="P14" draw:layer="layout" svg:width="0.25cm" svg:height="0.216cm" svg:x="5.089cm" svg:y="2.506cm" svg:viewBox="0 0 251 217" svg:d="M125 0c42 72 84 145 126 217-84 0-167 0-251 0 42-72 83-145 125-217z">
            <text:p/>
          </draw:path>
          <draw:path draw:style-name="gr25" draw:text-style-name="P15" draw:layer="layout" svg:width="0.25cm" svg:height="0.216cm" svg:x="5.664cm" svg:y="2.517cm" svg:viewBox="0 0 251 217" svg:d="M126 0c42 72 83 145 125 217-84 0-167 0-251 0 42-72 84-145 126-217z">
            <text:p/>
          </draw:path>
          <draw:path draw:style-name="gr11" draw:text-style-name="P8" draw:layer="layout" svg:width="4.302cm" svg:height="0cm" svg:x="1.682cm" svg:y="6.51cm" svg:viewBox="0 0 4303 0" svg:d="M0 0c1434 0 2868 0 4303 0">
            <text:p/>
          </draw:path>
          <draw:path draw:style-name="gr12" draw:text-style-name="P8" draw:layer="layout" svg:width="1.596cm" svg:height="0cm" draw:transform="rotate (1.5707963267949) translate (1.87787917329094cm 7.10216458823529cm)" svg:viewBox="0 0 1597 0" svg:d="M0 0c532 0 1065 0 1597 0">
            <text:p/>
          </draw:path>
          <draw:path draw:style-name="gr12" draw:text-style-name="P8" draw:layer="layout" svg:width="1.908cm" svg:height="0cm" draw:transform="rotate (1.5707963267949) translate (2.22285631955485cm 7.79908258823529cm)" svg:viewBox="0 0 1909 0" svg:d="M0 0c636 0 1273 0 1909 0">
            <text:p/>
          </draw:path>
          <draw:path draw:style-name="gr13" draw:text-style-name="P8" draw:layer="layout" svg:width="1.065cm" svg:height="0cm" draw:transform="rotate (1.5707963267949) translate (2.91281061208267cm 6.36325152941177cm)" svg:viewBox="0 0 1066 0" svg:d="M0 0c355 0 711 0 1066 0">
            <text:p/>
          </draw:path>
          <draw:path draw:style-name="gr14" draw:text-style-name="P8" draw:layer="layout" svg:width="1.272cm" svg:height="0cm" draw:transform="rotate (1.5707963267949) translate (3.48777252252252cm 7.28314329411765cm)" svg:viewBox="0 0 1273 0" svg:d="M0 0c424 0 849 0 1273 0">
            <text:p/>
          </draw:path>
          <draw:path draw:style-name="gr15" draw:text-style-name="P8" draw:layer="layout" svg:width="1.331cm" svg:height="0cm" draw:transform="rotate (1.5707963267949) translate (4.06373436671966cm 7.23414905882353cm)" svg:viewBox="0 0 1332 0" svg:d="M0 0c444 0 888 0 1332 0">
            <text:p/>
          </draw:path>
          <draw:path draw:style-name="gr26" draw:text-style-name="P8" draw:layer="layout" svg:width="1.283cm" svg:height="0cm" draw:transform="rotate (1.5707963267949) translate (4.63869627715951cm 8.07704988235294cm)" svg:viewBox="0 0 1284 0" svg:d="M0 0c428 0 856 0 1284 0">
            <text:p/>
          </draw:path>
          <draw:path draw:style-name="gr27" draw:text-style-name="P8" draw:layer="layout" svg:width="0.625cm" svg:height="0cm" draw:transform="rotate (1.5707963267949) translate (5.21365818759936cm 6.97717929411765cm)" svg:viewBox="0 0 626 0" svg:d="M0 0c209 0 417 0 626 0">
            <text:p/>
          </draw:path>
          <draw:path draw:style-name="gr28" draw:text-style-name="P8" draw:layer="layout" svg:width="0.516cm" svg:height="0cm" draw:transform="rotate (1.5707963267949) translate (5.7896200317965cm 6.77620294117647cm)" svg:viewBox="0 0 517 0" svg:d="M0 0c172 0 345 0 517 0">
            <text:p/>
          </draw:path>
          <draw:path draw:style-name="gr19" draw:text-style-name="P9" draw:layer="layout" svg:width="0.186cm" svg:height="0.186cm" svg:x="1.784cm" svg:y="6.21cm" svg:viewBox="0 0 187 187" svg:d="M187 93c0 17-5 33-13 47s-20 26-34 34-30 13-46 13c-17 0-33-5-47-13s-26-20-34-34-13-30-13-47c0-16 5-32 13-46s20-25 34-34 30-13 47-13c16 0 32 4 46 13s26 20 34 34 13 30 13 46z">
            <text:p/>
          </draw:path>
          <draw:path draw:style-name="gr19" draw:text-style-name="P9" draw:layer="layout" svg:width="0.185cm" svg:height="0.185cm" svg:x="2.13cm" svg:y="6.756cm" svg:viewBox="0 0 186 186" svg:d="M186 93c0 16-5 32-13 46-9 14-19 25-34 34-15 8-30 13-46 13-17 0-33-5-47-13-14-9-26-20-34-34s-12-30-12-46c0-17 4-33 12-47s20-26 34-34 30-12 47-12c16 0 31 4 46 12 14 8 26 20 34 34 9 14 13 30 13 47z">
            <text:p/>
          </draw:path>
          <draw:path draw:style-name="gr20" draw:text-style-name="P10" draw:layer="layout" svg:width="0.25cm" svg:height="0.216cm" svg:x="2.788cm" svg:y="5.682cm" svg:viewBox="0 0 251 217" svg:d="M125 0c42 72 84 145 126 217-84 0-167 0-251 0 42-72 83-145 125-217z">
            <text:p/>
          </draw:path>
          <draw:path draw:style-name="gr21" draw:text-style-name="P11" draw:layer="layout" svg:width="0.186cm" svg:height="0.185cm" svg:x="3.395cm" svg:y="6.555cm" svg:viewBox="0 0 187 186" svg:d="M187 93c0 17-5 33-13 47s-20 26-34 34-31 12-47 12c-17 0-32-4-46-12s-26-20-34-34-13-30-13-47c0-16 5-32 13-46s20-25 34-34 30-13 46-13c17 0 33 4 47 13s26 20 34 34 13 30 13 46z">
            <text:p/>
          </draw:path>
          <draw:path draw:style-name="gr22" draw:text-style-name="P12" draw:layer="layout" svg:width="0.185cm" svg:height="0.185cm" svg:x="3.971cm" svg:y="6.478cm" svg:viewBox="0 0 186 186" svg:d="M186 93c0 16-5 31-13 46-9 14-19 25-34 34-15 8-30 13-46 13-17 0-33-5-47-13-14-9-26-20-34-34-8-15-12-30-12-46 0-17 4-33 12-47s20-26 34-34 30-12 47-12c16 0 31 4 46 12 14 8 26 20 34 34 9 14 13 30 13 47z">
            <text:p/>
          </draw:path>
          <draw:path draw:style-name="gr23" draw:text-style-name="P13" draw:layer="layout" svg:width="0.249cm" svg:height="0.217cm" svg:x="4.514cm" svg:y="7.291cm" svg:viewBox="0 0 250 218" svg:d="M125 0c42 73 83 145 125 218-83 0-167 0-250 0 42-73 83-145 125-218z">
            <text:p/>
          </draw:path>
          <draw:path draw:style-name="gr24" draw:text-style-name="P14" draw:layer="layout" svg:width="0.185cm" svg:height="0.186cm" svg:x="5.121cm" svg:y="6.571cm" svg:viewBox="0 0 186 187" svg:d="M186 94c0 16-4 32-12 46s-20 26-34 34-31 13-47 13c-17 0-32-5-46-13s-25-20-34-34-13-30-13-46c0-17 4-33 13-47 8-14 20-26 34-34s30-13 46-13c17 0 33 5 47 13s26 20 34 34 12 30 12 47z">
            <text:p/>
          </draw:path>
          <draw:path draw:style-name="gr25" draw:text-style-name="P15" draw:layer="layout" svg:width="0.186cm" svg:height="0.185cm" svg:x="5.696cm" svg:y="6.422cm" svg:viewBox="0 0 187 186" svg:d="M187 93c0 16-5 32-13 47-8 14-20 26-34 34s-30 12-46 12c-17 0-33-4-47-12s-26-20-34-34c-8-15-13-31-13-47s5-32 13-47c8-14 20-25 34-34s30-12 47-12c16 0 32 3 46 12s26 20 34 34c8 15 13 31 13 47z">
            <text:p/>
          </draw:path>
          <draw:path draw:style-name="gr11" draw:text-style-name="P8" draw:layer="layout" svg:width="4.302cm" svg:height="0cm" svg:x="6.168cm" svg:y="2.408cm" svg:viewBox="0 0 4303 0" svg:d="M0 0c1434 0 2868 0 4303 0">
            <text:p/>
          </draw:path>
          <draw:path draw:style-name="gr12" draw:text-style-name="P8" draw:layer="layout" svg:width="0.761cm" svg:height="0cm" draw:transform="rotate (1.5707963267949) translate (6.36258207472178cm 2.63269047058824cm)" svg:viewBox="0 0 762 0" svg:d="M0 0c254 0 508 0 762 0">
            <text:p/>
          </draw:path>
          <draw:path draw:style-name="gr29" draw:text-style-name="P8" draw:layer="layout" svg:width="0.907cm" svg:height="0cm" draw:transform="rotate (1.5707963267949) translate (6.70755922098569cm 2.29073070588235cm)" svg:viewBox="0 0 908 0" svg:d="M0 0c303 0 605 0 908 0">
            <text:p/>
          </draw:path>
          <draw:path draw:style-name="gr30" draw:text-style-name="P8" draw:layer="layout" svg:width="0.46cm" svg:height="0cm" draw:transform="rotate (1.5707963267949) translate (7.3985134472708cm 2.65768752941176cm)" svg:viewBox="0 0 461 0" svg:d="M0 0c154 0 307 0 461 0">
            <text:p/>
          </draw:path>
          <draw:path draw:style-name="gr14" draw:text-style-name="P8" draw:layer="layout" svg:width="0.578cm" svg:height="0cm" draw:transform="rotate (1.5707963267949) translate (7.97347535771065cm 2.60769341176471cm)" svg:viewBox="0 0 579 0" svg:d="M0 0c193 0 386 0 579 0">
            <text:p/>
          </draw:path>
          <draw:path draw:style-name="gr15" draw:text-style-name="P8" draw:layer="layout" svg:width="0.596cm" svg:height="0cm" draw:transform="rotate (1.5707963267949) translate (8.5484372681505cm 2.46371035294118cm)" svg:viewBox="0 0 597 0" svg:d="M0 0c199 0 398 0 597 0">
            <text:p/>
          </draw:path>
          <draw:path draw:style-name="gr16" draw:text-style-name="P8" draw:layer="layout" svg:width="0.607cm" svg:height="0cm" draw:transform="rotate (1.5707963267949) translate (9.12439911234764cm 2.63669cm)" svg:viewBox="0 0 608 0" svg:d="M0 0c203 0 405 0 608 0">
            <text:p/>
          </draw:path>
          <draw:path draw:style-name="gr27" draw:text-style-name="P8" draw:layer="layout" svg:width="0.258cm" svg:height="0cm" draw:transform="rotate (1.5707963267949) translate (9.69936102278749cm 2.61569247058824cm)" svg:viewBox="0 0 259 0" svg:d="M0 0c86 0 173 0 259 0">
            <text:p/>
          </draw:path>
          <draw:path draw:style-name="gr28" draw:text-style-name="P8" draw:layer="layout" svg:width="0.272cm" svg:height="0cm" draw:transform="rotate (1.5707963267949) translate (10.2743229332273cm 2.46571011764706cm)" svg:viewBox="0 0 273 0" svg:d="M0 0c91 0 182 0 273 0">
            <text:p/>
          </draw:path>
          <draw:path draw:style-name="gr19" draw:text-style-name="P9" draw:layer="layout" svg:width="0.185cm" svg:height="0.185cm" svg:x="6.27cm" svg:y="2.165cm" svg:viewBox="0 0 186 186" svg:d="M186 93c0 16-4 32-12 47-8 14-20 26-34 34s-31 12-47 12c-17 0-32-4-46-12s-26-20-34-34c-9-15-13-31-13-47s4-32 13-47c8-14 20-25 34-34s30-12 46-12c17 0 33 3 47 12s26 20 34 34c8 15 12 31 12 47z">
            <text:p/>
          </draw:path>
          <draw:path draw:style-name="gr19" draw:text-style-name="P9" draw:layer="layout" svg:width="0.25cm" svg:height="0.216cm" svg:x="6.583cm" svg:y="1.693cm" svg:viewBox="0 0 251 217" svg:d="M125 0c42 72 84 145 126 217-84 0-167 0-251 0 42-72 83-145 125-217z">
            <text:p/>
          </draw:path>
          <draw:path draw:style-name="gr20" draw:text-style-name="P10" draw:layer="layout" svg:width="0.185cm" svg:height="0.185cm" svg:x="7.306cm" svg:y="2.334cm" svg:viewBox="0 0 186 186" svg:d="M186 93c0 16-4 31-12 46-9 14-19 26-34 35-15 8-31 12-47 12s-32-4-47-12c-15-9-26-21-34-35-8-15-12-30-12-46s4-33 12-47 19-26 34-34c14-8 31-12 47-12s32 4 47 12c14 8 25 20 34 34 8 14 12 31 12 47z">
            <text:p/>
          </draw:path>
          <draw:path draw:style-name="gr21" draw:text-style-name="P11" draw:layer="layout" svg:width="0.185cm" svg:height="0.185cm" svg:x="7.88cm" svg:y="2.227cm" svg:viewBox="0 0 186 186" svg:d="M186 93c0 16-4 33-12 47s-20 26-34 34-31 12-47 12c-17 0-32-4-46-12-15-8-25-20-34-34s-13-31-13-47 4-32 13-46c8-15 19-27 34-35 14-9 30-12 46-12 17 0 33 3 47 12s26 20 34 35c8 14 12 30 12 46z">
            <text:p/>
          </draw:path>
          <draw:path draw:style-name="gr22" draw:text-style-name="P12" draw:layer="layout" svg:width="0.186cm" svg:height="0.185cm" svg:x="8.455cm" svg:y="2.076cm" svg:viewBox="0 0 187 186" svg:d="M187 93c0 16-5 33-13 47s-20 26-34 34-31 12-47 12c-17 0-32-4-46-12s-26-20-34-34-13-31-13-47 5-32 13-47c8-14 20-25 34-34s30-12 46-12c17 0 33 3 47 12s26 20 34 34c8 15 13 31 13 47z">
            <text:p/>
          </draw:path>
          <draw:path draw:style-name="gr23" draw:text-style-name="P13" draw:layer="layout" svg:width="0.185cm" svg:height="0.186cm" svg:x="9.031cm" svg:y="2.24cm" svg:viewBox="0 0 186 187" svg:d="M186 93c0 17-5 33-13 47-9 14-20 26-34 34s-30 13-46 13c-17 0-33-5-47-13s-26-20-34-34-12-30-12-47c0-16 4-32 12-46s20-26 34-34 30-13 47-13c16 0 32 5 46 13s26 20 34 34c9 14 13 30 13 46z">
            <text:p/>
          </draw:path>
          <draw:path draw:style-name="gr24" draw:text-style-name="P14" draw:layer="layout" svg:width="0.185cm" svg:height="0.185cm" svg:x="9.606cm" svg:y="2.393cm" svg:viewBox="0 0 186 186" svg:d="M186 93c0 16-4 32-12 46s-20 25-34 34c-15 8-31 13-47 13s-33-5-47-13c-15-9-26-20-34-34s-12-30-12-46c0-17 4-33 12-47s19-26 34-34c14-8 31-12 47-12s32 4 47 12c14 8 26 20 34 34s12 30 12 47z">
            <text:p/>
          </draw:path>
          <draw:path draw:style-name="gr25" draw:text-style-name="P15" draw:layer="layout" svg:width="0.185cm" svg:height="0.185cm" svg:x="10.181cm" svg:y="2.239cm" svg:viewBox="0 0 186 186" svg:d="M186 93c0 16-4 33-12 47s-20 26-34 34-31 12-47 12c-17 0-32-4-46-12s-25-20-34-34-13-31-13-47 4-32 13-46c8-15 20-26 34-35s30-12 46-12c17 0 33 3 47 12s26 20 34 35c8 14 12 30 12 46z">
            <text:p/>
          </draw:path>
          <draw:path draw:style-name="gr11" draw:text-style-name="P8" draw:layer="layout" svg:width="4.302cm" svg:height="0cm" svg:x="6.168cm" svg:y="6.51cm" svg:viewBox="0 0 4303 0" svg:d="M0 0c1434 0 2868 0 4303 0">
            <text:p/>
          </draw:path>
          <draw:path draw:style-name="gr12" draw:text-style-name="P8" draw:layer="layout" svg:width="0.871cm" svg:height="0cm" draw:transform="rotate (1.5707963267949) translate (6.36258207472178cm 6.92918494117647cm)" svg:viewBox="0 0 872 0" svg:d="M0 0c291 0 581 0 872 0">
            <text:p/>
          </draw:path>
          <draw:path draw:style-name="gr29" draw:text-style-name="P8" draw:layer="layout" svg:width="1.04cm" svg:height="0cm" draw:transform="rotate (1.5707963267949) translate (6.70755922098569cm 6.40924611764706cm)" svg:viewBox="0 0 1041 0" svg:d="M0 0c347 0 694 0 1041 0">
            <text:p/>
          </draw:path>
          <draw:path draw:style-name="gr13" draw:text-style-name="P8" draw:layer="layout" svg:width="0.541cm" svg:height="0cm" draw:transform="rotate (1.5707963267949) translate (7.3985134472708cm 6.38024952941176cm)" svg:viewBox="0 0 542 0" svg:d="M0 0c181 0 361 0 542 0">
            <text:p/>
          </draw:path>
          <draw:path draw:style-name="gr14" draw:text-style-name="P8" draw:layer="layout" svg:width="0.663cm" svg:height="0cm" draw:transform="rotate (1.5707963267949) translate (7.97347535771065cm 7.03117294117647cm)" svg:viewBox="0 0 664 0" svg:d="M0 0c221 0 443 0 664 0">
            <text:p/>
          </draw:path>
          <draw:path draw:style-name="gr15" draw:text-style-name="P8" draw:layer="layout" svg:width="0.691cm" svg:height="0cm" draw:transform="rotate (1.5707963267949) translate (8.5484372681505cm 6.75920494117647cm)" svg:viewBox="0 0 692 0" svg:d="M0 0c231 0 461 0 692 0">
            <text:p/>
          </draw:path>
          <draw:path draw:style-name="gr16" draw:text-style-name="P8" draw:layer="layout" svg:width="0.717cm" svg:height="0cm" draw:transform="rotate (1.5707963267949) translate (9.12439911234764cm 6.66621588235294cm)" svg:viewBox="0 0 718 0" svg:d="M0 0c239 0 479 0 718 0">
            <text:p/>
          </draw:path>
          <draw:path draw:style-name="gr27" draw:text-style-name="P8" draw:layer="layout" svg:width="0.308cm" svg:height="0cm" draw:transform="rotate (1.5707963267949) translate (9.69936102278749cm 6.54623cm)" svg:viewBox="0 0 309 0" svg:d="M0 0c103 0 206 0 309 0">
            <text:p/>
          </draw:path>
          <draw:path draw:style-name="gr28" draw:text-style-name="P8" draw:layer="layout" svg:width="0.32cm" svg:height="0cm" draw:transform="rotate (1.5707963267949) translate (10.2743229332273cm 6.56422788235294cm)" svg:viewBox="0 0 321 0" svg:d="M0 0c107 0 214 0 321 0">
            <text:p/>
          </draw:path>
          <draw:path draw:style-name="gr19" draw:text-style-name="P9" draw:layer="layout" svg:width="0.185cm" svg:height="0.186cm" svg:x="6.27cm" svg:y="6.399cm" svg:viewBox="0 0 186 187" svg:d="M186 94c0 16-4 32-12 46s-20 26-34 34-31 13-47 13c-17 0-32-5-46-13s-25-20-34-34-13-30-13-46c0-17 4-33 13-47 8-14 20-26 34-34s30-13 46-13c17 0 33 5 47 13s26 20 34 34 12 30 12 47z">
            <text:p/>
          </draw:path>
          <draw:path draw:style-name="gr19" draw:text-style-name="P9" draw:layer="layout" svg:width="0.25cm" svg:height="0.216cm" svg:x="6.583cm" svg:y="5.741cm" svg:viewBox="0 0 251 217" svg:d="M125 0c42 72 84 145 126 217-84 0-167 0-251 0 42-72 83-145 125-217z">
            <text:p/>
          </draw:path>
          <draw:path draw:style-name="gr20" draw:text-style-name="P10" draw:layer="layout" svg:width="0.249cm" svg:height="0.216cm" svg:x="7.274cm" svg:y="5.957cm" svg:viewBox="0 0 250 217" svg:d="M125 0c42 72 83 145 125 217-83 0-167 0-250 0 42-72 83-145 125-217z">
            <text:p/>
          </draw:path>
          <draw:path draw:style-name="gr21" draw:text-style-name="P11" draw:layer="layout" svg:width="0.185cm" svg:height="0.186cm" svg:x="7.88cm" svg:y="6.608cm" svg:viewBox="0 0 186 187" svg:d="M186 93c0 17-4 33-12 47s-20 26-34 34-31 13-47 13c-17 0-32-5-46-13-15-8-25-20-34-34s-13-30-13-47c0-16 4-32 13-46 8-14 19-26 34-34 14-8 30-13 46-13 17 0 33 5 47 13s26 20 34 34 12 30 12 46z">
            <text:p/>
          </draw:path>
          <draw:path draw:style-name="gr22" draw:text-style-name="P12" draw:layer="layout" svg:width="0.186cm" svg:height="0.186cm" svg:x="8.455cm" svg:y="6.317cm" svg:viewBox="0 0 187 187" svg:d="M187 93c0 17-5 33-13 47s-20 26-34 34-31 13-47 13c-17 0-32-5-46-13s-26-20-34-34-13-30-13-47c0-16 5-32 13-46s20-26 34-34 30-13 46-13c17 0 33 5 47 13s26 20 34 34 13 30 13 46z">
            <text:p/>
          </draw:path>
          <draw:path draw:style-name="gr23" draw:text-style-name="P13" draw:layer="layout" svg:width="0.185cm" svg:height="0.185cm" svg:x="9.031cm" svg:y="6.213cm" svg:viewBox="0 0 186 186" svg:d="M186 93c0 16-5 32-13 46-9 14-20 25-34 34-14 8-30 13-46 13-17 0-33-5-47-13-14-9-26-20-34-34s-12-30-12-46c0-17 4-33 12-47s20-26 34-34 30-12 47-12c16 0 32 4 46 12s26 20 34 34c9 14 13 30 13 47z">
            <text:p/>
          </draw:path>
          <draw:path draw:style-name="gr24" draw:text-style-name="P14" draw:layer="layout" svg:width="0.185cm" svg:height="0.185cm" svg:x="9.606cm" svg:y="6.299cm" svg:viewBox="0 0 186 186" svg:d="M186 93c0 16-4 31-12 46-8 14-20 25-34 34-15 8-31 13-47 13s-33-5-47-13c-15-9-26-20-34-34-8-15-12-30-12-46 0-17 4-33 12-47s19-26 34-34c14-8 31-12 47-12s32 4 47 12c14 8 26 20 34 34s12 30 12 47z">
            <text:p/>
          </draw:path>
          <draw:path draw:style-name="gr25" draw:text-style-name="P15" draw:layer="layout" svg:width="0.185cm" svg:height="0.186cm" svg:x="10.181cm" svg:y="6.311cm" svg:viewBox="0 0 186 187" svg:d="M186 93c0 17-4 33-12 47s-20 26-34 34-31 13-47 13c-17 0-32-5-46-13s-25-20-34-34-13-30-13-47c0-16 4-32 13-46 8-14 20-26 34-34s30-13 46-13c17 0 33 5 47 13s26 20 34 34 12 30 12 46z">
            <text:p/>
          </draw:path>
          <draw:path draw:style-name="gr11" draw:text-style-name="P8" draw:layer="layout" svg:width="4.302cm" svg:height="0cm" svg:x="10.653cm" svg:y="2.408cm" svg:viewBox="0 0 4303 0" svg:d="M0 0c1434 0 2869 0 4303 0">
            <text:p/>
          </draw:path>
          <draw:path draw:style-name="gr12" draw:text-style-name="P8" draw:layer="layout" svg:width="0.847cm" svg:height="0cm" draw:transform="rotate (1.5707963267949) translate (10.8482849099099cm 2.79867094117647cm)" svg:viewBox="0 0 848 0" svg:d="M0 0c283 0 565 0 848 0">
            <text:p/>
          </draw:path>
          <draw:path draw:style-name="gr29" draw:text-style-name="P8" draw:layer="layout" svg:width="0.979cm" svg:height="0cm" draw:transform="rotate (1.5707963267949) translate (11.1932620561738cm 2.20074129411765cm)" svg:viewBox="0 0 980 0" svg:d="M0 0c327 0 653 0 980 0">
            <text:p/>
          </draw:path>
          <draw:path draw:style-name="gr13" draw:text-style-name="P8" draw:layer="layout" svg:width="0.614cm" svg:height="0cm" draw:transform="rotate (1.5707963267949) translate (11.8842162824589cm 2.37672058823529cm)" svg:viewBox="0 0 615 0" svg:d="M0 0c205 0 410 0 615 0">
            <text:p/>
          </draw:path>
          <draw:path draw:style-name="gr14" draw:text-style-name="P8" draw:layer="layout" svg:width="0.636cm" svg:height="0cm" draw:transform="rotate (1.5707963267949) translate (12.4591781928988cm 2.64968847058824cm)" svg:viewBox="0 0 637 0" svg:d="M0 0c212 0 425 0 637 0">
            <text:p/>
          </draw:path>
          <draw:path draw:style-name="gr31" draw:text-style-name="P8" draw:layer="layout" svg:width="0.65cm" svg:height="0cm" draw:transform="rotate (1.5707963267949) translate (13.0341401033386cm 2.40271752941176cm)" svg:viewBox="0 0 651 0" svg:d="M0 0c217 0 434 0 651 0">
            <text:p/>
          </draw:path>
          <draw:path draw:style-name="gr16" draw:text-style-name="P8" draw:layer="layout" svg:width="0.666cm" svg:height="0cm" draw:transform="rotate (1.5707963267949) translate (13.6091020137785cm 2.69668294117647cm)" svg:viewBox="0 0 667 0" svg:d="M0 0c222 0 445 0 667 0">
            <text:p/>
          </draw:path>
          <draw:path draw:style-name="gr27" draw:text-style-name="P8" draw:layer="layout" svg:width="0.307cm" svg:height="0cm" draw:transform="rotate (1.5707963267949) translate (14.1850638579756cm 2.55369976470588cm)" svg:viewBox="0 0 308 0" svg:d="M0 0c103 0 205 0 308 0">
            <text:p/>
          </draw:path>
          <draw:path draw:style-name="gr18" draw:text-style-name="P8" draw:layer="layout" svg:width="0.311cm" svg:height="0cm" draw:transform="rotate (1.5707963267949) translate (14.7600257684155cm 2.34272458823529cm)" svg:viewBox="0 0 312 0" svg:d="M0 0c104 0 208 0 312 0">
            <text:p/>
          </draw:path>
          <draw:path draw:style-name="gr19" draw:text-style-name="P9" draw:layer="layout" svg:width="0.185cm" svg:height="0.186cm" svg:x="10.755cm" svg:y="2.283cm" svg:viewBox="0 0 186 187" svg:d="M186 94c0 16-4 32-12 46-9 14-20 26-34 34-15 8-31 13-47 13s-33-5-47-13c-15-8-26-20-34-34s-12-30-12-46c0-17 4-33 12-47s19-26 34-34c14-8 31-13 47-13s32 5 47 13c14 8 25 20 34 34 8 14 12 30 12 47z">
            <text:p/>
          </draw:path>
          <draw:path draw:style-name="gr19" draw:text-style-name="P9" draw:layer="layout" svg:width="0.25cm" svg:height="0.216cm" svg:x="11.068cm" svg:y="1.568cm" svg:viewBox="0 0 251 217" svg:d="M125 0c42 72 84 145 126 217-84 0-167 0-251 0 42-72 83-145 125-217z">
            <text:p/>
          </draw:path>
          <draw:path draw:style-name="gr20" draw:text-style-name="P10" draw:layer="layout" svg:width="0.25cm" svg:height="0.216cm" svg:x="11.758cm" svg:y="1.924cm" svg:viewBox="0 0 251 217" svg:d="M126 0c42 72 83 145 125 217-84 0-167 0-251 0 42-72 84-145 126-217z">
            <text:p/>
          </draw:path>
          <draw:path draw:style-name="gr21" draw:text-style-name="P11" draw:layer="layout" svg:width="0.185cm" svg:height="0.186cm" svg:x="12.366cm" svg:y="2.241cm" svg:viewBox="0 0 186 187" svg:d="M186 93c0 17-4 33-12 47-9 14-21 26-35 34-15 8-30 13-46 13s-33-5-47-13-26-20-34-34-12-30-12-47c0-16 4-32 12-46s20-26 34-34 31-13 47-13 31 5 46 13c14 8 26 20 35 34 8 14 12 30 12 46z">
            <text:p/>
          </draw:path>
          <draw:path draw:style-name="gr22" draw:text-style-name="P12" draw:layer="layout" svg:width="0.25cm" svg:height="0.216cm" svg:x="12.909cm" svg:y="1.931cm" svg:viewBox="0 0 251 217" svg:d="M125 0c42 72 84 145 126 217-84 0-167 0-251 0 42-72 83-145 125-217z">
            <text:p/>
          </draw:path>
          <draw:path draw:style-name="gr23" draw:text-style-name="P13" draw:layer="layout" svg:width="0.186cm" svg:height="0.185cm" svg:x="13.516cm" svg:y="2.271cm" svg:viewBox="0 0 187 186" svg:d="M187 93c0 17-5 33-13 47s-20 26-34 34-31 12-47 12c-17 0-32-4-46-12s-26-20-34-34-13-30-13-47c0-16 5-32 13-46s20-25 34-34 30-13 46-13c17 0 33 4 47 13s26 20 34 34 13 30 13 46z">
            <text:p/>
          </draw:path>
          <draw:path draw:style-name="gr24" draw:text-style-name="P14" draw:layer="layout" svg:width="0.185cm" svg:height="0.185cm" svg:x="14.092cm" svg:y="2.305cm" svg:viewBox="0 0 186 186" svg:d="M186 93c0 16-5 31-13 46-9 14-20 26-34 35-14 8-30 12-46 12-17 0-33-4-47-12-14-9-26-21-34-35-8-15-12-30-12-46 0-17 4-33 12-47s20-26 34-34 30-12 47-12c16 0 32 4 46 12s26 20 34 34c9 14 13 30 13 47z">
            <text:p/>
          </draw:path>
          <draw:path draw:style-name="gr25" draw:text-style-name="P15" draw:layer="layout" svg:width="0.249cm" svg:height="0.216cm" svg:x="14.635cm" svg:y="2.041cm" svg:viewBox="0 0 250 217" svg:d="M125 0c42 72 83 145 125 217-83 0-167 0-250 0 42-72 83-145 125-217z">
            <text:p/>
          </draw:path>
        </draw:g>
      </draw:page>
      <draw:page draw:name="page4" draw:style-name="dp1" draw:master-page-name="Default">
        <draw:path draw:style-name="gr11" draw:text-style-name="P8" draw:layer="layout" svg:width="4.302cm" svg:height="0cm" svg:x="3.662cm" svg:y="2.433cm" svg:viewBox="0 0 4303 0" svg:d="M0 0c1434 0 2868 0 4303 0">
          <text:p/>
        </draw:path>
        <draw:path draw:style-name="gr12" draw:text-style-name="P8" draw:layer="layout" svg:width="0.855cm" svg:height="0cm" draw:transform="rotate (1.5707963267949) translate (3.85787917329094cm 2.71968317647059cm)" svg:viewBox="0 0 856 0" svg:d="M0 0c285 0 571 0 856 0">
          <text:p/>
        </draw:path>
        <draw:path draw:style-name="gr12" draw:text-style-name="P8" draw:layer="layout" svg:width="1.013cm" svg:height="0cm" draw:transform="rotate (1.5707963267949) translate (4.20285631955485cm 3.19962670588235cm)" svg:viewBox="0 0 1014 0" svg:d="M0 0c338 0 676 0 1014 0">
          <text:p/>
        </draw:path>
        <draw:path draw:style-name="gr13" draw:text-style-name="P8" draw:layer="layout" svg:width="0.486cm" svg:height="0cm" draw:transform="rotate (1.5707963267949) translate (4.89281061208267cm 3.43959847058824cm)" svg:viewBox="0 0 487 0" svg:d="M0 0c162 0 325 0 487 0">
          <text:p/>
        </draw:path>
        <draw:path draw:style-name="gr14" draw:text-style-name="P8" draw:layer="layout" svg:width="0.646cm" svg:height="0cm" draw:transform="rotate (1.5707963267949) translate (5.46777252252252cm 3.02764694117647cm)" svg:viewBox="0 0 647 0" svg:d="M0 0c216 0 431 0 647 0">
          <text:p/>
        </draw:path>
        <draw:path draw:style-name="gr15" draw:text-style-name="P8" draw:layer="layout" svg:width="0.661cm" svg:height="0cm" draw:transform="rotate (1.5707963267949) translate (6.04373436671966cm 2.94965611764706cm)" svg:viewBox="0 0 662 0" svg:d="M0 0c221 0 441 0 662 0">
          <text:p/>
        </draw:path>
        <draw:path draw:style-name="gr16" draw:text-style-name="P8" draw:layer="layout" svg:width="0.67cm" svg:height="0cm" draw:transform="rotate (1.5707963267949) translate (6.61869627715951cm 2.89566247058824cm)" svg:viewBox="0 0 671 0" svg:d="M0 0c224 0 447 0 671 0">
          <text:p/>
        </draw:path>
        <draw:path draw:style-name="gr17" draw:text-style-name="P8" draw:layer="layout" svg:width="0.301cm" svg:height="0cm" draw:transform="rotate (1.5707963267949) translate (7.19365818759937cm 2.82567070588235cm)" svg:viewBox="0 0 302 0" svg:d="M0 0c101 0 201 0 302 0">
          <text:p/>
        </draw:path>
        <draw:path draw:style-name="gr18" draw:text-style-name="P8" draw:layer="layout" svg:width="0.353cm" svg:height="0cm" draw:transform="rotate (1.5707963267949) translate (7.7696200317965cm 2.86066658823529cm)" svg:viewBox="0 0 354 0" svg:d="M0 0c118 0 236 0 354 0">
          <text:p/>
        </draw:path>
        <draw:path draw:style-name="gr19" draw:text-style-name="P9" draw:layer="layout" svg:width="0.186cm" svg:height="0.185cm" svg:x="3.764cm" svg:y="2.203cm" svg:viewBox="0 0 187 186" svg:d="M187 93c0 16-5 31-13 46-8 14-20 26-34 35-14 8-30 12-46 12-17 0-33-4-47-12-14-9-26-21-34-35-8-15-13-30-13-46s5-33 13-47 20-26 34-34 30-12 47-12c16 0 32 4 46 12s26 20 34 34 13 31 13 47z">
          <text:p/>
        </draw:path>
        <draw:path draw:style-name="gr19" draw:text-style-name="P9" draw:layer="layout" svg:width="0.185cm" svg:height="0.185cm" svg:x="4.11cm" svg:y="2.606cm" svg:viewBox="0 0 186 186" svg:d="M186 93c0 17-5 33-13 47-9 14-20 26-34 34-15 8-30 12-46 12-17 0-33-4-47-12s-26-20-34-34-12-30-12-47c0-16 4-32 12-46 8-15 20-26 34-35s30-12 47-12c16 0 31 3 46 12 14 8 26 20 34 35 9 14 13 30 13 46z">
          <text:p/>
        </draw:path>
        <draw:path draw:style-name="gr20" draw:text-style-name="P10" draw:layer="layout" svg:width="0.25cm" svg:height="0.216cm" svg:x="4.768cm" svg:y="3.06cm" svg:viewBox="0 0 251 217" svg:d="M125 0c42 72 84 145 126 217-84 0-167 0-251 0 42-72 83-145 125-217z">
          <text:p/>
        </draw:path>
        <draw:path draw:style-name="gr21" draw:text-style-name="P11" draw:layer="layout" svg:width="0.186cm" svg:height="0.185cm" svg:x="5.375cm" svg:y="2.612cm" svg:viewBox="0 0 187 186" svg:d="M187 93c0 16-5 32-13 46s-20 25-34 34c-14 8-31 13-47 13-17 0-32-5-46-13-14-9-26-20-34-34s-13-30-13-46c0-17 5-33 13-47s20-26 34-34 30-12 46-12c17 0 33 4 47 12s26 20 34 34 13 30 13 47z">
          <text:p/>
        </draw:path>
        <draw:path draw:style-name="gr22" draw:text-style-name="P12" draw:layer="layout" svg:width="0.185cm" svg:height="0.185cm" svg:x="5.951cm" svg:y="2.528cm" svg:viewBox="0 0 186 186" svg:d="M186 93c0 16-5 32-13 47-9 14-20 25-34 34-15 8-30 12-46 12-17 0-33-4-47-12-14-9-26-20-34-34-8-15-12-31-12-47s4-32 12-47c8-14 20-26 34-34s30-12 47-12c16 0 31 4 46 12 14 8 26 20 34 34 9 15 13 31 13 47z">
          <text:p/>
        </draw:path>
        <draw:path draw:style-name="gr23" draw:text-style-name="P13" draw:layer="layout" svg:width="0.185cm" svg:height="0.185cm" svg:x="6.526cm" svg:y="2.468cm" svg:viewBox="0 0 186 186" svg:d="M186 93c0 17-4 33-12 47s-20 26-34 34c-15 8-31 12-47 12s-33-4-47-12c-15-8-25-20-34-34s-12-30-12-47c0-16 4-32 12-46 9-14 19-26 34-34 14-9 31-13 47-13s32 4 47 13c14 8 26 20 34 34s12 30 12 46z">
          <text:p/>
        </draw:path>
        <draw:path draw:style-name="gr24" draw:text-style-name="P14" draw:layer="layout" svg:width="0.25cm" svg:height="0.216cm" svg:x="7.069cm" svg:y="2.531cm" svg:viewBox="0 0 251 217" svg:d="M125 0c42 72 84 145 126 217-84 0-167 0-251 0 42-72 83-145 125-217z">
          <text:p/>
        </draw:path>
        <draw:path draw:style-name="gr25" draw:text-style-name="P15" draw:layer="layout" svg:width="0.25cm" svg:height="0.216cm" svg:x="7.644cm" svg:y="2.542cm" svg:viewBox="0 0 251 217" svg:d="M126 0c42 72 83 145 125 217-84 0-167 0-251 0 42-72 84-145 126-217z">
          <text:p/>
        </draw:path>
        <draw:path draw:style-name="gr11" draw:text-style-name="P8" draw:layer="layout" svg:width="4.302cm" svg:height="0cm" svg:x="3.662cm" svg:y="6.535cm" svg:viewBox="0 0 4303 0" svg:d="M0 0c1434 0 2868 0 4303 0">
          <text:p/>
        </draw:path>
        <draw:path draw:style-name="gr12" draw:text-style-name="P8" draw:layer="layout" svg:width="1.596cm" svg:height="0cm" draw:transform="rotate (1.5707963267949) translate (3.85787917329094cm 7.12716458823529cm)" svg:viewBox="0 0 1597 0" svg:d="M0 0c532 0 1065 0 1597 0">
          <text:p/>
        </draw:path>
        <draw:path draw:style-name="gr12" draw:text-style-name="P8" draw:layer="layout" svg:width="1.908cm" svg:height="0cm" draw:transform="rotate (1.5707963267949) translate (4.20285631955485cm 7.82408258823529cm)" svg:viewBox="0 0 1909 0" svg:d="M0 0c636 0 1273 0 1909 0">
          <text:p/>
        </draw:path>
        <draw:path draw:style-name="gr13" draw:text-style-name="P8" draw:layer="layout" svg:width="1.065cm" svg:height="0cm" draw:transform="rotate (1.5707963267949) translate (4.89281061208267cm 6.38825152941176cm)" svg:viewBox="0 0 1066 0" svg:d="M0 0c355 0 711 0 1066 0">
          <text:p/>
        </draw:path>
        <draw:path draw:style-name="gr14" draw:text-style-name="P8" draw:layer="layout" svg:width="1.272cm" svg:height="0cm" draw:transform="rotate (1.5707963267949) translate (5.46777252252252cm 7.30814329411765cm)" svg:viewBox="0 0 1273 0" svg:d="M0 0c424 0 849 0 1273 0">
          <text:p/>
        </draw:path>
        <draw:path draw:style-name="gr15" draw:text-style-name="P8" draw:layer="layout" svg:width="1.331cm" svg:height="0cm" draw:transform="rotate (1.5707963267949) translate (6.04373436671966cm 7.25914905882353cm)" svg:viewBox="0 0 1332 0" svg:d="M0 0c444 0 888 0 1332 0">
          <text:p/>
        </draw:path>
        <draw:path draw:style-name="gr26" draw:text-style-name="P8" draw:layer="layout" svg:width="1.283cm" svg:height="0cm" draw:transform="rotate (1.5707963267949) translate (6.61869627715951cm 8.10204988235294cm)" svg:viewBox="0 0 1284 0" svg:d="M0 0c428 0 856 0 1284 0">
          <text:p/>
        </draw:path>
        <draw:path draw:style-name="gr27" draw:text-style-name="P8" draw:layer="layout" svg:width="0.625cm" svg:height="0cm" draw:transform="rotate (1.5707963267949) translate (7.19365818759937cm 7.00217929411765cm)" svg:viewBox="0 0 626 0" svg:d="M0 0c209 0 417 0 626 0">
          <text:p/>
        </draw:path>
        <draw:path draw:style-name="gr28" draw:text-style-name="P8" draw:layer="layout" svg:width="0.516cm" svg:height="0cm" draw:transform="rotate (1.5707963267949) translate (7.7696200317965cm 6.80120294117647cm)" svg:viewBox="0 0 517 0" svg:d="M0 0c172 0 345 0 517 0">
          <text:p/>
        </draw:path>
        <draw:path draw:style-name="gr19" draw:text-style-name="P9" draw:layer="layout" svg:width="0.186cm" svg:height="0.186cm" svg:x="3.764cm" svg:y="6.235cm" svg:viewBox="0 0 187 187" svg:d="M187 93c0 17-5 33-13 47s-20 26-34 34-30 13-46 13c-17 0-33-5-47-13s-26-20-34-34-13-30-13-47c0-16 5-32 13-46s20-25 34-34 30-13 47-13c16 0 32 4 46 13s26 20 34 34 13 30 13 46z">
          <text:p/>
        </draw:path>
        <draw:path draw:style-name="gr19" draw:text-style-name="P9" draw:layer="layout" svg:width="0.185cm" svg:height="0.185cm" svg:x="4.11cm" svg:y="6.781cm" svg:viewBox="0 0 186 186" svg:d="M186 93c0 16-5 32-13 46-9 14-19 25-34 34-15 8-30 13-46 13-17 0-33-5-47-13-14-9-26-20-34-34s-12-30-12-46c0-17 4-33 12-47s20-26 34-34 30-12 47-12c16 0 31 4 46 12 14 8 26 20 34 34 9 14 13 30 13 47z">
          <text:p/>
        </draw:path>
        <draw:path draw:style-name="gr20" draw:text-style-name="P10" draw:layer="layout" svg:width="0.25cm" svg:height="0.216cm" svg:x="4.768cm" svg:y="5.707cm" svg:viewBox="0 0 251 217" svg:d="M125 0c42 72 84 145 126 217-84 0-167 0-251 0 42-72 83-145 125-217z">
          <text:p/>
        </draw:path>
        <draw:path draw:style-name="gr21" draw:text-style-name="P11" draw:layer="layout" svg:width="0.186cm" svg:height="0.185cm" svg:x="5.375cm" svg:y="6.58cm" svg:viewBox="0 0 187 186" svg:d="M187 93c0 17-5 33-13 47s-20 26-34 34-31 12-47 12c-17 0-32-4-46-12s-26-20-34-34-13-30-13-47c0-16 5-32 13-46s20-25 34-34 30-13 46-13c17 0 33 4 47 13s26 20 34 34 13 30 13 46z">
          <text:p/>
        </draw:path>
        <draw:path draw:style-name="gr22" draw:text-style-name="P12" draw:layer="layout" svg:width="0.185cm" svg:height="0.185cm" svg:x="5.951cm" svg:y="6.503cm" svg:viewBox="0 0 186 186" svg:d="M186 93c0 16-5 31-13 46-9 14-19 25-34 34-15 8-30 13-46 13-17 0-33-5-47-13-14-9-26-20-34-34-8-15-12-30-12-46 0-17 4-33 12-47s20-26 34-34 30-12 47-12c16 0 31 4 46 12 14 8 26 20 34 34 9 14 13 30 13 47z">
          <text:p/>
        </draw:path>
        <draw:path draw:style-name="gr23" draw:text-style-name="P13" draw:layer="layout" svg:width="0.249cm" svg:height="0.217cm" svg:x="6.494cm" svg:y="7.316cm" svg:viewBox="0 0 250 218" svg:d="M125 0c42 73 83 145 125 218-83 0-167 0-250 0 42-73 83-145 125-218z">
          <text:p/>
        </draw:path>
        <draw:path draw:style-name="gr24" draw:text-style-name="P14" draw:layer="layout" svg:width="0.185cm" svg:height="0.186cm" svg:x="7.101cm" svg:y="6.596cm" svg:viewBox="0 0 186 187" svg:d="M186 94c0 16-4 32-12 46s-20 26-34 34-31 13-47 13c-17 0-32-5-46-13s-25-20-34-34-13-30-13-46c0-17 4-33 13-47 8-14 20-26 34-34s30-13 46-13c17 0 33 5 47 13s26 20 34 34 12 30 12 47z">
          <text:p/>
        </draw:path>
        <draw:path draw:style-name="gr25" draw:text-style-name="P15" draw:layer="layout" svg:width="0.186cm" svg:height="0.185cm" svg:x="7.676cm" svg:y="6.447cm" svg:viewBox="0 0 187 186" svg:d="M187 93c0 16-5 32-13 47-8 14-20 26-34 34s-30 12-46 12c-17 0-33-4-47-12s-26-20-34-34c-8-15-13-31-13-47s5-32 13-47c8-14 20-25 34-34s30-12 47-12c16 0 32 3 46 12s26 20 34 34c8 15 13 31 13 47z">
          <text:p/>
        </draw:path>
        <draw:path draw:style-name="gr11" draw:text-style-name="P8" draw:layer="layout" svg:width="4.302cm" svg:height="0cm" svg:x="8.148cm" svg:y="2.433cm" svg:viewBox="0 0 4303 0" svg:d="M0 0c1434 0 2868 0 4303 0">
          <text:p/>
        </draw:path>
        <draw:path draw:style-name="gr12" draw:text-style-name="P8" draw:layer="layout" svg:width="0.761cm" svg:height="0cm" draw:transform="rotate (1.5707963267949) translate (8.34258207472178cm 2.65769047058824cm)" svg:viewBox="0 0 762 0" svg:d="M0 0c254 0 508 0 762 0">
          <text:p/>
        </draw:path>
        <draw:path draw:style-name="gr29" draw:text-style-name="P8" draw:layer="layout" svg:width="0.907cm" svg:height="0cm" draw:transform="rotate (1.5707963267949) translate (8.68755922098569cm 2.31573070588235cm)" svg:viewBox="0 0 908 0" svg:d="M0 0c303 0 605 0 908 0">
          <text:p/>
        </draw:path>
        <draw:path draw:style-name="gr30" draw:text-style-name="P8" draw:layer="layout" svg:width="0.46cm" svg:height="0cm" draw:transform="rotate (1.5707963267949) translate (9.3785134472708cm 2.68268752941176cm)" svg:viewBox="0 0 461 0" svg:d="M0 0c154 0 307 0 461 0">
          <text:p/>
        </draw:path>
        <draw:path draw:style-name="gr14" draw:text-style-name="P8" draw:layer="layout" svg:width="0.578cm" svg:height="0cm" draw:transform="rotate (1.5707963267949) translate (9.95347535771065cm 2.63269341176471cm)" svg:viewBox="0 0 579 0" svg:d="M0 0c193 0 386 0 579 0">
          <text:p/>
        </draw:path>
        <draw:path draw:style-name="gr15" draw:text-style-name="P8" draw:layer="layout" svg:width="0.596cm" svg:height="0cm" draw:transform="rotate (1.5707963267949) translate (10.5284372681505cm 2.48871035294118cm)" svg:viewBox="0 0 597 0" svg:d="M0 0c199 0 398 0 597 0">
          <text:p/>
        </draw:path>
        <draw:path draw:style-name="gr16" draw:text-style-name="P8" draw:layer="layout" svg:width="0.607cm" svg:height="0cm" draw:transform="rotate (1.5707963267949) translate (11.1043991123476cm 2.66169cm)" svg:viewBox="0 0 608 0" svg:d="M0 0c203 0 405 0 608 0">
          <text:p/>
        </draw:path>
        <draw:path draw:style-name="gr27" draw:text-style-name="P8" draw:layer="layout" svg:width="0.258cm" svg:height="0cm" draw:transform="rotate (1.5707963267949) translate (11.6793610227875cm 2.64069247058824cm)" svg:viewBox="0 0 259 0" svg:d="M0 0c86 0 173 0 259 0">
          <text:p/>
        </draw:path>
        <draw:path draw:style-name="gr28" draw:text-style-name="P8" draw:layer="layout" svg:width="0.272cm" svg:height="0cm" draw:transform="rotate (1.5707963267949) translate (12.2543229332273cm 2.49071011764706cm)" svg:viewBox="0 0 273 0" svg:d="M0 0c91 0 182 0 273 0">
          <text:p/>
        </draw:path>
        <draw:path draw:style-name="gr19" draw:text-style-name="P9" draw:layer="layout" svg:width="0.185cm" svg:height="0.185cm" svg:x="8.25cm" svg:y="2.19cm" svg:viewBox="0 0 186 186" svg:d="M186 93c0 16-4 32-12 47-8 14-20 26-34 34s-31 12-47 12c-17 0-32-4-46-12s-26-20-34-34c-9-15-13-31-13-47s4-32 13-47c8-14 20-25 34-34s30-12 46-12c17 0 33 3 47 12s26 20 34 34c8 15 12 31 12 47z">
          <text:p/>
        </draw:path>
        <draw:path draw:style-name="gr19" draw:text-style-name="P9" draw:layer="layout" svg:width="0.25cm" svg:height="0.216cm" svg:x="8.563cm" svg:y="1.718cm" svg:viewBox="0 0 251 217" svg:d="M125 0c42 72 84 145 126 217-84 0-167 0-251 0 42-72 83-145 125-217z">
          <text:p/>
        </draw:path>
        <draw:path draw:style-name="gr20" draw:text-style-name="P10" draw:layer="layout" svg:width="0.185cm" svg:height="0.185cm" svg:x="9.286cm" svg:y="2.359cm" svg:viewBox="0 0 186 186" svg:d="M186 93c0 16-4 31-12 46-9 14-19 26-34 35-15 8-31 12-47 12s-32-4-47-12c-15-9-26-21-34-35-8-15-12-30-12-46s4-33 12-47 19-26 34-34c14-8 31-12 47-12s32 4 47 12c14 8 25 20 34 34 8 14 12 31 12 47z">
          <text:p/>
        </draw:path>
        <draw:path draw:style-name="gr21" draw:text-style-name="P11" draw:layer="layout" svg:width="0.185cm" svg:height="0.185cm" svg:x="9.86cm" svg:y="2.252cm" svg:viewBox="0 0 186 186" svg:d="M186 93c0 16-4 33-12 47s-20 26-34 34-31 12-47 12c-17 0-32-4-46-12-15-8-25-20-34-34s-13-31-13-47 4-32 13-46c8-15 19-27 34-35 14-9 30-12 46-12 17 0 33 3 47 12s26 20 34 35c8 14 12 30 12 46z">
          <text:p/>
        </draw:path>
        <draw:path draw:style-name="gr22" draw:text-style-name="P12" draw:layer="layout" svg:width="0.186cm" svg:height="0.185cm" svg:x="10.435cm" svg:y="2.101cm" svg:viewBox="0 0 187 186" svg:d="M187 93c0 16-5 33-13 47s-20 26-34 34-31 12-47 12c-17 0-32-4-46-12s-26-20-34-34-13-31-13-47 5-32 13-47c8-14 20-25 34-34s30-12 46-12c17 0 33 3 47 12s26 20 34 34c8 15 13 31 13 47z">
          <text:p/>
        </draw:path>
        <draw:path draw:style-name="gr23" draw:text-style-name="P13" draw:layer="layout" svg:width="0.185cm" svg:height="0.186cm" svg:x="11.011cm" svg:y="2.265cm" svg:viewBox="0 0 186 187" svg:d="M186 93c0 17-5 33-13 47-9 14-20 26-34 34s-30 13-46 13c-17 0-33-5-47-13s-26-20-34-34-12-30-12-47c0-16 4-32 12-46s20-26 34-34 30-13 47-13c16 0 32 5 46 13s26 20 34 34c9 14 13 30 13 46z">
          <text:p/>
        </draw:path>
        <draw:path draw:style-name="gr24" draw:text-style-name="P14" draw:layer="layout" svg:width="0.185cm" svg:height="0.185cm" svg:x="11.586cm" svg:y="2.418cm" svg:viewBox="0 0 186 186" svg:d="M186 93c0 16-4 32-12 46s-20 25-34 34c-15 8-31 13-47 13s-33-5-47-13c-15-9-26-20-34-34s-12-30-12-46c0-17 4-33 12-47s19-26 34-34c14-8 31-12 47-12s32 4 47 12c14 8 26 20 34 34s12 30 12 47z">
          <text:p/>
        </draw:path>
        <draw:path draw:style-name="gr25" draw:text-style-name="P15" draw:layer="layout" svg:width="0.185cm" svg:height="0.185cm" svg:x="12.161cm" svg:y="2.264cm" svg:viewBox="0 0 186 186" svg:d="M186 93c0 16-4 33-12 47s-20 26-34 34-31 12-47 12c-17 0-32-4-46-12s-25-20-34-34-13-31-13-47 4-32 13-46c8-15 20-26 34-35s30-12 46-12c17 0 33 3 47 12s26 20 34 35c8 14 12 30 12 46z">
          <text:p/>
        </draw:path>
        <draw:path draw:style-name="gr11" draw:text-style-name="P8" draw:layer="layout" svg:width="4.302cm" svg:height="0cm" svg:x="8.148cm" svg:y="6.535cm" svg:viewBox="0 0 4303 0" svg:d="M0 0c1434 0 2868 0 4303 0">
          <text:p/>
        </draw:path>
        <draw:path draw:style-name="gr12" draw:text-style-name="P8" draw:layer="layout" svg:width="0.871cm" svg:height="0cm" draw:transform="rotate (1.5707963267949) translate (8.34258207472178cm 6.95418494117647cm)" svg:viewBox="0 0 872 0" svg:d="M0 0c291 0 581 0 872 0">
          <text:p/>
        </draw:path>
        <draw:path draw:style-name="gr29" draw:text-style-name="P8" draw:layer="layout" svg:width="1.04cm" svg:height="0cm" draw:transform="rotate (1.5707963267949) translate (8.68755922098569cm 6.43424611764706cm)" svg:viewBox="0 0 1041 0" svg:d="M0 0c347 0 694 0 1041 0">
          <text:p/>
        </draw:path>
        <draw:path draw:style-name="gr13" draw:text-style-name="P8" draw:layer="layout" svg:width="0.541cm" svg:height="0cm" draw:transform="rotate (1.5707963267949) translate (9.3785134472708cm 6.40524952941177cm)" svg:viewBox="0 0 542 0" svg:d="M0 0c181 0 361 0 542 0">
          <text:p/>
        </draw:path>
        <draw:path draw:style-name="gr14" draw:text-style-name="P8" draw:layer="layout" svg:width="0.663cm" svg:height="0cm" draw:transform="rotate (1.5707963267949) translate (9.95347535771065cm 7.05617294117647cm)" svg:viewBox="0 0 664 0" svg:d="M0 0c221 0 443 0 664 0">
          <text:p/>
        </draw:path>
        <draw:path draw:style-name="gr15" draw:text-style-name="P8" draw:layer="layout" svg:width="0.691cm" svg:height="0cm" draw:transform="rotate (1.5707963267949) translate (10.5284372681505cm 6.78420494117647cm)" svg:viewBox="0 0 692 0" svg:d="M0 0c231 0 461 0 692 0">
          <text:p/>
        </draw:path>
        <draw:path draw:style-name="gr16" draw:text-style-name="P8" draw:layer="layout" svg:width="0.717cm" svg:height="0cm" draw:transform="rotate (1.5707963267949) translate (11.1043991123476cm 6.69121588235294cm)" svg:viewBox="0 0 718 0" svg:d="M0 0c239 0 479 0 718 0">
          <text:p/>
        </draw:path>
        <draw:path draw:style-name="gr27" draw:text-style-name="P8" draw:layer="layout" svg:width="0.308cm" svg:height="0cm" draw:transform="rotate (1.5707963267949) translate (11.6793610227875cm 6.57123cm)" svg:viewBox="0 0 309 0" svg:d="M0 0c103 0 206 0 309 0">
          <text:p/>
        </draw:path>
        <draw:path draw:style-name="gr28" draw:text-style-name="P8" draw:layer="layout" svg:width="0.32cm" svg:height="0cm" draw:transform="rotate (1.5707963267949) translate (12.2543229332273cm 6.58922788235294cm)" svg:viewBox="0 0 321 0" svg:d="M0 0c107 0 214 0 321 0">
          <text:p/>
        </draw:path>
        <draw:path draw:style-name="gr19" draw:text-style-name="P9" draw:layer="layout" svg:width="0.185cm" svg:height="0.186cm" svg:x="8.25cm" svg:y="6.424cm" svg:viewBox="0 0 186 187" svg:d="M186 94c0 16-4 32-12 46s-20 26-34 34-31 13-47 13c-17 0-32-5-46-13s-25-20-34-34-13-30-13-46c0-17 4-33 13-47 8-14 20-26 34-34s30-13 46-13c17 0 33 5 47 13s26 20 34 34 12 30 12 47z">
          <text:p/>
        </draw:path>
        <draw:path draw:style-name="gr19" draw:text-style-name="P9" draw:layer="layout" svg:width="0.25cm" svg:height="0.216cm" svg:x="8.563cm" svg:y="5.766cm" svg:viewBox="0 0 251 217" svg:d="M125 0c42 72 84 145 126 217-84 0-167 0-251 0 42-72 83-145 125-217z">
          <text:p/>
        </draw:path>
        <draw:path draw:style-name="gr20" draw:text-style-name="P10" draw:layer="layout" svg:width="0.249cm" svg:height="0.216cm" svg:x="9.254cm" svg:y="5.982cm" svg:viewBox="0 0 250 217" svg:d="M125 0c42 72 83 145 125 217-83 0-167 0-250 0 42-72 83-145 125-217z">
          <text:p/>
        </draw:path>
        <draw:path draw:style-name="gr21" draw:text-style-name="P11" draw:layer="layout" svg:width="0.185cm" svg:height="0.186cm" svg:x="9.86cm" svg:y="6.633cm" svg:viewBox="0 0 186 187" svg:d="M186 93c0 17-4 33-12 47s-20 26-34 34-31 13-47 13c-17 0-32-5-46-13-15-8-25-20-34-34s-13-30-13-47c0-16 4-32 13-46 8-14 19-26 34-34 14-8 30-13 46-13 17 0 33 5 47 13s26 20 34 34 12 30 12 46z">
          <text:p/>
        </draw:path>
        <draw:path draw:style-name="gr22" draw:text-style-name="P12" draw:layer="layout" svg:width="0.186cm" svg:height="0.186cm" svg:x="10.435cm" svg:y="6.342cm" svg:viewBox="0 0 187 187" svg:d="M187 93c0 17-5 33-13 47s-20 26-34 34-31 13-47 13c-17 0-32-5-46-13s-26-20-34-34-13-30-13-47c0-16 5-32 13-46s20-26 34-34 30-13 46-13c17 0 33 5 47 13s26 20 34 34 13 30 13 46z">
          <text:p/>
        </draw:path>
        <draw:path draw:style-name="gr23" draw:text-style-name="P13" draw:layer="layout" svg:width="0.185cm" svg:height="0.185cm" svg:x="11.011cm" svg:y="6.238cm" svg:viewBox="0 0 186 186" svg:d="M186 93c0 16-5 32-13 46-9 14-20 25-34 34-14 8-30 13-46 13-17 0-33-5-47-13-14-9-26-20-34-34s-12-30-12-46c0-17 4-33 12-47s20-26 34-34 30-12 47-12c16 0 32 4 46 12s26 20 34 34c9 14 13 30 13 47z">
          <text:p/>
        </draw:path>
        <draw:path draw:style-name="gr24" draw:text-style-name="P14" draw:layer="layout" svg:width="0.185cm" svg:height="0.185cm" svg:x="11.586cm" svg:y="6.324cm" svg:viewBox="0 0 186 186" svg:d="M186 93c0 16-4 31-12 46-8 14-20 25-34 34-15 8-31 13-47 13s-33-5-47-13c-15-9-26-20-34-34-8-15-12-30-12-46 0-17 4-33 12-47s19-26 34-34c14-8 31-12 47-12s32 4 47 12c14 8 26 20 34 34s12 30 12 47z">
          <text:p/>
        </draw:path>
        <draw:path draw:style-name="gr25" draw:text-style-name="P15" draw:layer="layout" svg:width="0.185cm" svg:height="0.186cm" svg:x="12.161cm" svg:y="6.336cm" svg:viewBox="0 0 186 187" svg:d="M186 93c0 17-4 33-12 47s-20 26-34 34-31 13-47 13c-17 0-32-5-46-13s-25-20-34-34-13-30-13-47c0-16 4-32 13-46 8-14 20-26 34-34s30-13 46-13c17 0 33 5 47 13s26 20 34 34 12 30 12 46z">
          <text:p/>
        </draw:path>
        <draw:path draw:style-name="gr11" draw:text-style-name="P8" draw:layer="layout" svg:width="4.302cm" svg:height="0cm" svg:x="12.633cm" svg:y="2.433cm" svg:viewBox="0 0 4303 0" svg:d="M0 0c1434 0 2869 0 4303 0">
          <text:p/>
        </draw:path>
        <draw:path draw:style-name="gr12" draw:text-style-name="P8" draw:layer="layout" svg:width="0.847cm" svg:height="0cm" draw:transform="rotate (1.5707963267949) translate (12.8282849099099cm 2.82367094117647cm)" svg:viewBox="0 0 848 0" svg:d="M0 0c283 0 565 0 848 0">
          <text:p/>
        </draw:path>
        <draw:path draw:style-name="gr29" draw:text-style-name="P8" draw:layer="layout" svg:width="0.979cm" svg:height="0cm" draw:transform="rotate (1.5707963267949) translate (13.1732620561738cm 2.22574129411765cm)" svg:viewBox="0 0 980 0" svg:d="M0 0c327 0 653 0 980 0">
          <text:p/>
        </draw:path>
        <draw:path draw:style-name="gr13" draw:text-style-name="P8" draw:layer="layout" svg:width="0.614cm" svg:height="0cm" draw:transform="rotate (1.5707963267949) translate (13.8642162824589cm 2.40172058823529cm)" svg:viewBox="0 0 615 0" svg:d="M0 0c205 0 410 0 615 0">
          <text:p/>
        </draw:path>
        <draw:path draw:style-name="gr14" draw:text-style-name="P8" draw:layer="layout" svg:width="0.636cm" svg:height="0cm" draw:transform="rotate (1.5707963267949) translate (14.4391781928988cm 2.67468847058824cm)" svg:viewBox="0 0 637 0" svg:d="M0 0c212 0 425 0 637 0">
          <text:p/>
        </draw:path>
        <draw:path draw:style-name="gr31" draw:text-style-name="P8" draw:layer="layout" svg:width="0.65cm" svg:height="0cm" draw:transform="rotate (1.5707963267949) translate (15.0141401033386cm 2.42771752941176cm)" svg:viewBox="0 0 651 0" svg:d="M0 0c217 0 434 0 651 0">
          <text:p/>
        </draw:path>
        <draw:path draw:style-name="gr16" draw:text-style-name="P8" draw:layer="layout" svg:width="0.666cm" svg:height="0cm" draw:transform="rotate (1.5707963267949) translate (15.5891020137785cm 2.72168294117647cm)" svg:viewBox="0 0 667 0" svg:d="M0 0c222 0 445 0 667 0">
          <text:p/>
        </draw:path>
        <draw:path draw:style-name="gr27" draw:text-style-name="P8" draw:layer="layout" svg:width="0.307cm" svg:height="0cm" draw:transform="rotate (1.5707963267949) translate (16.1650638579756cm 2.57869976470588cm)" svg:viewBox="0 0 308 0" svg:d="M0 0c103 0 205 0 308 0">
          <text:p/>
        </draw:path>
        <draw:path draw:style-name="gr18" draw:text-style-name="P8" draw:layer="layout" svg:width="0.311cm" svg:height="0cm" draw:transform="rotate (1.5707963267949) translate (16.7400257684155cm 2.36772458823529cm)" svg:viewBox="0 0 312 0" svg:d="M0 0c104 0 208 0 312 0">
          <text:p/>
        </draw:path>
        <draw:path draw:style-name="gr19" draw:text-style-name="P9" draw:layer="layout" svg:width="0.185cm" svg:height="0.186cm" svg:x="12.735cm" svg:y="2.308cm" svg:viewBox="0 0 186 187" svg:d="M186 94c0 16-4 32-12 46-9 14-20 26-34 34-15 8-31 13-47 13s-33-5-47-13c-15-8-26-20-34-34s-12-30-12-46c0-17 4-33 12-47s19-26 34-34c14-8 31-13 47-13s32 5 47 13c14 8 25 20 34 34 8 14 12 30 12 47z">
          <text:p/>
        </draw:path>
        <draw:path draw:style-name="gr19" draw:text-style-name="P9" draw:layer="layout" svg:width="0.25cm" svg:height="0.216cm" svg:x="13.048cm" svg:y="1.593cm" svg:viewBox="0 0 251 217" svg:d="M125 0c42 72 84 145 126 217-84 0-167 0-251 0 42-72 83-145 125-217z">
          <text:p/>
        </draw:path>
        <draw:path draw:style-name="gr20" draw:text-style-name="P10" draw:layer="layout" svg:width="0.25cm" svg:height="0.216cm" svg:x="13.738cm" svg:y="1.949cm" svg:viewBox="0 0 251 217" svg:d="M126 0c42 72 83 145 125 217-84 0-167 0-251 0 42-72 84-145 126-217z">
          <text:p/>
        </draw:path>
        <draw:path draw:style-name="gr21" draw:text-style-name="P11" draw:layer="layout" svg:width="0.185cm" svg:height="0.186cm" svg:x="14.346cm" svg:y="2.266cm" svg:viewBox="0 0 186 187" svg:d="M186 93c0 17-4 33-12 47-9 14-21 26-35 34-15 8-30 13-46 13s-33-5-47-13-26-20-34-34-12-30-12-47c0-16 4-32 12-46s20-26 34-34 31-13 47-13 31 5 46 13c14 8 26 20 35 34 8 14 12 30 12 46z">
          <text:p/>
        </draw:path>
        <draw:path draw:style-name="gr22" draw:text-style-name="P12" draw:layer="layout" svg:width="0.25cm" svg:height="0.216cm" svg:x="14.889cm" svg:y="1.956cm" svg:viewBox="0 0 251 217" svg:d="M125 0c42 72 84 145 126 217-84 0-167 0-251 0 42-72 83-145 125-217z">
          <text:p/>
        </draw:path>
        <draw:path draw:style-name="gr23" draw:text-style-name="P13" draw:layer="layout" svg:width="0.186cm" svg:height="0.185cm" svg:x="15.496cm" svg:y="2.296cm" svg:viewBox="0 0 187 186" svg:d="M187 93c0 17-5 33-13 47s-20 26-34 34-31 12-47 12c-17 0-32-4-46-12s-26-20-34-34-13-30-13-47c0-16 5-32 13-46s20-25 34-34 30-13 46-13c17 0 33 4 47 13s26 20 34 34 13 30 13 46z">
          <text:p/>
        </draw:path>
        <draw:path draw:style-name="gr24" draw:text-style-name="P14" draw:layer="layout" svg:width="0.185cm" svg:height="0.185cm" svg:x="16.072cm" svg:y="2.33cm" svg:viewBox="0 0 186 186" svg:d="M186 93c0 16-5 31-13 46-9 14-20 26-34 35-14 8-30 12-46 12-17 0-33-4-47-12-14-9-26-21-34-35-8-15-12-30-12-46 0-17 4-33 12-47s20-26 34-34 30-12 47-12c16 0 32 4 46 12s26 20 34 34c9 14 13 30 13 47z">
          <text:p/>
        </draw:path>
        <draw:path draw:style-name="gr25" draw:text-style-name="P15" draw:layer="layout" svg:width="0.249cm" svg:height="0.216cm" svg:x="16.615cm" svg:y="2.066cm" svg:viewBox="0 0 250 217" svg:d="M125 0c42 72 83 145 125 217-83 0-167 0-250 0 42-72 83-145 125-217z">
          <text:p/>
        </draw:path>
      </draw:page>
      <draw:page draw:name="page5" draw:style-name="dp1" draw:master-page-name="Default">
        <draw:g>
          <draw:path draw:style-name="gr11" draw:text-style-name="P8" draw:layer="layout" svg:width="4.302cm" svg:height="0cm" svg:x="1.681cm" svg:y="2.407cm" svg:viewBox="0 0 4303 0" svg:d="M0 0c1434 0 2868 0 4303 0">
            <text:p/>
          </draw:path>
          <draw:path draw:style-name="gr34" draw:text-style-name="P8" draw:layer="layout" svg:width="0.855cm" svg:height="0cm" draw:transform="rotate (1.5707963267949) translate (1.87687917329094cm 2.69368317647059cm)" svg:viewBox="0 0 856 0" svg:d="M0 0c285 0 571 0 856 0">
            <text:p/>
          </draw:path>
          <draw:path draw:style-name="gr34" draw:text-style-name="P8" draw:layer="layout" svg:width="1.013cm" svg:height="0cm" draw:transform="rotate (1.5707963267949) translate (2.22185631955485cm 3.17362670588235cm)" svg:viewBox="0 0 1014 0" svg:d="M0 0c338 0 676 0 1014 0">
            <text:p/>
          </draw:path>
          <draw:path draw:style-name="gr35" draw:text-style-name="P8" draw:layer="layout" svg:width="0.486cm" svg:height="0cm" draw:transform="rotate (1.5707963267949) translate (2.91181061208267cm 3.41359847058824cm)" svg:viewBox="0 0 487 0" svg:d="M0 0c162 0 325 0 487 0">
            <text:p/>
          </draw:path>
          <draw:path draw:style-name="gr36" draw:text-style-name="P8" draw:layer="layout" svg:width="0.646cm" svg:height="0cm" draw:transform="rotate (1.5707963267949) translate (3.48677252252252cm 3.00164694117647cm)" svg:viewBox="0 0 647 0" svg:d="M0 0c216 0 431 0 647 0">
            <text:p/>
          </draw:path>
          <draw:path draw:style-name="gr37" draw:text-style-name="P8" draw:layer="layout" svg:width="0.661cm" svg:height="0cm" draw:transform="rotate (1.5707963267949) translate (4.06273436671966cm 2.92365611764706cm)" svg:viewBox="0 0 662 0" svg:d="M0 0c221 0 441 0 662 0">
            <text:p/>
          </draw:path>
          <draw:path draw:style-name="gr38" draw:text-style-name="P8" draw:layer="layout" svg:width="0.67cm" svg:height="0cm" draw:transform="rotate (1.5707963267949) translate (4.63769627715951cm 2.86966247058824cm)" svg:viewBox="0 0 671 0" svg:d="M0 0c224 0 447 0 671 0">
            <text:p/>
          </draw:path>
          <draw:path draw:style-name="gr39" draw:text-style-name="P8" draw:layer="layout" svg:width="0.301cm" svg:height="0cm" draw:transform="rotate (1.5707963267949) translate (5.21265818759937cm 2.79967070588235cm)" svg:viewBox="0 0 302 0" svg:d="M0 0c101 0 201 0 302 0">
            <text:p/>
          </draw:path>
          <draw:path draw:style-name="gr40" draw:text-style-name="P8" draw:layer="layout" svg:width="0.353cm" svg:height="0cm" draw:transform="rotate (1.5707963267949) translate (5.7886200317965cm 2.83466658823529cm)" svg:viewBox="0 0 354 0" svg:d="M0 0c118 0 236 0 354 0">
            <text:p/>
          </draw:path>
          <draw:path draw:style-name="gr19" draw:text-style-name="P9" draw:layer="layout" svg:width="0.186cm" svg:height="0.185cm" svg:x="1.783cm" svg:y="2.177cm" svg:viewBox="0 0 187 186" svg:d="M187 93c0 16-5 31-13 46-8 14-20 26-34 35-14 8-30 12-46 12-17 0-33-4-47-12-14-9-26-21-34-35-8-15-13-30-13-46s5-33 13-47 20-26 34-34 30-12 47-12c16 0 32 4 46 12s26 20 34 34 13 31 13 47z">
            <text:p/>
          </draw:path>
          <draw:path draw:style-name="gr19" draw:text-style-name="P9" draw:layer="layout" svg:width="0.185cm" svg:height="0.185cm" svg:x="2.129cm" svg:y="2.58cm" svg:viewBox="0 0 186 186" svg:d="M186 93c0 17-5 33-13 47-9 14-20 26-34 34-15 8-30 12-46 12-17 0-33-4-47-12s-26-20-34-34-12-30-12-47c0-16 4-32 12-46 8-15 20-26 34-35s30-12 47-12c16 0 31 3 46 12 14 8 26 20 34 35 9 14 13 30 13 46z">
            <text:p/>
          </draw:path>
          <draw:path draw:style-name="gr20" draw:text-style-name="P10" draw:layer="layout" svg:width="0.25cm" svg:height="0.216cm" svg:x="2.787cm" svg:y="3.034cm" svg:viewBox="0 0 251 217" svg:d="M125 0c42 72 84 145 126 217-84 0-167 0-251 0 42-72 83-145 125-217z">
            <text:p/>
          </draw:path>
          <draw:path draw:style-name="gr21" draw:text-style-name="P11" draw:layer="layout" svg:width="0.186cm" svg:height="0.185cm" svg:x="3.394cm" svg:y="2.586cm" svg:viewBox="0 0 187 186" svg:d="M187 93c0 16-5 32-13 46s-20 25-34 34c-14 8-31 13-47 13-17 0-32-5-46-13-14-9-26-20-34-34s-13-30-13-46c0-17 5-33 13-47s20-26 34-34 30-12 46-12c17 0 33 4 47 12s26 20 34 34 13 30 13 47z">
            <text:p/>
          </draw:path>
          <draw:path draw:style-name="gr22" draw:text-style-name="P12" draw:layer="layout" svg:width="0.185cm" svg:height="0.185cm" svg:x="3.97cm" svg:y="2.502cm" svg:viewBox="0 0 186 186" svg:d="M186 93c0 16-5 32-13 47-9 14-20 25-34 34-15 8-30 12-46 12-17 0-33-4-47-12-14-9-26-20-34-34-8-15-12-31-12-47s4-32 12-47c8-14 20-26 34-34s30-12 47-12c16 0 31 4 46 12 14 8 26 20 34 34 9 15 13 31 13 47z">
            <text:p/>
          </draw:path>
          <draw:path draw:style-name="gr23" draw:text-style-name="P13" draw:layer="layout" svg:width="0.185cm" svg:height="0.185cm" svg:x="4.545cm" svg:y="2.442cm" svg:viewBox="0 0 186 186" svg:d="M186 93c0 17-4 33-12 47s-20 26-34 34c-15 8-31 12-47 12s-33-4-47-12c-15-8-25-20-34-34s-12-30-12-47c0-16 4-32 12-46 9-14 19-26 34-34 14-9 31-13 47-13s32 4 47 13c14 8 26 20 34 34s12 30 12 46z">
            <text:p/>
          </draw:path>
          <draw:path draw:style-name="gr24" draw:text-style-name="P14" draw:layer="layout" svg:width="0.25cm" svg:height="0.216cm" svg:x="5.088cm" svg:y="2.505cm" svg:viewBox="0 0 251 217" svg:d="M125 0c42 72 84 145 126 217-84 0-167 0-251 0 42-72 83-145 125-217z">
            <text:p/>
          </draw:path>
          <draw:path draw:style-name="gr25" draw:text-style-name="P15" draw:layer="layout" svg:width="0.25cm" svg:height="0.216cm" svg:x="5.663cm" svg:y="2.516cm" svg:viewBox="0 0 251 217" svg:d="M126 0c42 72 83 145 125 217-84 0-167 0-251 0 42-72 84-145 126-217z">
            <text:p/>
          </draw:path>
          <draw:path draw:style-name="gr11" draw:text-style-name="P8" draw:layer="layout" svg:width="4.302cm" svg:height="0cm" svg:x="1.681cm" svg:y="6.509cm" svg:viewBox="0 0 4303 0" svg:d="M0 0c1434 0 2868 0 4303 0">
            <text:p/>
          </draw:path>
          <draw:path draw:style-name="gr34" draw:text-style-name="P8" draw:layer="layout" svg:width="1.596cm" svg:height="0cm" draw:transform="rotate (1.5707963267949) translate (1.87687917329094cm 7.10116458823529cm)" svg:viewBox="0 0 1597 0" svg:d="M0 0c532 0 1065 0 1597 0">
            <text:p/>
          </draw:path>
          <draw:path draw:style-name="gr34" draw:text-style-name="P8" draw:layer="layout" svg:width="1.908cm" svg:height="0cm" draw:transform="rotate (1.5707963267949) translate (2.22185631955485cm 7.79808258823529cm)" svg:viewBox="0 0 1909 0" svg:d="M0 0c636 0 1273 0 1909 0">
            <text:p/>
          </draw:path>
          <draw:path draw:style-name="gr35" draw:text-style-name="P8" draw:layer="layout" svg:width="1.065cm" svg:height="0cm" draw:transform="rotate (1.5707963267949) translate (2.91181061208267cm 6.36225152941177cm)" svg:viewBox="0 0 1066 0" svg:d="M0 0c355 0 711 0 1066 0">
            <text:p/>
          </draw:path>
          <draw:path draw:style-name="gr36" draw:text-style-name="P8" draw:layer="layout" svg:width="1.272cm" svg:height="0cm" draw:transform="rotate (1.5707963267949) translate (3.48677252252252cm 7.28214329411765cm)" svg:viewBox="0 0 1273 0" svg:d="M0 0c424 0 849 0 1273 0">
            <text:p/>
          </draw:path>
          <draw:path draw:style-name="gr37" draw:text-style-name="P8" draw:layer="layout" svg:width="1.331cm" svg:height="0cm" draw:transform="rotate (1.5707963267949) translate (4.06273436671966cm 7.23314905882353cm)" svg:viewBox="0 0 1332 0" svg:d="M0 0c444 0 888 0 1332 0">
            <text:p/>
          </draw:path>
          <draw:path draw:style-name="gr41" draw:text-style-name="P8" draw:layer="layout" svg:width="1.283cm" svg:height="0cm" draw:transform="rotate (1.5707963267949) translate (4.63769627715951cm 8.07604988235294cm)" svg:viewBox="0 0 1284 0" svg:d="M0 0c428 0 856 0 1284 0">
            <text:p/>
          </draw:path>
          <draw:path draw:style-name="gr42" draw:text-style-name="P8" draw:layer="layout" svg:width="0.625cm" svg:height="0cm" draw:transform="rotate (1.5707963267949) translate (5.21265818759937cm 6.97617929411765cm)" svg:viewBox="0 0 626 0" svg:d="M0 0c209 0 417 0 626 0">
            <text:p/>
          </draw:path>
          <draw:path draw:style-name="gr43" draw:text-style-name="P8" draw:layer="layout" svg:width="0.516cm" svg:height="0cm" draw:transform="rotate (1.5707963267949) translate (5.7886200317965cm 6.77520294117647cm)" svg:viewBox="0 0 517 0" svg:d="M0 0c172 0 345 0 517 0">
            <text:p/>
          </draw:path>
          <draw:path draw:style-name="gr19" draw:text-style-name="P9" draw:layer="layout" svg:width="0.186cm" svg:height="0.186cm" svg:x="1.783cm" svg:y="6.209cm" svg:viewBox="0 0 187 187" svg:d="M187 93c0 17-5 33-13 47s-20 26-34 34-30 13-46 13c-17 0-33-5-47-13s-26-20-34-34-13-30-13-47c0-16 5-32 13-46s20-25 34-34 30-13 47-13c16 0 32 4 46 13s26 20 34 34 13 30 13 46z">
            <text:p/>
          </draw:path>
          <draw:path draw:style-name="gr19" draw:text-style-name="P9" draw:layer="layout" svg:width="0.185cm" svg:height="0.185cm" svg:x="2.129cm" svg:y="6.755cm" svg:viewBox="0 0 186 186" svg:d="M186 93c0 16-5 32-13 46-9 14-19 25-34 34-15 8-30 13-46 13-17 0-33-5-47-13-14-9-26-20-34-34s-12-30-12-46c0-17 4-33 12-47s20-26 34-34 30-12 47-12c16 0 31 4 46 12 14 8 26 20 34 34 9 14 13 30 13 47z">
            <text:p/>
          </draw:path>
          <draw:path draw:style-name="gr20" draw:text-style-name="P10" draw:layer="layout" svg:width="0.25cm" svg:height="0.216cm" svg:x="2.787cm" svg:y="5.681cm" svg:viewBox="0 0 251 217" svg:d="M125 0c42 72 84 145 126 217-84 0-167 0-251 0 42-72 83-145 125-217z">
            <text:p/>
          </draw:path>
          <draw:path draw:style-name="gr21" draw:text-style-name="P11" draw:layer="layout" svg:width="0.186cm" svg:height="0.185cm" svg:x="3.394cm" svg:y="6.554cm" svg:viewBox="0 0 187 186" svg:d="M187 93c0 17-5 33-13 47s-20 26-34 34-31 12-47 12c-17 0-32-4-46-12s-26-20-34-34-13-30-13-47c0-16 5-32 13-46s20-25 34-34 30-13 46-13c17 0 33 4 47 13s26 20 34 34 13 30 13 46z">
            <text:p/>
          </draw:path>
          <draw:path draw:style-name="gr22" draw:text-style-name="P12" draw:layer="layout" svg:width="0.185cm" svg:height="0.185cm" svg:x="3.97cm" svg:y="6.477cm" svg:viewBox="0 0 186 186" svg:d="M186 93c0 16-5 31-13 46-9 14-19 25-34 34-15 8-30 13-46 13-17 0-33-5-47-13-14-9-26-20-34-34-8-15-12-30-12-46 0-17 4-33 12-47s20-26 34-34 30-12 47-12c16 0 31 4 46 12 14 8 26 20 34 34 9 14 13 30 13 47z">
            <text:p/>
          </draw:path>
          <draw:path draw:style-name="gr23" draw:text-style-name="P13" draw:layer="layout" svg:width="0.249cm" svg:height="0.217cm" svg:x="4.513cm" svg:y="7.29cm" svg:viewBox="0 0 250 218" svg:d="M125 0c42 73 83 145 125 218-83 0-167 0-250 0 42-73 83-145 125-218z">
            <text:p/>
          </draw:path>
          <draw:path draw:style-name="gr24" draw:text-style-name="P14" draw:layer="layout" svg:width="0.185cm" svg:height="0.186cm" svg:x="5.12cm" svg:y="6.57cm" svg:viewBox="0 0 186 187" svg:d="M186 94c0 16-4 32-12 46s-20 26-34 34-31 13-47 13c-17 0-32-5-46-13s-25-20-34-34-13-30-13-46c0-17 4-33 13-47 8-14 20-26 34-34s30-13 46-13c17 0 33 5 47 13s26 20 34 34 12 30 12 47z">
            <text:p/>
          </draw:path>
          <draw:path draw:style-name="gr25" draw:text-style-name="P15" draw:layer="layout" svg:width="0.186cm" svg:height="0.185cm" svg:x="5.695cm" svg:y="6.421cm" svg:viewBox="0 0 187 186" svg:d="M187 93c0 16-5 32-13 47-8 14-20 26-34 34s-30 12-46 12c-17 0-33-4-47-12s-26-20-34-34c-8-15-13-31-13-47s5-32 13-47c8-14 20-25 34-34s30-12 47-12c16 0 32 3 46 12s26 20 34 34c8 15 13 31 13 47z">
            <text:p/>
          </draw:path>
          <draw:path draw:style-name="gr11" draw:text-style-name="P8" draw:layer="layout" svg:width="4.302cm" svg:height="0cm" svg:x="6.167cm" svg:y="2.407cm" svg:viewBox="0 0 4303 0" svg:d="M0 0c1434 0 2868 0 4303 0">
            <text:p/>
          </draw:path>
          <draw:path draw:style-name="gr34" draw:text-style-name="P8" draw:layer="layout" svg:width="0.761cm" svg:height="0cm" draw:transform="rotate (1.5707963267949) translate (6.36158207472178cm 2.63169047058824cm)" svg:viewBox="0 0 762 0" svg:d="M0 0c254 0 508 0 762 0">
            <text:p/>
          </draw:path>
          <draw:path draw:style-name="gr44" draw:text-style-name="P8" draw:layer="layout" svg:width="0.907cm" svg:height="0cm" draw:transform="rotate (1.5707963267949) translate (6.70655922098569cm 2.28973070588235cm)" svg:viewBox="0 0 908 0" svg:d="M0 0c303 0 605 0 908 0">
            <text:p/>
          </draw:path>
          <draw:path draw:style-name="gr45" draw:text-style-name="P8" draw:layer="layout" svg:width="0.46cm" svg:height="0cm" draw:transform="rotate (1.5707963267949) translate (7.3975134472708cm 2.65668752941176cm)" svg:viewBox="0 0 461 0" svg:d="M0 0c154 0 307 0 461 0">
            <text:p/>
          </draw:path>
          <draw:path draw:style-name="gr36" draw:text-style-name="P8" draw:layer="layout" svg:width="0.578cm" svg:height="0cm" draw:transform="rotate (1.5707963267949) translate (7.97247535771065cm 2.60669341176471cm)" svg:viewBox="0 0 579 0" svg:d="M0 0c193 0 386 0 579 0">
            <text:p/>
          </draw:path>
          <draw:path draw:style-name="gr37" draw:text-style-name="P8" draw:layer="layout" svg:width="0.596cm" svg:height="0cm" draw:transform="rotate (1.5707963267949) translate (8.5474372681505cm 2.46271035294118cm)" svg:viewBox="0 0 597 0" svg:d="M0 0c199 0 398 0 597 0">
            <text:p/>
          </draw:path>
          <draw:path draw:style-name="gr38" draw:text-style-name="P8" draw:layer="layout" svg:width="0.607cm" svg:height="0cm" draw:transform="rotate (1.5707963267949) translate (9.12339911234764cm 2.63569cm)" svg:viewBox="0 0 608 0" svg:d="M0 0c203 0 405 0 608 0">
            <text:p/>
          </draw:path>
          <draw:path draw:style-name="gr42" draw:text-style-name="P8" draw:layer="layout" svg:width="0.258cm" svg:height="0cm" draw:transform="rotate (1.5707963267949) translate (9.69836102278749cm 2.61469247058824cm)" svg:viewBox="0 0 259 0" svg:d="M0 0c86 0 173 0 259 0">
            <text:p/>
          </draw:path>
          <draw:path draw:style-name="gr43" draw:text-style-name="P8" draw:layer="layout" svg:width="0.272cm" svg:height="0cm" draw:transform="rotate (1.5707963267949) translate (10.2733229332273cm 2.46471011764706cm)" svg:viewBox="0 0 273 0" svg:d="M0 0c91 0 182 0 273 0">
            <text:p/>
          </draw:path>
          <draw:path draw:style-name="gr19" draw:text-style-name="P9" draw:layer="layout" svg:width="0.185cm" svg:height="0.185cm" svg:x="6.269cm" svg:y="2.164cm" svg:viewBox="0 0 186 186" svg:d="M186 93c0 16-4 32-12 47-8 14-20 26-34 34s-31 12-47 12c-17 0-32-4-46-12s-26-20-34-34c-9-15-13-31-13-47s4-32 13-47c8-14 20-25 34-34s30-12 46-12c17 0 33 3 47 12s26 20 34 34c8 15 12 31 12 47z">
            <text:p/>
          </draw:path>
          <draw:path draw:style-name="gr19" draw:text-style-name="P9" draw:layer="layout" svg:width="0.25cm" svg:height="0.216cm" svg:x="6.582cm" svg:y="1.692cm" svg:viewBox="0 0 251 217" svg:d="M125 0c42 72 84 145 126 217-84 0-167 0-251 0 42-72 83-145 125-217z">
            <text:p/>
          </draw:path>
          <draw:path draw:style-name="gr20" draw:text-style-name="P10" draw:layer="layout" svg:width="0.185cm" svg:height="0.185cm" svg:x="7.305cm" svg:y="2.333cm" svg:viewBox="0 0 186 186" svg:d="M186 93c0 16-4 31-12 46-9 14-19 26-34 35-15 8-31 12-47 12s-32-4-47-12c-15-9-26-21-34-35-8-15-12-30-12-46s4-33 12-47 19-26 34-34c14-8 31-12 47-12s32 4 47 12c14 8 25 20 34 34 8 14 12 31 12 47z">
            <text:p/>
          </draw:path>
          <draw:path draw:style-name="gr21" draw:text-style-name="P11" draw:layer="layout" svg:width="0.185cm" svg:height="0.185cm" svg:x="7.879cm" svg:y="2.226cm" svg:viewBox="0 0 186 186" svg:d="M186 93c0 16-4 33-12 47s-20 26-34 34-31 12-47 12c-17 0-32-4-46-12-15-8-25-20-34-34s-13-31-13-47 4-32 13-46c8-15 19-27 34-35 14-9 30-12 46-12 17 0 33 3 47 12s26 20 34 35c8 14 12 30 12 46z">
            <text:p/>
          </draw:path>
          <draw:path draw:style-name="gr22" draw:text-style-name="P12" draw:layer="layout" svg:width="0.186cm" svg:height="0.185cm" svg:x="8.454cm" svg:y="2.075cm" svg:viewBox="0 0 187 186" svg:d="M187 93c0 16-5 33-13 47s-20 26-34 34-31 12-47 12c-17 0-32-4-46-12s-26-20-34-34-13-31-13-47 5-32 13-47c8-14 20-25 34-34s30-12 46-12c17 0 33 3 47 12s26 20 34 34c8 15 13 31 13 47z">
            <text:p/>
          </draw:path>
          <draw:path draw:style-name="gr23" draw:text-style-name="P13" draw:layer="layout" svg:width="0.185cm" svg:height="0.186cm" svg:x="9.03cm" svg:y="2.239cm" svg:viewBox="0 0 186 187" svg:d="M186 93c0 17-5 33-13 47-9 14-20 26-34 34s-30 13-46 13c-17 0-33-5-47-13s-26-20-34-34-12-30-12-47c0-16 4-32 12-46s20-26 34-34 30-13 47-13c16 0 32 5 46 13s26 20 34 34c9 14 13 30 13 46z">
            <text:p/>
          </draw:path>
          <draw:path draw:style-name="gr24" draw:text-style-name="P14" draw:layer="layout" svg:width="0.185cm" svg:height="0.185cm" svg:x="9.605cm" svg:y="2.392cm" svg:viewBox="0 0 186 186" svg:d="M186 93c0 16-4 32-12 46s-20 25-34 34c-15 8-31 13-47 13s-33-5-47-13c-15-9-26-20-34-34s-12-30-12-46c0-17 4-33 12-47s19-26 34-34c14-8 31-12 47-12s32 4 47 12c14 8 26 20 34 34s12 30 12 47z">
            <text:p/>
          </draw:path>
          <draw:path draw:style-name="gr25" draw:text-style-name="P15" draw:layer="layout" svg:width="0.185cm" svg:height="0.185cm" svg:x="10.18cm" svg:y="2.238cm" svg:viewBox="0 0 186 186" svg:d="M186 93c0 16-4 33-12 47s-20 26-34 34-31 12-47 12c-17 0-32-4-46-12s-25-20-34-34-13-31-13-47 4-32 13-46c8-15 20-26 34-35s30-12 46-12c17 0 33 3 47 12s26 20 34 35c8 14 12 30 12 46z">
            <text:p/>
          </draw:path>
          <draw:path draw:style-name="gr11" draw:text-style-name="P8" draw:layer="layout" svg:width="4.302cm" svg:height="0cm" svg:x="6.167cm" svg:y="6.509cm" svg:viewBox="0 0 4303 0" svg:d="M0 0c1434 0 2868 0 4303 0">
            <text:p/>
          </draw:path>
          <draw:path draw:style-name="gr34" draw:text-style-name="P8" draw:layer="layout" svg:width="0.871cm" svg:height="0cm" draw:transform="rotate (1.5707963267949) translate (6.36158207472178cm 6.92818494117647cm)" svg:viewBox="0 0 872 0" svg:d="M0 0c291 0 581 0 872 0">
            <text:p/>
          </draw:path>
          <draw:path draw:style-name="gr44" draw:text-style-name="P8" draw:layer="layout" svg:width="1.04cm" svg:height="0cm" draw:transform="rotate (1.5707963267949) translate (6.70655922098569cm 6.40824611764706cm)" svg:viewBox="0 0 1041 0" svg:d="M0 0c347 0 694 0 1041 0">
            <text:p/>
          </draw:path>
          <draw:path draw:style-name="gr35" draw:text-style-name="P8" draw:layer="layout" svg:width="0.541cm" svg:height="0cm" draw:transform="rotate (1.5707963267949) translate (7.3975134472708cm 6.37924952941177cm)" svg:viewBox="0 0 542 0" svg:d="M0 0c181 0 361 0 542 0">
            <text:p/>
          </draw:path>
          <draw:path draw:style-name="gr36" draw:text-style-name="P8" draw:layer="layout" svg:width="0.663cm" svg:height="0cm" draw:transform="rotate (1.5707963267949) translate (7.97247535771065cm 7.03017294117647cm)" svg:viewBox="0 0 664 0" svg:d="M0 0c221 0 443 0 664 0">
            <text:p/>
          </draw:path>
          <draw:path draw:style-name="gr37" draw:text-style-name="P8" draw:layer="layout" svg:width="0.691cm" svg:height="0cm" draw:transform="rotate (1.5707963267949) translate (8.5474372681505cm 6.75820494117647cm)" svg:viewBox="0 0 692 0" svg:d="M0 0c231 0 461 0 692 0">
            <text:p/>
          </draw:path>
          <draw:path draw:style-name="gr38" draw:text-style-name="P8" draw:layer="layout" svg:width="0.717cm" svg:height="0cm" draw:transform="rotate (1.5707963267949) translate (9.12339911234764cm 6.66521588235294cm)" svg:viewBox="0 0 718 0" svg:d="M0 0c239 0 479 0 718 0">
            <text:p/>
          </draw:path>
          <draw:path draw:style-name="gr42" draw:text-style-name="P8" draw:layer="layout" svg:width="0.308cm" svg:height="0cm" draw:transform="rotate (1.5707963267949) translate (9.69836102278749cm 6.54523cm)" svg:viewBox="0 0 309 0" svg:d="M0 0c103 0 206 0 309 0">
            <text:p/>
          </draw:path>
          <draw:path draw:style-name="gr43" draw:text-style-name="P8" draw:layer="layout" svg:width="0.32cm" svg:height="0cm" draw:transform="rotate (1.5707963267949) translate (10.2733229332273cm 6.56322788235294cm)" svg:viewBox="0 0 321 0" svg:d="M0 0c107 0 214 0 321 0">
            <text:p/>
          </draw:path>
          <draw:path draw:style-name="gr19" draw:text-style-name="P9" draw:layer="layout" svg:width="0.185cm" svg:height="0.186cm" svg:x="6.269cm" svg:y="6.398cm" svg:viewBox="0 0 186 187" svg:d="M186 94c0 16-4 32-12 46s-20 26-34 34-31 13-47 13c-17 0-32-5-46-13s-25-20-34-34-13-30-13-46c0-17 4-33 13-47 8-14 20-26 34-34s30-13 46-13c17 0 33 5 47 13s26 20 34 34 12 30 12 47z">
            <text:p/>
          </draw:path>
          <draw:path draw:style-name="gr19" draw:text-style-name="P9" draw:layer="layout" svg:width="0.25cm" svg:height="0.216cm" svg:x="6.582cm" svg:y="5.74cm" svg:viewBox="0 0 251 217" svg:d="M125 0c42 72 84 145 126 217-84 0-167 0-251 0 42-72 83-145 125-217z">
            <text:p/>
          </draw:path>
          <draw:path draw:style-name="gr20" draw:text-style-name="P10" draw:layer="layout" svg:width="0.249cm" svg:height="0.216cm" svg:x="7.273cm" svg:y="5.956cm" svg:viewBox="0 0 250 217" svg:d="M125 0c42 72 83 145 125 217-83 0-167 0-250 0 42-72 83-145 125-217z">
            <text:p/>
          </draw:path>
          <draw:path draw:style-name="gr21" draw:text-style-name="P11" draw:layer="layout" svg:width="0.185cm" svg:height="0.186cm" svg:x="7.879cm" svg:y="6.607cm" svg:viewBox="0 0 186 187" svg:d="M186 93c0 17-4 33-12 47s-20 26-34 34-31 13-47 13c-17 0-32-5-46-13-15-8-25-20-34-34s-13-30-13-47c0-16 4-32 13-46 8-14 19-26 34-34 14-8 30-13 46-13 17 0 33 5 47 13s26 20 34 34 12 30 12 46z">
            <text:p/>
          </draw:path>
          <draw:path draw:style-name="gr22" draw:text-style-name="P12" draw:layer="layout" svg:width="0.186cm" svg:height="0.186cm" svg:x="8.454cm" svg:y="6.316cm" svg:viewBox="0 0 187 187" svg:d="M187 93c0 17-5 33-13 47s-20 26-34 34-31 13-47 13c-17 0-32-5-46-13s-26-20-34-34-13-30-13-47c0-16 5-32 13-46s20-26 34-34 30-13 46-13c17 0 33 5 47 13s26 20 34 34 13 30 13 46z">
            <text:p/>
          </draw:path>
          <draw:path draw:style-name="gr23" draw:text-style-name="P13" draw:layer="layout" svg:width="0.185cm" svg:height="0.185cm" svg:x="9.03cm" svg:y="6.212cm" svg:viewBox="0 0 186 186" svg:d="M186 93c0 16-5 32-13 46-9 14-20 25-34 34-14 8-30 13-46 13-17 0-33-5-47-13-14-9-26-20-34-34s-12-30-12-46c0-17 4-33 12-47s20-26 34-34 30-12 47-12c16 0 32 4 46 12s26 20 34 34c9 14 13 30 13 47z">
            <text:p/>
          </draw:path>
          <draw:path draw:style-name="gr24" draw:text-style-name="P14" draw:layer="layout" svg:width="0.185cm" svg:height="0.185cm" svg:x="9.605cm" svg:y="6.298cm" svg:viewBox="0 0 186 186" svg:d="M186 93c0 16-4 31-12 46-8 14-20 25-34 34-15 8-31 13-47 13s-33-5-47-13c-15-9-26-20-34-34-8-15-12-30-12-46 0-17 4-33 12-47s19-26 34-34c14-8 31-12 47-12s32 4 47 12c14 8 26 20 34 34s12 30 12 47z">
            <text:p/>
          </draw:path>
          <draw:path draw:style-name="gr25" draw:text-style-name="P15" draw:layer="layout" svg:width="0.185cm" svg:height="0.186cm" svg:x="10.18cm" svg:y="6.31cm" svg:viewBox="0 0 186 187" svg:d="M186 93c0 17-4 33-12 47s-20 26-34 34-31 13-47 13c-17 0-32-5-46-13s-25-20-34-34-13-30-13-47c0-16 4-32 13-46 8-14 20-26 34-34s30-13 46-13c17 0 33 5 47 13s26 20 34 34 12 30 12 46z">
            <text:p/>
          </draw:path>
          <draw:path draw:style-name="gr11" draw:text-style-name="P8" draw:layer="layout" svg:width="4.302cm" svg:height="0cm" svg:x="10.652cm" svg:y="2.407cm" svg:viewBox="0 0 4303 0" svg:d="M0 0c1434 0 2869 0 4303 0">
            <text:p/>
          </draw:path>
          <draw:path draw:style-name="gr34" draw:text-style-name="P8" draw:layer="layout" svg:width="0.847cm" svg:height="0cm" draw:transform="rotate (1.5707963267949) translate (10.8472849099099cm 2.79767094117647cm)" svg:viewBox="0 0 848 0" svg:d="M0 0c283 0 565 0 848 0">
            <text:p/>
          </draw:path>
          <draw:path draw:style-name="gr44" draw:text-style-name="P8" draw:layer="layout" svg:width="0.979cm" svg:height="0cm" draw:transform="rotate (1.5707963267949) translate (11.1922620561738cm 2.19974129411765cm)" svg:viewBox="0 0 980 0" svg:d="M0 0c327 0 653 0 980 0">
            <text:p/>
          </draw:path>
          <draw:path draw:style-name="gr35" draw:text-style-name="P8" draw:layer="layout" svg:width="0.614cm" svg:height="0cm" draw:transform="rotate (1.5707963267949) translate (11.8832162824589cm 2.37572058823529cm)" svg:viewBox="0 0 615 0" svg:d="M0 0c205 0 410 0 615 0">
            <text:p/>
          </draw:path>
          <draw:path draw:style-name="gr36" draw:text-style-name="P8" draw:layer="layout" svg:width="0.636cm" svg:height="0cm" draw:transform="rotate (1.5707963267949) translate (12.4581781928988cm 2.64868847058824cm)" svg:viewBox="0 0 637 0" svg:d="M0 0c212 0 425 0 637 0">
            <text:p/>
          </draw:path>
          <draw:path draw:style-name="gr46" draw:text-style-name="P8" draw:layer="layout" svg:width="0.65cm" svg:height="0cm" draw:transform="rotate (1.5707963267949) translate (13.0331401033386cm 2.40171752941176cm)" svg:viewBox="0 0 651 0" svg:d="M0 0c217 0 434 0 651 0">
            <text:p/>
          </draw:path>
          <draw:path draw:style-name="gr38" draw:text-style-name="P8" draw:layer="layout" svg:width="0.666cm" svg:height="0cm" draw:transform="rotate (1.5707963267949) translate (13.6081020137785cm 2.69568294117647cm)" svg:viewBox="0 0 667 0" svg:d="M0 0c222 0 445 0 667 0">
            <text:p/>
          </draw:path>
          <draw:path draw:style-name="gr42" draw:text-style-name="P8" draw:layer="layout" svg:width="0.307cm" svg:height="0cm" draw:transform="rotate (1.5707963267949) translate (14.1840638579756cm 2.55269976470588cm)" svg:viewBox="0 0 308 0" svg:d="M0 0c103 0 205 0 308 0">
            <text:p/>
          </draw:path>
          <draw:path draw:style-name="gr40" draw:text-style-name="P8" draw:layer="layout" svg:width="0.311cm" svg:height="0cm" draw:transform="rotate (1.5707963267949) translate (14.7590257684155cm 2.34172458823529cm)" svg:viewBox="0 0 312 0" svg:d="M0 0c104 0 208 0 312 0">
            <text:p/>
          </draw:path>
          <draw:path draw:style-name="gr19" draw:text-style-name="P9" draw:layer="layout" svg:width="0.185cm" svg:height="0.186cm" svg:x="10.754cm" svg:y="2.282cm" svg:viewBox="0 0 186 187" svg:d="M186 94c0 16-4 32-12 46-9 14-20 26-34 34-15 8-31 13-47 13s-33-5-47-13c-15-8-26-20-34-34s-12-30-12-46c0-17 4-33 12-47s19-26 34-34c14-8 31-13 47-13s32 5 47 13c14 8 25 20 34 34 8 14 12 30 12 47z">
            <text:p/>
          </draw:path>
          <draw:path draw:style-name="gr19" draw:text-style-name="P9" draw:layer="layout" svg:width="0.25cm" svg:height="0.216cm" svg:x="11.067cm" svg:y="1.567cm" svg:viewBox="0 0 251 217" svg:d="M125 0c42 72 84 145 126 217-84 0-167 0-251 0 42-72 83-145 125-217z">
            <text:p/>
          </draw:path>
          <draw:path draw:style-name="gr20" draw:text-style-name="P10" draw:layer="layout" svg:width="0.25cm" svg:height="0.216cm" svg:x="11.757cm" svg:y="1.923cm" svg:viewBox="0 0 251 217" svg:d="M126 0c42 72 83 145 125 217-84 0-167 0-251 0 42-72 84-145 126-217z">
            <text:p/>
          </draw:path>
          <draw:path draw:style-name="gr21" draw:text-style-name="P11" draw:layer="layout" svg:width="0.185cm" svg:height="0.186cm" svg:x="12.365cm" svg:y="2.24cm" svg:viewBox="0 0 186 187" svg:d="M186 93c0 17-4 33-12 47-9 14-21 26-35 34-15 8-30 13-46 13s-33-5-47-13-26-20-34-34-12-30-12-47c0-16 4-32 12-46s20-26 34-34 31-13 47-13 31 5 46 13c14 8 26 20 35 34 8 14 12 30 12 46z">
            <text:p/>
          </draw:path>
          <draw:path draw:style-name="gr22" draw:text-style-name="P12" draw:layer="layout" svg:width="0.25cm" svg:height="0.216cm" svg:x="12.908cm" svg:y="1.93cm" svg:viewBox="0 0 251 217" svg:d="M125 0c42 72 84 145 126 217-84 0-167 0-251 0 42-72 83-145 125-217z">
            <text:p/>
          </draw:path>
          <draw:path draw:style-name="gr23" draw:text-style-name="P13" draw:layer="layout" svg:width="0.186cm" svg:height="0.185cm" svg:x="13.515cm" svg:y="2.27cm" svg:viewBox="0 0 187 186" svg:d="M187 93c0 17-5 33-13 47s-20 26-34 34-31 12-47 12c-17 0-32-4-46-12s-26-20-34-34-13-30-13-47c0-16 5-32 13-46s20-25 34-34 30-13 46-13c17 0 33 4 47 13s26 20 34 34 13 30 13 46z">
            <text:p/>
          </draw:path>
          <draw:path draw:style-name="gr24" draw:text-style-name="P14" draw:layer="layout" svg:width="0.185cm" svg:height="0.185cm" svg:x="14.091cm" svg:y="2.304cm" svg:viewBox="0 0 186 186" svg:d="M186 93c0 16-5 31-13 46-9 14-20 26-34 35-14 8-30 12-46 12-17 0-33-4-47-12-14-9-26-21-34-35-8-15-12-30-12-46 0-17 4-33 12-47s20-26 34-34 30-12 47-12c16 0 32 4 46 12s26 20 34 34c9 14 13 30 13 47z">
            <text:p/>
          </draw:path>
          <draw:path draw:style-name="gr25" draw:text-style-name="P15" draw:layer="layout" svg:width="0.249cm" svg:height="0.216cm" svg:x="14.634cm" svg:y="2.04cm" svg:viewBox="0 0 250 217" svg:d="M125 0c42 72 83 145 125 217-83 0-167 0-250 0 42-72 83-145 125-217z">
            <text:p/>
          </draw:path>
          <draw:path draw:style-name="gr47" draw:text-style-name="P17" draw:layer="layout" svg:width="0.229cm" svg:height="0.251cm" svg:x="3.291cm" svg:y="4.6cm" svg:viewBox="0 0 230 252" svg:d="M125 152c0-9 0-19 0-28 35 0 70-1 105-1 0 31 0 61 0 91-16 12-33 22-50 28-17 7-35 10-53 10-24 0-47-5-67-16-20-10-35-25-45-44s-15-41-15-65 5-46 15-66c10-21 25-36 44-46s41-15 65-15c18 0 35 3 49 9 15 5 26 13 34 23 8 11 15 24 19 40-10 3-20 6-30 8-3-12-8-22-13-29-6-7-14-13-24-17s-22-6-34-6c-15 0-28 2-39 6-11 5-20 11-27 18s-12 15-16 24c-6 15-9 31-9 49 0 22 4 40 11 55 8 14 19 25 34 32 14 7 30 11 46 11 14 0 28-3 42-8 13-6 24-11 31-17 0-16 0-31 0-46-25 0-49 0-73 0z">
            <text:p/>
          </draw:path>
          <draw:path draw:style-name="gr47" draw:text-style-name="P17" draw:layer="layout" svg:width="0.165cm" svg:height="0.183cm" svg:x="3.552cm" svg:y="4.667cm" svg:viewBox="0 0 166 184" svg:d="M133 124c11 1 21 2 32 3-5 18-14 32-28 42-13 10-30 15-51 15-27 0-47-8-63-23-15-16-23-39-23-67 0-30 8-53 23-69 16-17 36-25 61-25 24 0 44 8 59 24s23 39 23 68c0 2 0 4 0 8-45 0-90 0-134 0 1 19 6 34 16 44 10 11 23 16 38 16 11 0 21-3 29-9 7-6 14-15 18-27zM33 75c34 0 67 0 101 0-2-15-5-26-12-33-10-12-22-17-38-17-14 0-25 4-35 13-9 10-15 22-16 37z">
            <text:p/>
          </draw:path>
          <draw:path draw:style-name="gr47" draw:text-style-name="P17" draw:layer="layout" svg:width="0.145cm" svg:height="0.179cm" svg:x="3.749cm" svg:y="4.667cm" svg:viewBox="0 0 146 180" svg:d="M0 180c0-58 0-117 0-176 9 0 18 0 27 0 0 8 0 17 0 25 14-19 33-29 58-29 11 0 21 2 30 6s16 9 20 15c5 6 8 13 10 22 1 5 1 15 1 29 0 36 0 72 0 108-10 0-20 0-30 0 0-35 0-71 0-107 0-12-1-21-4-27-2-6-6-11-12-15-6-3-14-5-22-5-13 0-24 4-33 12-10 8-14 23-14 46 0 32 0 64 0 96-11 0-21 0-31 0z">
            <text:p/>
          </draw:path>
          <draw:path draw:style-name="gr47" draw:text-style-name="P17" draw:layer="layout" svg:width="0.155cm" svg:height="0.247cm" svg:x="3.925cm" svg:y="4.604cm" svg:viewBox="0 0 156 248" svg:d="M128 244c0-8 0-15 0-23-12 18-28 27-51 27-14 0-27-4-39-12s-21-19-28-33c-7-13-10-29-10-48 0-17 3-33 9-47 6-15 15-26 27-33 12-8 25-12 40-12 11 0 21 2 29 7 9 4 15 10 21 17 0-29 0-58 0-87 10 0 20 0 30 0 0 81 0 162 0 244-9 0-19 0-28 0zM31 155c0 23 5 40 15 51s21 17 34 17c14 0 25-5 34-16 10-11 14-27 14-49 0-24-4-42-14-53-9-11-21-17-35-17s-25 5-34 16-14 28-14 51z">
            <text:p/>
          </draw:path>
          <draw:path draw:style-name="gr47" draw:text-style-name="P17" draw:layer="layout" svg:width="0.165cm" svg:height="0.183cm" svg:x="4.112cm" svg:y="4.667cm" svg:viewBox="0 0 166 184" svg:d="M133 124c11 1 21 2 32 3-5 18-14 32-28 42-13 10-30 15-51 15-27 0-47-8-63-23-15-16-23-39-23-67 0-30 8-53 23-69 16-17 36-25 61-25 24 0 44 8 59 24s23 39 23 68c0 2 0 4 0 8-45 0-90 0-134 0 1 19 6 34 16 44 10 11 23 16 38 16 11 0 21-3 29-9 7-6 14-15 18-27zM33 75c34 0 67 0 101 0-2-15-5-26-12-33-10-12-22-17-38-17-14 0-25 4-35 13-9 10-15 22-16 37z">
            <text:p/>
          </draw:path>
          <draw:path draw:style-name="gr47" draw:text-style-name="P17" draw:layer="layout" svg:width="0.097cm" svg:height="0.179cm" svg:x="4.309cm" svg:y="4.667cm" svg:viewBox="0 0 98 180" svg:d="M0 180c0-58 0-117 0-176 9 0 18 0 27 0 0 9 0 18 0 27 7-13 14-21 20-25s12-6 19-6c11 0 21 3 32 10-4 9-7 18-11 27-7-4-15-6-22-6s-13 2-18 6-9 9-11 16c-4 11-5 22-5 35 0 31 0 62 0 92-11 0-21 0-31 0z">
            <text:p/>
          </draw:path>
          <draw:path draw:style-name="gr47" draw:text-style-name="P17" draw:layer="layout" svg:width="0.031cm" svg:height="0.243cm" svg:x="7.798cm" svg:y="4.604cm" svg:viewBox="0 0 32 244" svg:d="M0 244c0-82 0-163 0-244 11 0 21 0 32 0 0 81 0 162 0 244-11 0-21 0-32 0z">
            <text:p/>
          </draw:path>
          <draw:path draw:style-name="gr47" draw:text-style-name="P17" draw:layer="layout" svg:width="0.139cm" svg:height="0.179cm" svg:x="7.892cm" svg:y="4.667cm" svg:viewBox="0 0 140 180" svg:d="M0 180c0-58 0-117 0-176 9 0 18 0 26 0 0 8 0 17 0 25 13-19 31-29 55-29 11 0 20 2 29 6s15 9 20 15c4 6 7 13 9 22 1 5 1 15 1 29 0 36 0 72 0 108-9 0-19 0-29 0 0-35 0-71 0-107 0-12-1-21-3-27-3-6-7-11-12-15-6-3-13-5-21-5-12 0-23 4-32 12s-14 23-14 46c0 32 0 64 0 96-9 0-19 0-29 0z">
            <text:p/>
          </draw:path>
          <draw:path draw:style-name="gr47" draw:text-style-name="P17" draw:layer="layout" svg:width="0.15cm" svg:height="0.183cm" svg:x="8.062cm" svg:y="4.667cm" svg:viewBox="0 0 151 184" svg:d="M122 116c9 1 19 2 29 4-4 20-12 36-25 47-13 12-29 17-47 17-24 0-43-7-57-23-15-16-22-39-22-68 0-19 3-36 9-50s16-25 29-32c12-7 26-11 41-11 19 0 34 5 46 15 12 9 19 23 23 41-10 1-19 3-29 4-2-12-7-20-14-26s-15-9-25-9c-15 0-27 5-36 16s-14 28-14 51c0 24 5 41 13 52 9 10 21 16 35 16 12 0 21-4 29-11s13-18 15-33z">
            <text:p/>
          </draw:path>
          <draw:path draw:style-name="gr47" draw:text-style-name="P17" draw:layer="layout" svg:width="0.161cm" svg:height="0.183cm" svg:x="8.24cm" svg:y="4.667cm" svg:viewBox="0 0 162 184" svg:d="M0 92c0-32 9-57 27-72 15-13 33-20 54-20 24 0 43 8 58 24s23 38 23 66c0 22-3 40-10 53s-16 23-29 31c-13 7-27 10-42 10-24 0-44-8-59-23-15-16-22-39-22-69zM30 92c0 23 5 40 15 51 9 11 21 17 36 17s27-6 36-17c10-11 15-29 15-52 0-22-5-38-15-49-9-12-22-17-36-17-15 0-27 5-36 17-10 11-15 28-15 50z">
            <text:p/>
          </draw:path>
          <draw:path draw:style-name="gr47" draw:text-style-name="P17" draw:layer="layout" svg:width="0.233cm" svg:height="0.179cm" svg:x="8.43cm" svg:y="4.667cm" svg:viewBox="0 0 234 180" svg:d="M0 180c0-58 0-117 0-176 9 0 17 0 26 0 0 8 0 16 0 25 6-9 13-16 22-21s19-8 31-8 23 3 31 8c8 6 14 13 17 23 14-21 32-31 54-31 17 0 30 5 39 15 10 9 14 24 14 44 0 41 0 81 0 121-10 0-19 0-29 0 0-37 0-74 0-111 0-12-1-20-3-26-2-5-5-9-10-12s-11-5-18-5c-12 0-22 4-30 12-8 9-12 22-12 40 0 34 0 68 0 102-10 0-20 0-29 0 0-38 0-76 0-114 0-14-3-23-7-30-5-7-13-10-24-10-8 0-16 2-23 7-7 4-12 10-15 19s-5 21-5 37c0 30 0 61 0 91-9 0-19 0-29 0z">
            <text:p/>
          </draw:path>
          <draw:path draw:style-name="gr47" draw:text-style-name="P17" draw:layer="layout" svg:width="0.158cm" svg:height="0.183cm" svg:x="8.702cm" svg:y="4.667cm" svg:viewBox="0 0 159 184" svg:d="M128 124c10 1 20 2 30 3-4 18-13 32-26 42s-30 15-50 15c-25 0-45-8-60-23-15-16-22-39-22-67 0-30 7-53 22-69 15-17 35-25 59-25 23 0 42 8 56 24 15 16 22 39 22 68 0 2 0 4 0 8-43 0-86 0-129 0 1 19 7 34 16 44 10 11 22 16 37 16 10 0 19-3 27-9s14-15 18-27zM32 75c32 0 64 0 96 0-1-15-5-26-11-33-9-12-21-17-36-17-13 0-25 4-34 13-9 10-14 22-15 37z">
            <text:p/>
          </draw:path>
          <draw:path draw:style-name="gr47" draw:text-style-name="P17" draw:layer="layout" svg:width="0.225cm" svg:height="0.243cm" svg:x="3.533cm" svg:y="0.501cm" svg:viewBox="0 0 226 244" svg:d="M0 244c31-82 62-163 93-244 11 0 23 0 34 0 33 81 66 162 99 244-12 0-24 0-36 0-9-25-19-50-28-74-34 0-68 0-101 0-9 24-18 49-27 74-11 0-23 0-34 0zM70 144c27 0 55 0 82 0-9-23-17-45-25-68-8-20-14-37-18-50-3 15-7 31-13 46-8 24-17 48-26 72z">
            <text:p/>
          </draw:path>
          <draw:path draw:style-name="gr47" draw:text-style-name="P17" draw:layer="layout" svg:width="0.153cm" svg:height="0.251cm" svg:x="3.779cm" svg:y="0.564cm" svg:viewBox="0 0 154 252" svg:d="M6 195c10 1 19 3 29 4 1 9 4 16 10 20 7 5 17 8 30 8 14 0 24-3 32-8 7-6 12-13 15-23 2-6 2-19 2-39-13 16-29 23-48 23-24 0-43-8-56-26-13-17-20-38-20-63 0-17 3-32 9-46 6-15 15-26 26-33 12-8 25-12 41-12 21 0 38 8 51 25 0-7 0-14 0-21 9 0 18 0 27 0 0 51 0 102 0 152 0 28-2 47-8 59-5 11-14 20-26 27s-27 10-45 10c-21 0-38-5-50-14-13-10-19-24-19-43zM31 89c0 23 4 40 13 51 9 10 21 16 35 16 13 0 25-6 34-16 9-11 14-27 14-50 0-22-5-38-15-49-9-11-21-16-34-16s-24 5-34 16c-9 11-13 27-13 48z">
            <text:p/>
          </draw:path>
          <draw:path draw:style-name="gr47" draw:text-style-name="P17" draw:layer="layout" svg:width="0.161cm" svg:height="0.183cm" svg:x="3.962cm" svg:y="0.564cm" svg:viewBox="0 0 162 184" svg:d="M130 124c10 1 20 2 31 3-5 18-14 32-27 42s-30 15-50 15c-26 0-46-8-61-23-15-16-23-39-23-67 0-30 8-53 23-69 15-17 35-25 59-25 23 0 42 8 57 24s23 39 23 68c0 2 0 4-1 8-43 0-87 0-130 0 1 19 6 34 16 44 10 11 22 16 37 16 11 0 20-3 28-9 7-6 13-15 18-27zM32 75c33 0 66 0 98 0-1-15-5-26-11-33-9-12-22-17-37-17-13 0-25 4-34 13-10 10-15 22-16 37z">
            <text:p/>
          </draw:path>
          <draw:path draw:style-name="gr47" draw:text-style-name="P17" draw:layer="layout" svg:width="0.178cm" svg:height="0.243cm" svg:x="7.597cm" svg:y="0.501cm" svg:viewBox="0 0 179 244" svg:d="M0 244c0-82 0-163 0-244 58 0 116 0 173 0 0 10 0 19 0 29-47 0-94 0-141 0 0 25 0 49 0 74 44 0 88 0 132 0 0 10 0 19 0 29-44 0-88 0-132 0 0 28 0 55 0 83 49 0 98 0 147 0 0 9 0 19 0 29-60 0-119 0-179 0z">
            <text:p/>
          </draw:path>
          <draw:path draw:style-name="gr47" draw:text-style-name="P17" draw:layer="layout" svg:width="0.15cm" svg:height="0.247cm" svg:x="7.814cm" svg:y="0.501cm" svg:viewBox="0 0 151 248" svg:d="M123 244c0-8 0-15 0-23-11 18-27 27-48 27-14 0-27-4-38-12-12-8-21-19-27-33-7-13-10-29-10-48 0-17 3-33 9-47 5-15 14-26 26-33 11-8 24-12 38-12 11 0 20 2 28 7 9 4 15 10 20 17 0-29 0-58 0-87 10 0 20 0 30 0 0 81 0 162 0 244-9 0-19 0-28 0zM30 155c0 23 5 40 14 51 10 11 21 17 34 17 12 0 23-5 32-16s14-27 14-49c0-24-5-42-14-53s-20-17-34-17c-13 0-24 5-33 16-8 11-13 28-13 51z">
            <text:p/>
          </draw:path>
          <draw:path draw:style-name="gr47" draw:text-style-name="P17" draw:layer="layout" svg:width="0.14cm" svg:height="0.179cm" svg:x="8.005cm" svg:y="0.568cm" svg:viewBox="0 0 141 180" svg:d="M115 176c0-8 0-17 0-25-14 19-32 29-56 29-10 0-19-2-28-6s-16-9-20-15-7-13-9-22c-1-6-2-15-2-28 0-36 0-73 0-109 10 0 20 0 29 0 0 33 0 65 0 98 0 15 1 26 2 31 2 8 6 14 12 19 6 4 13 7 22 7s17-3 25-7c8-5 13-11 17-19 3-8 4-19 4-34 0-32 0-63 0-95 10 0 20 0 30 0 0 59 0 118 0 176-9 0-18 0-26 0z">
            <text:p/>
          </draw:path>
          <draw:path draw:style-name="gr47" draw:text-style-name="P17" draw:layer="layout" svg:width="0.15cm" svg:height="0.183cm" svg:x="8.177cm" svg:y="0.564cm" svg:viewBox="0 0 151 184" svg:d="M122 116c10 1 20 2 29 4-3 20-11 36-24 47-13 12-29 17-48 17-24 0-43-7-57-23-15-16-22-39-22-68 0-19 3-36 9-50 7-14 16-25 29-32 12-7 26-11 41-11 19 0 34 5 46 15 12 9 20 23 24 41-10 1-20 3-29 4-3-12-8-20-15-26-6-6-15-9-25-9-15 0-27 5-36 16s-14 28-14 51c0 24 5 41 14 52 9 10 20 16 35 16 11 0 21-4 29-11 7-7 12-18 14-33z">
            <text:p/>
          </draw:path>
          <draw:path draw:style-name="gr47" draw:text-style-name="P17" draw:layer="layout" svg:width="0.159cm" svg:height="0.183cm" svg:x="8.356cm" svg:y="0.564cm" svg:viewBox="0 0 160 184" svg:d="M123 159c-11 9-21 16-31 20-10 3-21 5-33 5-19 0-33-4-44-14-10-9-15-21-15-36 0-9 2-17 6-24s9-13 15-17 13-8 21-10c6-1 15-3 26-4 24-3 42-7 53-11 0-4 0-6 0-7 0-13-3-21-8-26-8-7-19-10-34-10-14 0-24 2-30 7-7 5-12 14-15 26-10-1-19-2-29-4 3-12 7-22 13-30s15-14 26-18 24-6 39-6 27 2 37 5c9 4 16 8 20 14 4 5 7 12 9 20 1 5 2 14 2 28 0 13 0 26 0 39 0 28 0 46 2 53 1 8 3 15 7 21-10 0-20 0-31 0-3-6-5-13-6-21zM121 92c-11 4-27 8-48 11-12 2-21 4-26 6s-9 6-11 10c-3 4-5 9-5 14 0 8 3 15 9 20s15 8 26 8c12 0 22-3 31-8s15-12 19-20c3-7 5-17 5-30 0-4 0-7 0-11z">
            <text:p/>
          </draw:path>
          <draw:path draw:style-name="gr47" draw:text-style-name="P17" draw:layer="layout" svg:width="0.084cm" svg:height="0.239cm" svg:x="8.531cm" svg:y="0.506cm" svg:viewBox="0 0 85 240" svg:d="M80 211c2 9 3 18 5 27-9 1-16 2-22 2-11 0-19-1-25-5-6-3-10-8-13-13-2-6-3-18-3-36 0-33 0-67 0-101-8 0-15 0-22 0 0-8 0-16 0-23 7 0 14 0 22 0 0-15 0-29 0-44 9-6 19-12 29-18 0 21 0 41 0 62 10 0 20 0 29 0 0 7 0 15 0 23-9 0-19 0-29 0 0 34 0 69 0 103 0 9 0 14 1 16 1 3 3 5 6 6 2 2 5 2 10 2 3 0 7 0 12-1z">
            <text:p/>
          </draw:path>
          <draw:path draw:style-name="gr47" draw:text-style-name="P17" draw:layer="layout" svg:width="0.028cm" svg:height="0.243cm" svg:x="8.65cm" svg:y="0.501cm" svg:viewBox="0 0 29 244" svg:d="M0 34c0-11 0-23 0-34 10 0 20 0 29 0 0 11 0 23 0 34-9 0-19 0-29 0zM0 244c0-59 0-118 0-177 10 0 20 0 29 0 0 59 0 118 0 177-9 0-19 0-29 0z">
            <text:p/>
          </draw:path>
          <draw:path draw:style-name="gr47" draw:text-style-name="P17" draw:layer="layout" svg:width="0.162cm" svg:height="0.183cm" svg:x="8.716cm" svg:y="0.564cm" svg:viewBox="0 0 163 184" svg:d="M0 92c0-32 9-57 27-72 15-13 33-20 54-20 24 0 44 8 59 24s23 38 23 66c0 22-4 40-10 53-7 13-17 23-30 31-12 7-26 10-42 10-24 0-44-8-59-23-15-16-22-39-22-69zM30 92c0 23 5 40 15 51s22 17 36 17c15 0 27-6 37-17s15-29 15-52c0-22-5-38-15-49-10-12-22-17-37-17-14 0-26 5-36 17-10 11-15 28-15 50z">
            <text:p/>
          </draw:path>
          <draw:path draw:style-name="gr47" draw:text-style-name="P17" draw:layer="layout" svg:width="0.14cm" svg:height="0.179cm" svg:x="8.908cm" svg:y="0.564cm" svg:viewBox="0 0 141 180" svg:d="M0 180c0-58 0-117 0-176 9 0 18 0 27 0 0 8 0 17 0 25 12-19 31-29 55-29 10 0 20 2 29 6 8 4 15 9 19 15 5 6 8 13 10 22 1 5 1 15 1 29 0 36 0 72 0 108-10 0-19 0-29 0 0-35 0-71 0-107 0-12-1-21-4-27-2-6-6-11-12-15-6-3-13-5-20-5-13 0-24 4-33 12s-14 23-14 46c0 32 0 64 0 96-9 0-19 0-29 0z">
            <text:p/>
          </draw:path>
          <draw:path draw:style-name="gr47" draw:text-style-name="P17" draw:layer="layout" svg:width="0.161cm" svg:height="0.243cm" svg:x="12.159cm" svg:y="0.319cm" svg:viewBox="0 0 162 244" svg:d="M0 244c0-82 0-163 0-244 54 0 108 0 162 0 0 10 0 19 0 29-43 0-87 0-130 0 0 25 0 50 0 75 38 0 75 0 113 0 0 10 0 19 0 29-38 0-75 0-113 0 0 37 0 74 0 111-11 0-21 0-32 0z">
            <text:p/>
          </draw:path>
          <draw:path draw:style-name="gr47" draw:text-style-name="P17" draw:layer="layout" svg:width="0.029cm" svg:height="0.243cm" svg:x="12.361cm" svg:y="0.319cm" svg:viewBox="0 0 30 244" svg:d="M0 34c0-11 0-23 0-34 10 0 20 0 30 0 0 11 0 23 0 34-10 0-20 0-30 0zM0 244c0-59 0-118 0-177 10 0 20 0 30 0 0 59 0 118 0 177-10 0-20 0-30 0z">
            <text:p/>
          </draw:path>
          <draw:path draw:style-name="gr47" draw:text-style-name="P17" draw:layer="layout" svg:width="0.141cm" svg:height="0.179cm" svg:x="12.438cm" svg:y="0.382cm" svg:viewBox="0 0 142 180" svg:d="M0 180c0-58 0-117 0-176 9 0 18 0 27 0 0 8 0 17 0 25 12-19 31-29 55-29 11 0 20 2 29 6s15 9 20 15c4 6 7 13 9 22 1 5 2 15 2 29 0 36 0 72 0 108-10 0-20 0-30 0 0-35 0-71 0-107 0-12-1-21-3-27-3-6-7-11-13-15-5-3-12-5-20-5-13 0-24 4-33 12s-13 23-13 46c0 32 0 64 0 96-10 0-20 0-30 0z">
            <text:p/>
          </draw:path>
          <draw:path draw:style-name="gr47" draw:text-style-name="P17" draw:layer="layout" svg:width="0.16cm" svg:height="0.183cm" svg:x="12.609cm" svg:y="0.382cm" svg:viewBox="0 0 161 184" svg:d="M124 159c-11 9-22 16-32 20-10 3-21 5-32 5-20 0-34-4-45-14-10-9-15-21-15-36 0-9 2-17 6-24s9-13 15-17 13-8 21-10c6-1 15-3 27-4 23-3 41-7 52-11 0-4 0-6 0-7 0-13-2-21-8-26-7-7-19-10-34-10-13 0-24 2-30 7-7 5-12 14-15 26-10-1-19-2-29-4 3-12 7-22 13-30s15-14 26-18c12-4 25-6 40-6s27 2 36 5c9 4 16 8 21 14 4 5 7 12 9 20 1 5 1 14 1 28 0 13 0 26 0 39 0 28 1 46 2 53 1 8 4 15 8 21-11 0-21 0-31 0-3-6-5-13-6-21zM121 92c-10 4-26 8-48 11-12 2-21 4-26 6s-9 6-11 10c-3 4-4 9-4 14 0 8 3 15 8 20 6 5 15 8 27 8 11 0 21-3 30-8s15-12 20-20c3-7 4-17 4-30 0-4 0-7 0-11z">
            <text:p/>
          </draw:path>
          <draw:path draw:style-name="gr47" draw:text-style-name="P17" draw:layer="layout" svg:width="0.141cm" svg:height="0.179cm" svg:x="12.8cm" svg:y="0.382cm" svg:viewBox="0 0 142 180" svg:d="M0 180c0-58 0-117 0-176 9 0 18 0 27 0 0 8 0 17 0 25 12-19 31-29 55-29 11 0 20 2 29 6s15 9 20 15c4 6 7 13 9 22 1 5 2 15 2 29 0 36 0 72 0 108-10 0-20 0-30 0 0-35 0-71 0-107 0-12-1-21-3-27-3-6-7-11-13-15-5-3-12-5-20-5-13 0-24 4-33 12s-13 23-13 46c0 32 0 64 0 96-10 0-20 0-30 0z">
            <text:p/>
          </draw:path>
          <draw:path draw:style-name="gr47" draw:text-style-name="P17" draw:layer="layout" svg:width="0.151cm" svg:height="0.183cm" svg:x="12.972cm" svg:y="0.382cm" svg:viewBox="0 0 152 184" svg:d="M123 116c9 1 19 2 29 4-3 20-11 36-25 47-13 12-29 17-48 17-24 0-43-7-57-23-15-16-22-39-22-68 0-19 3-36 9-50 7-14 16-25 29-32s26-11 41-11c19 0 35 5 47 15 12 9 20 23 23 41-9 1-19 3-29 4-2-12-7-20-14-26s-16-9-25-9c-15 0-27 5-37 16-9 11-14 28-14 51 0 24 5 41 14 52 9 10 21 16 35 16 12 0 21-4 29-11s13-18 15-33z">
            <text:p/>
          </draw:path>
          <draw:path draw:style-name="gr47" draw:text-style-name="P17" draw:layer="layout" svg:width="0.029cm" svg:height="0.243cm" svg:x="13.163cm" svg:y="0.319cm" svg:viewBox="0 0 30 244" svg:d="M0 34c0-11 0-23 0-34 10 0 20 0 30 0 0 11 0 23 0 34-10 0-20 0-30 0zM0 244c0-59 0-118 0-177 10 0 20 0 30 0 0 59 0 118 0 177-10 0-20 0-30 0z">
            <text:p/>
          </draw:path>
          <draw:path draw:style-name="gr47" draw:text-style-name="P17" draw:layer="layout" svg:width="0.16cm" svg:height="0.183cm" svg:x="13.23cm" svg:y="0.382cm" svg:viewBox="0 0 161 184" svg:d="M124 159c-11 9-22 16-32 20-10 3-21 5-32 5-20 0-34-4-45-14-10-9-15-21-15-36 0-9 2-17 6-24s9-13 15-17 13-8 21-10c6-1 15-3 27-4 23-3 41-7 52-11 0-4 0-6 0-7 0-13-2-21-8-26-7-7-19-10-34-10-13 0-24 2-30 7-7 5-12 14-15 26-10-1-19-2-29-4 3-12 7-22 13-30s15-14 26-18c12-4 25-6 40-6s27 2 36 5c9 4 16 8 21 14 4 5 7 12 9 20 1 5 1 14 1 28 0 13 0 26 0 39 0 28 1 46 2 53 1 8 4 15 8 21-11 0-21 0-31 0-3-6-5-13-6-21zM121 92c-10 4-26 8-48 11-12 2-21 4-26 6s-9 6-11 10c-3 4-4 9-4 14 0 8 3 15 8 20 6 5 15 8 27 8 11 0 21-3 30-8s15-12 20-20c3-7 4-17 4-30 0-4 0-7 0-11z">
            <text:p/>
          </draw:path>
          <draw:path draw:style-name="gr47" draw:text-style-name="P17" draw:layer="layout" svg:width="0.029cm" svg:height="0.243cm" svg:x="13.421cm" svg:y="0.319cm" svg:viewBox="0 0 30 244" svg:d="M0 244c0-82 0-163 0-244 10 0 20 0 30 0 0 81 0 162 0 244-10 0-20 0-30 0z">
            <text:p/>
          </draw:path>
          <draw:path draw:style-name="gr47" draw:text-style-name="P17" draw:layer="layout" svg:width="0.148cm" svg:height="0.243cm" svg:x="12.24cm" svg:y="0.683cm" svg:viewBox="0 0 149 244" svg:d="M0 244c0-82 0-163 0-244 11 0 21 0 32 0 0 72 0 143 0 215 39 0 78 0 117 0 0 9 0 19 0 29-50 0-99 0-149 0z">
            <text:p/>
          </draw:path>
          <draw:path draw:style-name="gr47" draw:text-style-name="P17" draw:layer="layout" svg:width="0.028cm" svg:height="0.243cm" svg:x="12.417cm" svg:y="0.683cm" svg:viewBox="0 0 29 244" svg:d="M0 34c0-11 0-23 0-34 10 0 19 0 29 0 0 11 0 23 0 34-10 0-19 0-29 0zM0 244c0-59 0-118 0-177 10 0 19 0 29 0 0 59 0 118 0 177-10 0-19 0-29 0z">
            <text:p/>
          </draw:path>
          <draw:path draw:style-name="gr47" draw:text-style-name="P17" draw:layer="layout" svg:width="0.083cm" svg:height="0.239cm" svg:x="12.477cm" svg:y="0.688cm" svg:viewBox="0 0 84 240" svg:d="M80 211c1 9 3 18 4 27-8 1-15 2-22 2-11 0-19-1-25-5-5-3-10-8-12-13-2-6-4-18-4-36 0-33 0-67 0-101-7 0-14 0-21 0 0-8 0-16 0-23 7 0 14 0 21 0 0-15 0-29 0-44 10-6 20-12 30-18 0 21 0 41 0 62 9 0 19 0 29 0 0 7 0 15 0 23-10 0-20 0-29 0 0 34 0 69 0 103 0 9 0 14 1 16 1 3 3 5 5 6 2 2 6 2 10 2 3 0 8 0 13-1z">
            <text:p/>
          </draw:path>
          <draw:path draw:style-name="gr47" draw:text-style-name="P17" draw:layer="layout" svg:width="0.158cm" svg:height="0.183cm" svg:x="12.586cm" svg:y="0.746cm" svg:viewBox="0 0 159 184" svg:d="M128 124c10 1 20 2 30 3-5 18-14 32-26 42-13 10-30 15-50 15-25 0-45-8-60-23-15-16-22-39-22-67 0-30 7-53 22-69 15-17 35-25 59-25 23 0 41 8 56 24s22 39 22 68c0 2 0 4 0 8-43 0-86 0-129 0 1 19 7 34 16 44 10 11 22 16 36 16 11 0 20-3 28-9 7-6 13-15 18-27zM32 75c32 0 64 0 96 0-1-15-5-26-11-33-9-12-21-17-36-17-14 0-25 4-34 13-9 10-14 22-15 37z">
            <text:p/>
          </draw:path>
          <draw:path draw:style-name="gr47" draw:text-style-name="P17" draw:layer="layout" svg:width="0.093cm" svg:height="0.179cm" svg:x="12.775cm" svg:y="0.746cm" svg:viewBox="0 0 94 180" svg:d="M0 180c0-58 0-117 0-176 9 0 18 0 26 0 0 9 0 18 0 27 7-13 13-21 19-25s12-6 19-6c10 0 20 3 30 10-4 9-7 18-10 27-8-4-15-6-22-6-6 0-12 2-17 6s-9 9-11 16c-3 11-5 22-5 35 0 31 0 62 0 92-10 0-19 0-29 0z">
            <text:p/>
          </draw:path>
          <draw:path draw:style-name="gr47" draw:text-style-name="P17" draw:layer="layout" svg:width="0.158cm" svg:height="0.183cm" svg:x="12.867cm" svg:y="0.746cm" svg:viewBox="0 0 159 184" svg:d="M122 159c-10 9-21 16-31 20-10 3-21 5-32 5-19 0-34-4-44-14-10-9-15-21-15-36 0-9 2-17 6-24s9-13 15-17 13-8 21-10c6-1 14-3 26-4 23-3 41-7 52-11 0-4 0-6 0-7 0-13-3-21-8-26-8-7-19-10-33-10s-24 2-31 7c-6 5-11 14-14 26-10-1-19-2-29-4 3-12 7-22 13-30s14-14 26-18c11-4 24-6 39-6s27 2 36 5c9 4 16 8 20 14 4 5 7 12 9 20 1 5 2 14 2 28 0 13 0 26 0 39 0 28 0 46 1 53 2 8 4 15 8 21-10 0-21 0-31 0-3-6-5-13-6-21zM120 92c-11 4-27 8-48 11-12 2-20 4-25 6s-9 6-12 10c-2 4-4 9-4 14 0 8 3 15 9 20s15 8 26 8 21-3 30-8 15-12 19-20c3-7 5-17 5-30 0-4 0-7 0-11z">
            <text:p/>
          </draw:path>
          <draw:path draw:style-name="gr47" draw:text-style-name="P17" draw:layer="layout" svg:width="0.149cm" svg:height="0.183cm" svg:x="13.047cm" svg:y="0.746cm" svg:viewBox="0 0 150 184" svg:d="M121 116c10 1 20 2 29 4-3 20-11 36-24 47-13 12-29 17-48 17-23 0-42-7-56-23-15-16-22-39-22-68 0-19 3-36 9-50s16-25 28-32c13-7 27-11 42-11 18 0 34 5 46 15 11 9 19 23 22 41-9 1-18 3-28 4-3-12-7-20-14-26s-16-9-25-9c-15 0-27 5-36 16s-14 28-14 51c0 24 4 41 13 52 9 10 21 16 35 16 12 0 21-4 29-11s12-18 14-33z">
            <text:p/>
          </draw:path>
          <draw:path draw:style-name="gr47" draw:text-style-name="P17" draw:layer="layout" svg:width="0.157cm" svg:height="0.247cm" svg:x="13.219cm" svg:y="0.75cm" svg:viewBox="0 0 158 248" svg:d="M15 244c-1-9-2-18-3-28 6 2 12 3 17 3 6 0 11-1 15-3 4-3 7-6 10-10 2-3 5-10 9-22 0-2 1-4 2-7-21-59-43-118-65-177 11 0 21 0 32 0 11 34 23 68 35 102 5 13 9 27 13 41 3-14 7-27 12-40 12-34 25-69 37-103 10 0 19 0 29 0-22 60-44 120-66 179-7 20-12 33-16 40-5 10-11 18-18 22-7 5-15 7-24 7-6 0-12-1-19-4z">
            <text:p/>
          </draw:path>
          <draw:path draw:style-name="gr47" draw:text-style-name="P17" draw:layer="layout" svg:width="0.082cm" svg:height="0.027cm" svg:x="0.805cm" svg:y="4.04cm" svg:viewBox="0 0 83 28" svg:d="M0 28c0-9 0-19 0-28 28 0 55 0 83 0 0 9 0 19 0 28-28 0-55 0-83 0z">
            <text:p/>
          </draw:path>
          <draw:path draw:style-name="gr47" draw:text-style-name="P17" draw:layer="layout" svg:width="0.142cm" svg:height="0.229cm" svg:x="0.911cm" svg:y="3.909cm" svg:viewBox="0 0 143 230" svg:d="M0 115c0-27 3-48 8-64 5-17 13-29 24-38 10-9 24-13 40-13 11 0 22 2 31 7 8 5 16 12 22 21 5 9 10 21 13 34 4 13 5 31 5 53 0 26-2 48-8 64-5 16-13 28-23 37-11 9-24 14-40 14-22 0-38-8-50-24-15-18-22-49-22-91zM28 115c0 37 4 61 12 74 9 12 19 18 32 18 12 0 22-6 31-19 8-12 12-36 12-73s-4-62-12-74c-9-12-19-18-32-18-12 0-22 5-29 16-10 14-14 39-14 76z">
            <text:p/>
          </draw:path>
          <draw:path draw:style-name="gr47" draw:text-style-name="P17" draw:layer="layout" svg:width="0.03cm" svg:height="0.03cm" svg:x="1.105cm" svg:y="4.103cm" svg:viewBox="0 0 31 31" svg:d="M0 31c0-10 0-21 0-31 10 0 20 0 31 0 0 10 0 21 0 31-11 0-21 0-31 0z">
            <text:p/>
          </draw:path>
          <draw:path draw:style-name="gr47" draw:text-style-name="P17" draw:layer="layout" svg:width="0.145cm" svg:height="0.225cm" svg:x="1.166cm" svg:y="3.913cm" svg:viewBox="0 0 146 226" svg:d="M0 163c9-1 19-2 28-3 2 15 7 25 15 32s17 11 28 11c13 0 24-5 33-15 8-10 13-23 13-40 0-16-4-28-13-37s-20-14-34-14c-9 0-16 2-23 6s-13 9-17 16c-8-1-17-2-25-4 7-38 14-77 21-115 36 0 73 0 109 0 0 9 0 18 0 26-29 0-58 0-87 0-4 21-8 41-12 61 13-10 27-14 41-14 19 0 36 6 49 20s20 31 20 53c0 20-6 37-18 52-14 18-33 28-57 28-20 0-37-6-49-18-13-11-20-26-22-45z">
            <text:p/>
          </draw:path>
          <draw:path draw:style-name="gr47" draw:text-style-name="P17" draw:layer="layout" svg:width="0.142cm" svg:height="0.229cm" svg:x="1.345cm" svg:y="3.909cm" svg:viewBox="0 0 143 230" svg:d="M0 115c0-27 3-48 8-64 5-17 13-29 24-38 10-9 24-13 40-13 11 0 22 2 31 7 8 5 16 12 22 21 5 9 10 21 13 34 4 13 5 31 5 53 0 26-2 48-8 64-5 16-13 28-23 37-11 9-24 14-40 14-22 0-38-8-50-24-15-18-22-49-22-91zM28 115c0 37 4 61 12 74 9 12 19 18 32 18 12 0 22-6 31-19 8-12 12-36 12-73s-4-62-12-74c-9-12-19-18-32-18-12 0-22 5-29 16-10 14-14 39-14 76z">
            <text:p/>
          </draw:path>
          <draw:path draw:style-name="gr47" draw:text-style-name="P17" draw:layer="layout" svg:width="0.082cm" svg:height="0.027cm" svg:x="0.805cm" svg:y="3.232cm" svg:viewBox="0 0 83 28" svg:d="M0 28c0-9 0-19 0-28 28 0 55 0 83 0 0 9 0 19 0 28-28 0-55 0-83 0z">
            <text:p/>
          </draw:path>
          <draw:path draw:style-name="gr47" draw:text-style-name="P17" draw:layer="layout" svg:width="0.142cm" svg:height="0.229cm" svg:x="0.911cm" svg:y="3.101cm" svg:viewBox="0 0 143 230" svg:d="M0 115c0-27 3-48 8-64 5-17 13-29 24-38 10-9 24-13 40-13 11 0 22 2 31 7 8 5 16 12 22 21 5 9 10 21 13 34 4 13 5 31 5 53 0 26-2 48-8 64-5 16-13 28-23 37-11 9-24 14-40 14-22 0-38-8-50-24-15-18-22-49-22-91zM28 115c0 37 4 61 12 74 9 12 19 18 32 18 12 0 22-6 31-19 8-12 12-36 12-73s-4-62-12-74c-9-12-19-18-32-18-12 0-22 5-29 16-10 14-14 39-14 76z">
            <text:p/>
          </draw:path>
          <draw:path draw:style-name="gr47" draw:text-style-name="P17" draw:layer="layout" svg:width="0.03cm" svg:height="0.03cm" svg:x="1.105cm" svg:y="3.296cm" svg:viewBox="0 0 31 31" svg:d="M0 31c0-10 0-21 0-31 10 0 20 0 31 0 0 10 0 21 0 31-11 0-21 0-31 0z">
            <text:p/>
          </draw:path>
          <draw:path draw:style-name="gr47" draw:text-style-name="P17" draw:layer="layout" svg:width="0.144cm" svg:height="0.225cm" svg:x="1.163cm" svg:y="3.101cm" svg:viewBox="0 0 145 226" svg:d="M145 199c0 9 0 18 0 27-48 0-97 0-145 0 0-7 1-13 3-19 4-11 10-21 18-30 8-10 20-22 35-34 24-20 40-36 49-48 8-12 12-23 12-33 0-11-4-20-11-28-8-7-18-11-30-11-13 0-24 4-31 12-8 8-12 19-12 33-9-1-19-2-28-3 2-21 9-37 22-48 12-11 29-17 49-17 21 0 38 6 50 18 13 12 19 27 19 44 0 9-2 18-6 27-3 9-9 18-17 27-9 10-23 23-42 40-16 14-27 23-31 28-5 5-9 10-12 15 36 0 72 0 108 0z">
            <text:p/>
          </draw:path>
          <draw:path draw:style-name="gr47" draw:text-style-name="P17" draw:layer="layout" svg:width="0.145cm" svg:height="0.225cm" svg:x="1.345cm" svg:y="3.105cm" svg:viewBox="0 0 146 226" svg:d="M0 163c9-1 19-2 28-3 2 15 7 25 15 32s17 11 28 11c13 0 24-5 33-15 8-10 13-23 13-40 0-16-4-28-13-37s-20-14-34-14c-9 0-16 2-23 6s-13 9-17 16c-8-1-17-2-25-4 7-38 14-77 21-115 36 0 73 0 109 0 0 9 0 18 0 26-29 0-58 0-87 0-4 21-8 41-12 61 13-10 27-14 41-14 19 0 36 6 49 20s20 31 20 53c0 20-6 37-18 52-14 18-33 28-57 28-20 0-37-6-49-18-13-11-20-26-22-45z">
            <text:p/>
          </draw:path>
          <draw:path draw:style-name="gr47" draw:text-style-name="P17" draw:layer="layout" svg:width="0.142cm" svg:height="0.229cm" svg:x="0.913cm" svg:y="2.294cm" svg:viewBox="0 0 143 230" svg:d="M0 115c0-27 3-48 8-64 5-17 13-29 24-38 10-9 23-13 39-13 12 0 22 2 31 7s16 12 22 21 10 21 14 34c3 13 5 31 5 53 0 26-3 48-8 64s-13 28-24 37c-10 9-24 14-40 14-21 0-37-8-49-24-15-18-22-49-22-91zM28 115c0 37 4 61 12 74 9 12 19 18 31 18 13 0 23-6 31-19 9-12 13-36 13-73s-4-62-13-74c-8-12-18-18-31-18-12 0-22 5-30 16-9 14-13 39-13 76z">
            <text:p/>
          </draw:path>
          <draw:path draw:style-name="gr47" draw:text-style-name="P17" draw:layer="layout" svg:width="0.03cm" svg:height="0.03cm" svg:x="1.106cm" svg:y="2.488cm" svg:viewBox="0 0 31 31" svg:d="M0 31c0-10 0-21 0-31 10 0 20 0 31 0 0 10 0 21 0 31-11 0-21 0-31 0z">
            <text:p/>
          </draw:path>
          <draw:path draw:style-name="gr47" draw:text-style-name="P17" draw:layer="layout" svg:width="0.142cm" svg:height="0.229cm" svg:x="1.168cm" svg:y="2.294cm" svg:viewBox="0 0 143 230" svg:d="M0 115c0-27 3-48 8-64 5-17 13-29 24-38 10-9 23-13 39-13 12 0 22 2 31 7s16 12 22 21 10 21 14 34c3 13 5 31 5 53 0 26-3 48-8 64s-13 28-24 37c-10 9-24 14-40 14-21 0-37-8-49-24-15-18-22-49-22-91zM28 115c0 37 4 61 12 74 9 12 19 18 31 18 13 0 23-6 31-19 9-12 13-36 13-73s-4-62-13-74c-8-12-18-18-31-18-12 0-22 5-30 16-9 14-13 39-13 76z">
            <text:p/>
          </draw:path>
          <draw:path draw:style-name="gr47" draw:text-style-name="P17" draw:layer="layout" svg:width="0.142cm" svg:height="0.229cm" svg:x="1.346cm" svg:y="2.294cm" svg:viewBox="0 0 143 230" svg:d="M0 115c0-27 3-48 8-64 5-17 13-29 24-38 10-9 23-13 39-13 12 0 22 2 31 7s16 12 22 21 10 21 14 34c3 13 5 31 5 53 0 26-3 48-8 64s-13 28-24 37c-10 9-24 14-40 14-21 0-37-8-49-24-15-18-22-49-22-91zM28 115c0 37 4 61 12 74 9 12 19 18 31 18 13 0 23-6 31-19 9-12 13-36 13-73s-4-62-13-74c-8-12-18-18-31-18-12 0-22 5-30 16-9 14-13 39-13 76z">
            <text:p/>
          </draw:path>
          <draw:path draw:style-name="gr47" draw:text-style-name="P17" draw:layer="layout" svg:width="0.142cm" svg:height="0.229cm" svg:x="0.913cm" svg:y="1.486cm" svg:viewBox="0 0 143 230" svg:d="M0 115c0-27 3-48 8-64 5-17 13-29 24-38 10-9 23-13 39-13 12 0 22 2 31 7s16 12 22 21 10 21 14 34c3 13 5 31 5 53 0 26-3 48-8 64s-13 28-24 37c-10 9-24 14-40 14-21 0-37-8-49-24-15-18-22-49-22-91zM28 115c0 37 4 61 12 74 9 12 19 18 31 18 13 0 23-6 31-19 9-12 13-36 13-73s-4-62-13-74c-8-12-18-18-31-18-12 0-22 5-30 16-9 14-13 39-13 76z">
            <text:p/>
          </draw:path>
          <draw:path draw:style-name="gr47" draw:text-style-name="P17" draw:layer="layout" svg:width="0.03cm" svg:height="0.03cm" svg:x="1.106cm" svg:y="1.68cm" svg:viewBox="0 0 31 31" svg:d="M0 31c0-10 0-21 0-31 10 0 20 0 31 0 0 10 0 21 0 31-11 0-21 0-31 0z">
            <text:p/>
          </draw:path>
          <draw:path draw:style-name="gr47" draw:text-style-name="P17" draw:layer="layout" svg:width="0.144cm" svg:height="0.225cm" svg:x="1.164cm" svg:y="1.486cm" svg:viewBox="0 0 145 226" svg:d="M145 199c0 9 0 18 0 27-49 0-97 0-145 0 0-7 1-13 3-19 4-11 10-21 18-30 8-10 20-22 35-34 24-20 40-36 48-48 9-12 13-23 13-33 0-11-4-20-12-28-7-7-17-11-29-11-13 0-24 4-31 12-8 8-12 19-12 33-9-1-19-2-28-3 2-21 9-37 21-48 13-11 29-17 50-17s38 6 50 18 18 27 18 44c0 9-1 18-5 27s-10 18-18 27c-8 10-22 23-41 40-16 14-27 23-31 28-5 5-9 10-12 15 36 0 72 0 108 0z">
            <text:p/>
          </draw:path>
          <draw:path draw:style-name="gr47" draw:text-style-name="P17" draw:layer="layout" svg:width="0.144cm" svg:height="0.225cm" svg:x="1.346cm" svg:y="1.49cm" svg:viewBox="0 0 145 226" svg:d="M0 163c9-1 19-2 28-3 2 15 7 25 15 32 7 7 17 11 27 11 13 0 24-5 33-15s14-23 14-40c0-16-5-28-13-37-9-9-20-14-34-14-9 0-17 2-24 6s-12 9-16 16c-8-1-17-2-25-4 7-38 14-77 21-115 36 0 73 0 109 0 0 9 0 18 0 26-29 0-58 0-88 0-3 21-7 41-11 61 13-10 27-14 41-14 19 0 35 6 48 20 14 14 20 31 20 53 0 20-6 37-17 52-14 18-33 28-58 28-20 0-36-6-48-18-13-11-20-26-22-45z">
            <text:p/>
          </draw:path>
          <draw:path draw:style-name="gr47" draw:text-style-name="P17" draw:layer="layout" svg:width="0.082cm" svg:height="0.027cm" svg:x="0.805cm" svg:y="8.142cm" svg:viewBox="0 0 83 28" svg:d="M0 28c0-9 0-19 0-28 28 0 55 0 83 0 0 9 0 19 0 28-28 0-55 0-83 0z">
            <text:p/>
          </draw:path>
          <draw:path draw:style-name="gr47" draw:text-style-name="P17" draw:layer="layout" svg:width="0.142cm" svg:height="0.229cm" svg:x="0.911cm" svg:y="8.012cm" svg:viewBox="0 0 143 230" svg:d="M0 115c0-27 3-48 8-64 5-17 13-29 24-38 10-9 24-13 40-13 11 0 22 2 31 7 8 5 16 12 22 21 5 9 10 21 13 34 4 13 5 31 5 53 0 26-2 48-8 64-5 16-13 28-23 37-11 9-24 14-40 14-22 0-38-8-50-24-15-18-22-49-22-91zM28 115c0 37 4 61 12 74 9 12 19 18 32 18 12 0 22-6 31-19 8-12 12-36 12-73s-4-62-12-74c-9-12-19-18-32-18-12 0-22 5-29 16-10 14-14 39-14 76z">
            <text:p/>
          </draw:path>
          <draw:path draw:style-name="gr47" draw:text-style-name="P17" draw:layer="layout" svg:width="0.03cm" svg:height="0.03cm" svg:x="1.105cm" svg:y="8.206cm" svg:viewBox="0 0 31 31" svg:d="M0 31c0-10 0-21 0-31 10 0 20 0 31 0 0 10 0 21 0 31-11 0-21 0-31 0z">
            <text:p/>
          </draw:path>
          <draw:path draw:style-name="gr47" draw:text-style-name="P17" draw:layer="layout" svg:width="0.145cm" svg:height="0.225cm" svg:x="1.166cm" svg:y="8.016cm" svg:viewBox="0 0 146 226" svg:d="M0 163c9-1 19-2 28-3 2 15 7 25 15 32s17 11 28 11c13 0 24-5 33-15 8-10 13-23 13-40 0-16-4-28-13-37s-20-14-34-14c-9 0-16 2-23 6s-13 9-17 16c-8-1-17-2-25-4 7-38 14-77 21-115 36 0 73 0 109 0 0 9 0 18 0 26-29 0-58 0-87 0-4 21-8 41-12 61 13-10 27-14 41-14 19 0 36 6 49 20s20 31 20 53c0 20-6 37-18 52-14 18-33 28-57 28-20 0-37-6-49-18-13-11-20-26-22-45z">
            <text:p/>
          </draw:path>
          <draw:path draw:style-name="gr47" draw:text-style-name="P17" draw:layer="layout" svg:width="0.142cm" svg:height="0.229cm" svg:x="1.345cm" svg:y="8.012cm" svg:viewBox="0 0 143 230" svg:d="M0 115c0-27 3-48 8-64 5-17 13-29 24-38 10-9 24-13 40-13 11 0 22 2 31 7 8 5 16 12 22 21 5 9 10 21 13 34 4 13 5 31 5 53 0 26-2 48-8 64-5 16-13 28-23 37-11 9-24 14-40 14-22 0-38-8-50-24-15-18-22-49-22-91zM28 115c0 37 4 61 12 74 9 12 19 18 32 18 12 0 22-6 31-19 8-12 12-36 12-73s-4-62-12-74c-9-12-19-18-32-18-12 0-22 5-29 16-10 14-14 39-14 76z">
            <text:p/>
          </draw:path>
          <draw:path draw:style-name="gr47" draw:text-style-name="P17" draw:layer="layout" svg:width="0.082cm" svg:height="0.027cm" svg:x="0.805cm" svg:y="7.335cm" svg:viewBox="0 0 83 28" svg:d="M0 28c0-9 0-19 0-28 28 0 55 0 83 0 0 9 0 19 0 28-28 0-55 0-83 0z">
            <text:p/>
          </draw:path>
          <draw:path draw:style-name="gr47" draw:text-style-name="P17" draw:layer="layout" svg:width="0.142cm" svg:height="0.229cm" svg:x="0.911cm" svg:y="7.204cm" svg:viewBox="0 0 143 230" svg:d="M0 115c0-27 3-48 8-64 5-17 13-29 24-38 10-9 24-13 40-13 11 0 22 2 31 7 8 5 16 12 22 21 5 9 10 21 13 34 4 13 5 31 5 53 0 26-2 48-8 64-5 16-13 28-23 37-11 9-24 14-40 14-22 0-38-8-50-24-15-18-22-49-22-91zM28 115c0 37 4 61 12 74 9 12 19 18 32 18 12 0 22-6 31-19 8-12 12-36 12-73s-4-62-12-74c-9-12-19-18-32-18-12 0-22 5-29 16-10 14-14 39-14 76z">
            <text:p/>
          </draw:path>
          <draw:path draw:style-name="gr47" draw:text-style-name="P17" draw:layer="layout" svg:width="0.03cm" svg:height="0.03cm" svg:x="1.105cm" svg:y="7.399cm" svg:viewBox="0 0 31 31" svg:d="M0 31c0-10 0-21 0-31 10 0 20 0 31 0 0 10 0 21 0 31-11 0-21 0-31 0z">
            <text:p/>
          </draw:path>
          <draw:path draw:style-name="gr47" draw:text-style-name="P17" draw:layer="layout" svg:width="0.144cm" svg:height="0.225cm" svg:x="1.163cm" svg:y="7.204cm" svg:viewBox="0 0 145 226" svg:d="M145 199c0 9 0 18 0 27-48 0-97 0-145 0 0-7 1-13 3-19 4-11 10-21 18-30 8-10 20-22 35-34 24-20 40-36 49-48 8-12 12-23 12-33 0-11-4-20-11-28-8-7-18-11-30-11-13 0-24 4-31 12-8 8-12 19-12 33-9-1-19-2-28-3 2-21 9-37 22-48 12-11 29-17 49-17 21 0 38 6 50 18 13 12 19 27 19 44 0 9-2 18-6 27-3 9-9 18-17 27-9 10-23 23-42 40-16 14-27 23-31 28-5 5-9 10-12 15 36 0 72 0 108 0z">
            <text:p/>
          </draw:path>
          <draw:path draw:style-name="gr47" draw:text-style-name="P17" draw:layer="layout" svg:width="0.145cm" svg:height="0.225cm" svg:x="1.345cm" svg:y="7.208cm" svg:viewBox="0 0 146 226" svg:d="M0 163c9-1 19-2 28-3 2 15 7 25 15 32s17 11 28 11c13 0 24-5 33-15 8-10 13-23 13-40 0-16-4-28-13-37s-20-14-34-14c-9 0-16 2-23 6s-13 9-17 16c-8-1-17-2-25-4 7-38 14-77 21-115 36 0 73 0 109 0 0 9 0 18 0 26-29 0-58 0-87 0-4 21-8 41-12 61 13-10 27-14 41-14 19 0 36 6 49 20s20 31 20 53c0 20-6 37-18 52-14 18-33 28-57 28-20 0-37-6-49-18-13-11-20-26-22-45z">
            <text:p/>
          </draw:path>
          <draw:path draw:style-name="gr47" draw:text-style-name="P17" draw:layer="layout" svg:width="0.142cm" svg:height="0.229cm" svg:x="0.913cm" svg:y="6.397cm" svg:viewBox="0 0 143 230" svg:d="M0 115c0-27 3-48 8-64 5-17 13-29 24-38 10-9 23-13 39-13 12 0 22 2 31 7s16 12 22 21 10 21 14 34c3 13 5 31 5 53 0 26-3 48-8 64s-13 28-24 37c-10 9-24 14-40 14-21 0-37-8-49-24-15-18-22-49-22-91zM28 115c0 37 4 61 12 74 9 12 19 18 31 18 13 0 23-6 31-19 9-12 13-36 13-73s-4-62-13-74c-8-12-18-18-31-18-12 0-22 5-30 16-9 14-13 39-13 76z">
            <text:p/>
          </draw:path>
          <draw:path draw:style-name="gr47" draw:text-style-name="P17" draw:layer="layout" svg:width="0.03cm" svg:height="0.03cm" svg:x="1.106cm" svg:y="6.591cm" svg:viewBox="0 0 31 31" svg:d="M0 31c0-10 0-21 0-31 10 0 20 0 31 0 0 10 0 21 0 31-11 0-21 0-31 0z">
            <text:p/>
          </draw:path>
          <draw:path draw:style-name="gr47" draw:text-style-name="P17" draw:layer="layout" svg:width="0.142cm" svg:height="0.229cm" svg:x="1.168cm" svg:y="6.397cm" svg:viewBox="0 0 143 230" svg:d="M0 115c0-27 3-48 8-64 5-17 13-29 24-38 10-9 23-13 39-13 12 0 22 2 31 7s16 12 22 21 10 21 14 34c3 13 5 31 5 53 0 26-3 48-8 64s-13 28-24 37c-10 9-24 14-40 14-21 0-37-8-49-24-15-18-22-49-22-91zM28 115c0 37 4 61 12 74 9 12 19 18 31 18 13 0 23-6 31-19 9-12 13-36 13-73s-4-62-13-74c-8-12-18-18-31-18-12 0-22 5-30 16-9 14-13 39-13 76z">
            <text:p/>
          </draw:path>
          <draw:path draw:style-name="gr47" draw:text-style-name="P17" draw:layer="layout" svg:width="0.142cm" svg:height="0.229cm" svg:x="1.346cm" svg:y="6.397cm" svg:viewBox="0 0 143 230" svg:d="M0 115c0-27 3-48 8-64 5-17 13-29 24-38 10-9 23-13 39-13 12 0 22 2 31 7s16 12 22 21 10 21 14 34c3 13 5 31 5 53 0 26-3 48-8 64s-13 28-24 37c-10 9-24 14-40 14-21 0-37-8-49-24-15-18-22-49-22-91zM28 115c0 37 4 61 12 74 9 12 19 18 31 18 13 0 23-6 31-19 9-12 13-36 13-73s-4-62-13-74c-8-12-18-18-31-18-12 0-22 5-30 16-9 14-13 39-13 76z">
            <text:p/>
          </draw:path>
          <draw:path draw:style-name="gr47" draw:text-style-name="P17" draw:layer="layout" svg:width="0.142cm" svg:height="0.229cm" svg:x="0.913cm" svg:y="5.589cm" svg:viewBox="0 0 143 230" svg:d="M0 115c0-27 3-48 8-64 5-17 13-29 24-38 10-9 23-13 39-13 12 0 22 2 31 7s16 12 22 21 10 21 14 34c3 13 5 31 5 53 0 26-3 48-8 64s-13 28-24 37c-10 9-24 14-40 14-21 0-37-8-49-24-15-18-22-49-22-91zM28 115c0 37 4 61 12 74 9 12 19 18 31 18 13 0 23-6 31-19 9-12 13-36 13-73s-4-62-13-74c-8-12-18-18-31-18-12 0-22 5-30 16-9 14-13 39-13 76z">
            <text:p/>
          </draw:path>
          <draw:path draw:style-name="gr47" draw:text-style-name="P17" draw:layer="layout" svg:width="0.03cm" svg:height="0.03cm" svg:x="1.106cm" svg:y="5.783cm" svg:viewBox="0 0 31 31" svg:d="M0 31c0-10 0-21 0-31 10 0 20 0 31 0 0 10 0 21 0 31-11 0-21 0-31 0z">
            <text:p/>
          </draw:path>
          <draw:path draw:style-name="gr47" draw:text-style-name="P17" draw:layer="layout" svg:width="0.144cm" svg:height="0.225cm" svg:x="1.164cm" svg:y="5.589cm" svg:viewBox="0 0 145 226" svg:d="M145 199c0 9 0 18 0 27-49 0-97 0-145 0 0-7 1-13 3-19 4-11 10-21 18-30 8-10 20-22 35-34 24-20 40-36 48-48 9-12 13-23 13-33 0-11-4-20-12-28-7-7-17-11-29-11-13 0-24 4-31 12-8 8-12 19-12 33-9-1-19-2-28-3 2-21 9-37 21-48 13-11 29-17 50-17s38 6 50 18 18 27 18 44c0 9-1 18-5 27s-10 18-18 27c-8 10-22 23-41 40-16 14-27 23-31 28-5 5-9 10-12 15 36 0 72 0 108 0z">
            <text:p/>
          </draw:path>
          <draw:path draw:style-name="gr47" draw:text-style-name="P17" draw:layer="layout" svg:width="0.144cm" svg:height="0.225cm" svg:x="1.346cm" svg:y="5.593cm" svg:viewBox="0 0 145 226" svg:d="M0 163c9-1 19-2 28-3 2 15 7 25 15 32 7 7 17 11 27 11 13 0 24-5 33-15s14-23 14-40c0-16-5-28-13-37-9-9-20-14-34-14-9 0-17 2-24 6s-12 9-16 16c-8-1-17-2-25-4 7-38 14-77 21-115 36 0 73 0 109 0 0 9 0 18 0 26-29 0-58 0-88 0-3 21-7 41-11 61 13-10 27-14 41-14 19 0 35 6 48 20 14 14 20 31 20 53 0 20-6 37-17 52-14 18-33 28-58 28-20 0-36-6-48-18-13-11-20-26-22-45z">
            <text:p/>
          </draw:path>
          <draw:path draw:style-name="gr47" draw:text-style-name="P17" draw:layer="layout" svg:width="0.29cm" svg:height="0.223cm" svg:x="0.249cm" svg:y="5.708cm" svg:viewBox="0 0 291 224" svg:d="M196 224c-1-12-3-23-4-35 15-2 26-6 35-12s16-15 22-28c5-13 8-27 8-43 0-14-2-27-6-38s-10-19-17-24c-8-5-16-8-24-8-9 0-17 2-24 8-6 5-12 13-16 25-3 7-8 24-14 50s-12 44-17 54c-7 14-16 24-27 30-10 7-22 10-35 10-14 0-27-4-39-12-13-8-22-20-28-35-7-16-10-33-10-52 0-21 3-39 10-55s17-28 30-37c13-8 27-13 44-14 1 12 2 24 3 36-18 2-32 9-41 20s-13 27-13 49 4 39 12 49 18 15 30 15c10 0 18-3 25-11 6-7 13-26 20-56s13-51 18-62c7-16 17-28 28-36 12-8 25-12 40-12s29 4 43 13c13 8 23 21 31 37 7 16 11 34 11 54 0 25-4 47-12 64-7 17-18 31-33 40-15 10-32 15-50 16z">
            <text:p/>
          </draw:path>
          <draw:path draw:style-name="gr47" draw:text-style-name="P17" draw:layer="layout" svg:width="0.276cm" svg:height="0.103cm" svg:x="0.26cm" svg:y="5.577cm" svg:viewBox="0 0 277 104" svg:d="M244 5c10-2 20-3 30-5 2 10 3 19 3 27 0 13-2 23-6 31-4 7-9 12-15 15-7 3-20 4-41 4-39 0-78 0-117 0 0 9 0 18 0 27-9 0-18 0-27 0 0-9 0-18 0-27-17 0-33 0-50 0-7-12-14-24-21-36 24 0 47 0 71 0 0-12 0-24 0-36 9 0 18 0 27 0 0 12 0 24 0 36 40 0 79 0 119 0 10 0 16 0 19-2 3-1 5-3 7-6 1-3 2-7 2-12 0-4 0-9-1-16z">
            <text:p/>
          </draw:path>
          <draw:path draw:style-name="gr47" draw:text-style-name="P17" draw:layer="layout" svg:width="0.212cm" svg:height="0.194cm" svg:x="0.327cm" svg:y="5.368cm" svg:viewBox="0 0 213 195" svg:d="M183 45c11 13 19 26 23 38 5 13 7 26 7 40 0 23-6 41-17 54-11 12-24 18-41 18-10 0-20-2-28-7-8-4-15-11-20-18-5-8-8-17-11-26-2-7-3-18-5-32-3-29-7-51-12-64-5 0-8 0-9 0-14 0-24 3-30 10-8 9-11 23-11 41 0 17 2 29 8 37s16 14 30 18c-1 12-3 24-4 35-15-3-26-8-35-16-9-7-16-17-21-31s-7-30-7-48c0-19 2-33 6-45 4-11 9-19 16-25 6-5 14-9 23-11 6-1 17-2 32-2s31 0 46 0c32 0 52 0 61-2 8-1 16-4 24-9 0 13 0 25 0 38-7 3-15 6-25 7zM106 48c5 13 9 32 13 59 2 14 4 25 7 31 2 6 6 11 11 14s11 5 17 5c9 0 16-4 23-11 6-7 9-18 9-32s-3-26-9-37c-6-10-14-18-24-23-8-4-19-6-34-6-5 0-9 0-13 0z">
            <text:p/>
          </draw:path>
          <draw:path draw:style-name="gr47" draw:text-style-name="P17" draw:layer="layout" svg:width="0.207cm" svg:height="0.171cm" svg:x="0.327cm" svg:y="5.16cm" svg:viewBox="0 0 208 172" svg:d="M208 172c-68 0-136 0-203 0 0-10 0-21 0-32 9 0 19 0 29 0-23-16-34-38-34-67 0-13 2-25 7-36 4-10 10-18 17-24 7-5 16-9 25-11 7-1 18-2 34-2 42 0 83 0 125 0 0 12 0 24 0 36-41 0-82 0-124 0-14 0-24 1-31 4s-13 8-17 15-6 16-6 25c0 15 5 29 14 40s27 16 53 16c37 0 74 0 111 0 0 12 0 24 0 36z">
            <text:p/>
          </draw:path>
          <draw:path draw:style-name="gr47" draw:text-style-name="P17" draw:layer="layout" svg:width="0.285cm" svg:height="0.183cm" svg:x="0.254cm" svg:y="4.944cm" svg:viewBox="0 0 286 184" svg:d="M281 33c-9 0-17 0-26 0 21 14 31 34 31 60 0 17-5 32-14 46-9 15-21 26-37 33-16 8-35 12-56 12-20 0-38-3-55-11-16-7-29-17-38-31s-13-30-13-48c0-12 2-24 8-34 5-10 12-18 20-24-34 0-67 0-101 0 0-12 0-24 0-36 94 0 187 0 281 0 0 11 0 22 0 33zM179 147c26 0 46-6 59-17 13-12 19-25 19-41 0-15-6-29-18-40-13-11-31-16-57-16-28 0-48 5-61 17-13 11-20 25-20 41s7 29 19 40c13 11 32 16 59 16z">
            <text:p/>
          </draw:path>
          <draw:path draw:style-name="gr47" draw:text-style-name="P17" draw:layer="layout" svg:width="0.212cm" svg:height="0.194cm" svg:x="0.327cm" svg:y="4.713cm" svg:viewBox="0 0 213 195" svg:d="M183 45c11 13 19 26 23 38 5 13 7 26 7 40 0 23-6 41-17 54-11 12-24 18-41 18-10 0-20-2-28-7-8-4-15-11-20-18-5-8-8-17-11-26-2-7-3-18-5-32-3-29-7-51-12-64-5 0-8 0-9 0-14 0-24 3-30 10-8 9-11 23-11 41 0 17 2 29 8 37s16 14 30 18c-1 12-3 24-4 35-15-3-26-8-35-16-9-7-16-17-21-31s-7-30-7-48c0-19 2-33 6-45 4-11 9-19 16-25 6-5 14-9 23-11 6-1 17-2 32-2s31 0 46 0c32 0 52 0 61-2 8-1 16-4 24-9 0 13 0 25 0 38-7 3-15 6-25 7zM106 48c5 13 9 32 13 59 2 14 4 25 7 31 2 6 6 11 11 14s11 5 17 5c9 0 16-4 23-11 6-7 9-18 9-32s-3-26-9-37c-6-10-14-18-24-23-8-4-19-6-34-6-5 0-9 0-13 0z">
            <text:p/>
          </draw:path>
          <draw:path draw:style-name="gr47" draw:text-style-name="P17" draw:layer="layout" svg:width="0.207cm" svg:height="0.11cm" svg:x="0.327cm" svg:y="4.569cm" svg:viewBox="0 0 208 111" svg:d="M208 111c-68 0-136 0-203 0 0-11 0-21 0-31 10 0 20 0 30 0-14-8-23-16-28-22-5-7-7-14-7-23 0-11 4-23 11-35 11 4 21 8 32 12-5 8-7 17-7 25s2 14 6 21c5 6 11 10 19 12 13 4 26 6 41 6 35 0 71 0 106 0 0 12 0 23 0 35z">
            <text:p/>
          </draw:path>
          <draw:path draw:style-name="gr47" draw:text-style-name="P17" draw:layer="layout" svg:width="0.285cm" svg:height="0.183cm" svg:x="0.254cm" svg:y="4.376cm" svg:viewBox="0 0 286 184" svg:d="M281 33c-9 0-17 0-26 0 21 14 31 34 31 60 0 17-5 32-14 46-9 15-21 26-37 33-16 8-35 12-56 12-20 0-38-3-55-11-16-7-29-17-38-31s-13-30-13-48c0-12 2-24 8-34 5-10 12-18 20-24-34 0-67 0-101 0 0-12 0-24 0-36 94 0 187 0 281 0 0 11 0 22 0 33zM179 147c26 0 46-6 59-17 13-12 19-25 19-41 0-15-6-29-18-40-13-11-31-16-57-16-28 0-48 5-61 17-13 11-20 25-20 41s7 29 19 40c13 11 32 16 59 16z">
            <text:p/>
          </draw:path>
          <draw:path draw:style-name="gr47" draw:text-style-name="P17" draw:layer="layout" svg:width="0.28cm" svg:height="0.037cm" svg:x="0.254cm" svg:y="4.288cm" svg:viewBox="0 0 281 38" svg:d="M40 38c-14 0-27 0-40 0 0-12 0-25 0-38 13 0 26 0 40 0 0 13 0 26 0 38zM281 38c-68 0-136 0-204 0 0-12 0-25 0-38 68 0 136 0 204 0 0 13 0 26 0 38z">
            <text:p/>
          </draw:path>
          <draw:path draw:style-name="gr47" draw:text-style-name="P17" draw:layer="layout" svg:width="0.203cm" svg:height="0.168cm" svg:x="0.331cm" svg:y="4.092cm" svg:viewBox="0 0 204 169" svg:d="M204 169c-10 0-19 0-28 0-50-41-100-81-149-122 1 14 1 26 1 37 0 26 0 52 0 78-9 0-19 0-28 0 0-52 0-104 0-156 8 0 15 0 23 0 43 34 86 69 129 103 8 7 16 13 24 20-2-14-2-28-2-41 0-29 0-59 0-88 10 0 20 0 30 0 0 56 0 113 0 169z">
            <text:p/>
          </draw:path>
          <draw:path draw:style-name="gr47" draw:text-style-name="P17" draw:layer="layout" svg:width="0.212cm" svg:height="0.195cm" svg:x="0.327cm" svg:y="3.861cm" svg:viewBox="0 0 213 196" svg:d="M143 38c1-12 3-24 4-37 21 6 37 17 49 33 11 16 17 36 17 61 0 31-9 55-28 73-18 19-44 28-77 28-34 0-61-10-80-28s-28-42-28-71 9-52 28-70c18-18 44-27 78-27 2 0 5 0 9 0 0 53 0 106 0 158 23-1 40-7 52-19 11-12 17-27 17-45 0-13-3-24-10-33-6-10-17-17-31-23zM87 156c0-39 0-79 0-118-17 2-30 6-39 14-13 11-20 26-20 44 0 17 6 31 16 42 11 11 25 17 43 18z">
            <text:p/>
          </draw:path>
          <draw:path draw:style-name="gr47" draw:text-style-name="P17" draw:layer="layout" svg:width="0.285cm" svg:height="0.183cm" svg:x="0.254cm" svg:y="3.656cm" svg:viewBox="0 0 286 184" svg:d="M281 33c-9 0-17 0-26 0 21 14 31 34 31 60 0 17-5 32-14 46-9 15-21 26-37 33-16 8-35 12-56 12-20 0-38-3-55-11-16-7-29-17-38-31s-13-30-13-48c0-12 2-24 8-34 5-10 12-18 20-24-34 0-67 0-101 0 0-12 0-24 0-36 94 0 187 0 281 0 0 11 0 22 0 33zM179 147c26 0 46-6 59-17 13-12 19-25 19-41 0-15-6-29-18-40-13-11-31-16-57-16-28 0-48 5-61 17-13 11-20 25-20 41s7 29 19 40c13 11 32 16 59 16z">
            <text:p/>
          </draw:path>
          <draw:path draw:style-name="gr47" draw:text-style-name="P17" draw:layer="layout" svg:width="0.353cm" svg:height="0.175cm" svg:x="0.264cm" svg:y="3.334cm" svg:viewBox="0 0 354 176" svg:d="M239 121c7-2 13-7 18-14 5-6 7-14 7-23 0-14-6-25-18-33s-28-12-49-12c-20 0-37 4-50 11-13 8-22 20-26 35 0 1 0 2 1 4 4 10 6 17 6 22 0 4-1 7-3 9s-5 3-9 3-7-1-9-3-3-5-3-10c0-3 2-10 6-21 1-3 2-4 2-6-3-8-9-15-17-19s-18-7-31-7c-16 0-29 4-38 11-10 8-15 18-15 30 0 15 6 26 17 32 12 7 31 10 57 10 90 0 179 0 269 0 0 12 0 24 0 36-78 0-155 0-232 0-39 0-69-8-90-22-21-15-32-35-32-62 0-21 5-39 16-52s25-20 43-20c13 0 24 5 34 14 9 9 17 23 23 40 6-24 15-43 28-55 13-13 28-19 48-19 24 0 43 7 59 22s23 34 23 56c0 15-3 27-9 37-7 9-15 15-26 16 0-3 0-7 0-10z">
            <text:p/>
          </draw:path>
          <draw:path draw:style-name="gr47" draw:text-style-name="P17" draw:layer="layout" svg:width="0.225cm" svg:height="0.29cm" svg:x="12.982cm" svg:y="4.778cm" svg:viewBox="0 0 226 291" svg:d="M0 196c12-2 24-3 35-4 2 15 6 26 12 35s16 16 29 22c13 5 27 8 43 8 15 0 27-2 38-6s19-10 25-17c5-8 8-16 8-24 0-9-3-17-8-24-5-6-14-12-26-16-7-3-24-8-50-14s-44-12-55-17c-13-7-24-16-30-27-7-10-10-22-10-35 0-14 4-27 12-39 8-13 20-22 36-28 15-7 33-10 52-10 21 0 39 3 55 10s29 17 37 30c9 13 14 27 14 44-12 1-24 2-36 3-2-18-8-32-19-41s-28-13-50-13-39 4-49 12c-11 8-16 18-16 30 0 10 4 18 11 25 7 6 26 13 57 20 30 7 51 13 62 18 17 7 29 17 37 28 8 12 12 25 12 40s-4 29-13 43c-9 13-21 23-37 31-17 7-35 11-55 11-26 0-47-4-65-12-17-7-31-18-40-33-10-15-15-32-16-50z">
            <text:p/>
          </draw:path>
          <draw:path draw:style-name="gr47" draw:text-style-name="P17" draw:layer="layout" svg:width="0.099cm" svg:height="0.276cm" svg:x="13.236cm" svg:y="4.789cm" svg:viewBox="0 0 100 277" svg:d="M95 244c2 10 4 20 5 30-10 2-18 3-26 3-13 0-23-2-29-6-7-4-12-9-15-15-3-7-4-20-4-41 0-39 0-78 0-117-9 0-17 0-26 0 0-9 0-18 0-27 9 0 17 0 26 0 0-17 0-33 0-50 11-7 23-14 34-21 0 24 0 47 0 71 12 0 24 0 35 0 0 9 0 18 0 27-11 0-23 0-35 0 0 40 0 79 0 119 0 10 1 16 2 19s3 5 6 7c3 1 7 2 12 2 4 0 9 0 15-1z">
            <text:p/>
          </draw:path>
          <draw:path draw:style-name="gr47" draw:text-style-name="P17" draw:layer="layout" svg:width="0.166cm" svg:height="0.207cm" svg:x="13.36cm" svg:y="4.86cm" svg:viewBox="0 0 167 208" svg:d="M135 204c0-10 0-20 0-30-16 23-37 34-65 34-12 0-23-2-34-7-10-4-18-10-23-17s-9-16-11-26c-1-6-2-17-2-32 0-42 0-84 0-126 12 0 23 0 35 0 0 38 0 75 0 113 0 18 1 30 2 36 2 9 7 17 14 22s16 7 26 7c11 0 20-2 30-7 9-6 15-13 19-22s6-23 6-40c0-36 0-73 0-109 11 0 23 0 35 0 0 68 0 136 0 204-11 0-21 0-32 0z">
            <text:p/>
          </draw:path>
          <draw:path draw:style-name="gr47" draw:text-style-name="P17" draw:layer="layout" svg:width="0.177cm" svg:height="0.285cm" svg:x="13.56cm" svg:y="4.783cm" svg:viewBox="0 0 178 286" svg:d="M146 281c0-9 0-17 0-26-13 21-32 31-58 31-16 0-31-5-45-14-13-9-24-21-32-37-7-16-11-35-11-56 0-20 3-38 10-55 7-16 17-29 31-38s29-13 46-13c12 0 23 2 33 8 10 5 18 12 24 20 0-34 0-67 0-101 11 0 23 0 34 0 0 94 0 187 0 281-11 0-21 0-32 0zM36 179c0 26 5 46 16 59 12 13 25 19 40 19s28-6 39-18c10-13 16-31 16-57 0-28-6-48-17-61s-24-20-40-20c-15 0-28 7-39 19-10 13-15 32-15 59z">
            <text:p/>
          </draw:path>
          <draw:path draw:style-name="gr47" draw:text-style-name="P17" draw:layer="layout" svg:width="0.187cm" svg:height="0.285cm" svg:x="13.764cm" svg:y="4.86cm" svg:viewBox="0 0 188 286" svg:d="M18 282c-1-11-2-22-4-32 8 2 15 3 20 3 8 0 14-2 19-4 4-3 8-6 11-11 2-3 6-12 11-26 1-2 2-4 3-8-26-68-52-136-78-204 13 0 25 0 38 0 14 39 28 79 42 118 6 15 11 31 15 47 4-16 9-31 15-46 14-40 29-79 43-119 12 0 24 0 35 0-26 69-52 138-78 207-8 22-15 38-19 46-7 12-14 20-22 25-8 6-17 8-28 8-7 0-15-1-23-4z">
            <text:p/>
          </draw:path>
          <draw:path draw:style-name="gr47" draw:text-style-name="P17" draw:layer="layout" svg:width="0.225cm" svg:height="0.243cm" svg:x="13.586cm" svg:y="5.38cm" svg:viewBox="0 0 226 244" svg:d="M0 244c0-82 0-163 0-244 16 0 31 0 47 0 19 57 38 115 56 172 5 16 9 29 12 36 2-8 7-21 12-39 19-56 38-113 57-169 14 0 28 0 42 0 0 81 0 162 0 244-10 0-20 0-30 0 0-68 0-136 0-204-23 68-46 136-69 204-9 0-19 0-28 0-23-70-46-139-69-208 0 69 0 138 0 208-10 0-20 0-30 0z">
            <text:p/>
          </draw:path>
          <draw:path draw:style-name="gr47" draw:text-style-name="P17" draw:layer="layout" svg:width="0.092cm" svg:height="0.179cm" svg:x="13.863cm" svg:y="5.444cm" svg:viewBox="0 0 93 180" svg:d="M0 180c0-58 0-117 0-176 9 0 17 0 26 0 0 9 0 18 0 27 7-13 13-21 19-25 5-4 12-6 18-6 10 0 20 3 30 10-3 9-6 18-10 27-7-4-14-6-21-6-6 0-12 2-17 6s-9 9-11 16c-3 11-5 22-5 35 0 31 0 62 0 92-10 0-19 0-29 0z">
            <text:p/>
          </draw:path>
          <draw:path draw:style-name="gr47" draw:text-style-name="P17" draw:layer="layout" svg:width="0.221cm" svg:height="0.243cm" svg:x="13.943cm" svg:y="5.38cm" svg:viewBox="0 0 222 244" svg:d="M0 244c30-82 61-163 91-244 11 0 23 0 34 0 32 81 64 162 97 244-12 0-24 0-36 0-9-25-18-50-28-74-33 0-66 0-99 0-8 24-17 49-26 74-11 0-22 0-33 0zM68 144c27 0 54 0 81 0-9-23-17-45-25-68-8-20-13-37-17-50-3 15-7 31-13 46-8 24-17 48-26 72z">
            <text:p/>
          </draw:path>
          <draw:path draw:style-name="gr47" draw:text-style-name="P17" draw:layer="layout" svg:width="0.178cm" svg:height="0.243cm" svg:x="14.197cm" svg:y="5.38cm" svg:viewBox="0 0 179 244" svg:d="M0 244c0-82 0-163 0-244 30 0 59 0 89 0 18 0 33 2 43 7 11 5 20 13 26 23s9 21 9 32-2 21-8 30c-5 9-14 16-25 22 15 4 26 12 33 22 8 10 12 23 12 37 0 11-2 22-7 32s-11 17-17 22c-7 6-16 10-26 12-11 3-24 5-39 5-30 0-60 0-90 0zM31 102c17 0 35 0 52 0 14 0 23-1 30-2 7-3 13-7 18-13 4-5 6-12 6-21 0-8-2-15-6-21s-9-11-16-13-19-3-36-3c-16 0-32 0-48 0 0 24 0 49 0 73zM31 215c20 0 40 0 59 0 10 0 18-1 22-1 7-2 13-4 18-7s9-8 12-14c3-5 4-12 4-20 0-9-2-17-6-24-5-6-11-11-19-14s-20-4-35-4c-18 0-36 0-55 0 0 28 0 56 0 84z">
            <text:p/>
          </draw:path>
          <draw:path draw:style-name="gr47" draw:text-style-name="P17" draw:layer="layout" svg:width="0.224cm" svg:height="0.251cm" svg:x="13.58cm" svg:y="5.778cm" svg:viewBox="0 0 225 252" svg:d="M122 152c0-9 0-19 0-28 34 0 69-1 103-1 0 31 0 61 0 91-16 12-32 22-49 28-17 7-34 10-52 10-24 0-45-5-65-16-19-10-34-25-44-44s-15-41-15-65 5-46 15-66c10-21 24-36 43-46 18-10 40-15 64-15 17 0 33 3 48 9 14 5 25 13 33 23 8 11 14 24 18 40-9 3-19 6-29 8-3-12-8-22-13-29-6-7-13-13-23-17s-22-6-34-6c-15 0-27 2-38 6-11 5-20 11-26 18-7 7-12 15-15 24-7 15-10 31-10 49 0 22 4 40 11 55 8 14 19 25 33 32s29 11 46 11c13 0 27-3 40-8 14-6 24-11 31-17 0-16 0-31 0-46-24 0-48 0-72 0z">
            <text:p/>
          </draw:path>
          <draw:path draw:style-name="gr47" draw:text-style-name="P17" draw:layer="layout" svg:width="0.161cm" svg:height="0.183cm" svg:x="13.835cm" svg:y="5.845cm" svg:viewBox="0 0 162 184" svg:d="M125 159c-11 9-22 16-32 20-10 3-21 5-33 5-19 0-34-4-44-14-11-9-16-21-16-36 0-9 2-17 6-24s9-13 15-17c7-4 14-8 22-10 6-1 15-3 26-4 25-3 42-7 54-11 0-4 0-6 0-7 0-13-3-21-9-26-7-7-19-10-34-10-14 0-24 2-31 7-6 5-11 14-15 26-9-1-19-2-29-4 3-12 7-22 13-30s15-14 27-18c11-4 25-6 40-6s27 2 36 5c10 4 17 8 21 14 5 5 8 12 9 20 1 5 2 14 2 28 0 13 0 26 0 39 0 28 1 46 2 53 1 8 4 15 7 21-10 0-20 0-31 0-3-6-5-13-6-21zM123 92c-11 4-27 8-49 11-12 2-21 4-26 6s-9 6-12 10-4 9-4 14c0 8 3 15 9 20s15 8 26 8c12 0 22-3 31-8s16-12 20-20c3-7 5-17 5-30 0-4 0-7 0-11z">
            <text:p/>
          </draw:path>
          <draw:path draw:style-name="gr47" draw:text-style-name="P17" draw:layer="layout" svg:width="0.238cm" svg:height="0.179cm" svg:x="14.029cm" svg:y="5.845cm" svg:viewBox="0 0 239 180" svg:d="M0 180c0-58 0-117 0-176 9 0 18 0 27 0 0 8 0 16 0 25 5-9 13-16 22-21s19-8 31-8c13 0 24 3 32 8 9 6 15 13 18 23 14-21 32-31 54-31 18 0 31 5 41 15 9 9 14 24 14 44 0 41 0 81 0 121-10 0-20 0-30 0 0-37 0-74 0-111 0-12-1-20-3-26-2-5-5-9-10-12s-11-5-18-5c-13 0-23 4-31 12-8 9-12 22-12 40 0 34 0 68 0 102-10 0-20 0-30 0 0-38 0-76 0-114 0-14-3-23-8-30-4-7-12-10-23-10-9 0-17 2-24 7-7 4-12 10-15 19-4 9-5 21-5 37 0 30 0 61 0 91-10 0-20 0-30 0z">
            <text:p/>
          </draw:path>
          <draw:path draw:style-name="gr47" draw:text-style-name="P17" draw:layer="layout" svg:width="0.162cm" svg:height="0.183cm" svg:x="14.306cm" svg:y="5.845cm" svg:viewBox="0 0 163 184" svg:d="M131 124c10 1 20 2 31 3-5 18-14 32-28 42-13 10-30 15-50 15-26 0-46-8-61-23-15-16-23-39-23-67 0-30 8-53 23-69 15-17 35-25 59-25s43 8 58 24 23 39 23 68c0 2-1 4-1 8-43 0-87 0-131 0 1 19 6 34 16 44 10 11 22 16 37 16 11 0 20-3 28-9s14-15 19-27zM33 75c32 0 65 0 98 0-1-15-5-26-11-33-10-12-22-17-37-17-14 0-26 4-35 13-9 10-14 22-15 37z">
            <text:p/>
          </draw:path>
          <draw:path draw:style-name="gr47" draw:text-style-name="P17" draw:layer="layout" svg:width="0.126cm" svg:height="0.247cm" svg:x="13.571cm" svg:y="6.183cm" svg:viewBox="0 0 127 248" svg:d="M0 174c9-1 18-2 28-4 0 19 4 32 10 39s14 10 24 10c8 0 15-2 20-6 6-3 10-8 12-15 2-6 3-16 3-30 0-56 0-112 0-168 10 0 20 0 30 0 0 55 0 111 0 166 0 20-2 36-7 47-4 11-12 20-22 26s-22 9-36 9c-20 0-36-6-46-19-11-12-16-30-16-55z">
            <text:p/>
          </draw:path>
          <draw:path draw:style-name="gr47" draw:text-style-name="P17" draw:layer="layout" svg:width="0.154cm" svg:height="0.183cm" svg:x="13.748cm" svg:y="6.246cm" svg:viewBox="0 0 155 184" svg:d="M119 159c-10 9-20 16-30 20-10 3-20 5-32 5-18 0-32-4-42-14-10-9-15-21-15-36 0-9 2-17 6-24 3-7 8-13 14-17s13-8 21-10c5-1 14-3 25-4 23-3 40-7 51-11 0-4 0-6 0-7 0-13-3-21-8-26-7-7-18-10-32-10s-24 2-30 7-11 14-14 26c-10-1-19-2-28-4 2-12 7-22 12-30 6-8 15-14 26-18 10-4 23-6 38-6 14 0 26 2 35 5 9 4 15 8 19 14 5 5 8 12 9 20 1 5 2 14 2 28 0 13 0 26 0 39 0 28 0 46 1 53 2 8 4 15 8 21-10 0-20 0-30 0-3-6-5-13-6-21zM117 92c-10 4-26 8-47 11-11 2-20 4-24 6-5 2-9 6-12 10-2 4-4 9-4 14 0 8 3 15 9 20s14 8 25 8 21-3 29-8c9-5 15-12 19-20 3-7 5-17 5-30 0-4 0-7 0-11z">
            <text:p/>
          </draw:path>
          <draw:path draw:style-name="gr47" draw:text-style-name="P17" draw:layer="layout" svg:width="0.145cm" svg:height="0.183cm" svg:x="13.923cm" svg:y="6.246cm" svg:viewBox="0 0 146 184" svg:d="M118 116c10 1 19 2 28 4-3 20-11 36-23 47-13 12-28 17-47 17-23 0-41-7-55-23s-21-39-21-68c0-19 3-36 9-50s15-25 27-32c13-7 26-11 41-11 18 0 33 5 44 15 12 9 19 23 23 41-10 1-19 3-28 4-3-12-7-20-14-26s-15-9-24-9c-15 0-26 5-35 16s-14 28-14 51c0 24 5 41 13 52 9 10 20 16 34 16 11 0 21-4 28-11 8-7 12-18 14-33z">
            <text:p/>
          </draw:path>
          <draw:path draw:style-name="gr47" draw:text-style-name="P17" draw:layer="layout" svg:width="0.138cm" svg:height="0.243cm" svg:x="14.106cm" svg:y="6.183cm" svg:viewBox="0 0 139 244" svg:d="M0 244c0-82 0-163 0-244 9 0 19 0 28 0 0 46 0 93 0 139 23-24 45-48 68-72 12 0 24 0 37 0-22 22-43 44-65 66 24 37 48 74 71 111-12 0-23 0-35 0-18-31-37-61-55-91-7 7-14 14-21 21 0 23 0 46 0 70-9 0-19 0-28 0z">
            <text:p/>
          </draw:path>
          <draw:path draw:style-name="gr47" draw:text-style-name="P17" draw:layer="layout" svg:width="0.154cm" svg:height="0.183cm" svg:x="14.271cm" svg:y="6.246cm" svg:viewBox="0 0 155 184" svg:d="M124 124c10 1 20 2 30 3-5 18-13 32-26 42-12 10-28 15-48 15-25 0-44-8-58-23-15-16-22-39-22-67 0-30 7-53 22-69 14-17 33-25 56-25s41 8 55 24c15 16 22 39 22 68 0 2 0 4 0 8-42 0-84 0-126 0 1 19 7 34 16 44 9 11 21 16 35 16 11 0 20-3 27-9s13-15 17-27zM31 75c31 0 63 0 94 0-2-15-5-26-11-33-9-12-21-17-35-17-13 0-24 4-33 13-9 10-14 22-15 37z">
            <text:p/>
          </draw:path>
          <draw:path draw:style-name="gr47" draw:text-style-name="P17" draw:layer="layout" svg:width="0.081cm" svg:height="0.239cm" svg:x="14.439cm" svg:y="6.189cm" svg:viewBox="0 0 82 240" svg:d="M78 211c1 9 3 18 4 27-8 1-15 2-22 2-10 0-18-1-24-5-5-3-9-8-12-13-2-6-3-18-3-36 0-33 0-67 0-101-7 0-14 0-21 0 0-8 0-16 0-23 7 0 14 0 21 0 0-15 0-29 0-44 9-6 19-12 28-18 0 21 0 41 0 62 10 0 19 0 29 0 0 7 0 15 0 23-10 0-19 0-29 0 0 34 0 69 0 103 0 9 1 14 2 16 1 3 2 5 5 6 2 2 5 2 9 2 3 0 8 0 13-1z">
            <text:p/>
          </draw:path>
          <draw:path draw:style-name="gr47" draw:text-style-name="P17" draw:layer="layout" svg:width="0.178cm" svg:height="0.243cm" svg:x="13.587cm" svg:y="6.585cm" svg:viewBox="0 0 179 244" svg:d="M0 244c0-82 0-163 0-244 29 0 59 0 88 0 16 0 28 1 36 2 11 2 21 6 29 12 8 5 14 13 19 23 4 10 7 21 7 33 0 21-7 39-19 53-13 14-36 22-69 22-20 0-40 0-60 0 0 33 0 66 0 99-10 0-21 0-31 0zM31 116c20 0 40 0 60 0s35-4 43-12 13-19 13-33c0-10-3-18-8-26-5-7-11-12-19-14-6-2-15-2-29-2-20 0-40 0-60 0 0 29 0 58 0 87z">
            <text:p/>
          </draw:path>
          <draw:path draw:style-name="gr47" draw:text-style-name="P17" draw:layer="layout" svg:width="0.028cm" svg:height="0.243cm" svg:x="13.809cm" svg:y="6.585cm" svg:viewBox="0 0 29 244" svg:d="M0 244c0-82 0-163 0-244 10 0 19 0 29 0 0 81 0 162 0 244-10 0-19 0-29 0z">
            <text:p/>
          </draw:path>
          <draw:path draw:style-name="gr47" draw:text-style-name="P17" draw:layer="layout" svg:width="0.155cm" svg:height="0.183cm" svg:x="13.875cm" svg:y="6.648cm" svg:viewBox="0 0 156 184" svg:d="M120 159c-10 9-21 16-30 20-10 3-21 5-32 5-19 0-33-4-43-14-10-9-15-21-15-36 0-9 2-17 6-24 3-7 8-13 15-17 6-4 13-8 20-10 6-1 14-3 26-4 23-3 40-7 51-11 0-4 0-6 0-7 0-13-3-21-8-26-7-7-18-10-33-10-13 0-23 2-30 7-6 5-11 14-14 26-9-1-19-2-28-4 3-12 7-22 13-30 5-8 14-14 25-18s24-6 38-6c15 0 27 2 36 5 9 4 15 8 20 14 4 5 7 12 9 20 1 5 1 14 1 28 0 13 0 26 0 39 0 28 1 46 2 53 1 8 3 15 7 21-10 0-20 0-30 0-3-6-5-13-6-21zM118 92c-10 4-26 8-47 11-12 2-20 4-25 6s-9 6-11 10c-3 4-4 9-4 14 0 8 3 15 8 20 6 5 15 8 26 8s21-3 29-8c9-5 15-12 19-20 3-7 5-17 5-30 0-4 0-7 0-11z">
            <text:p/>
          </draw:path>
          <draw:path draw:style-name="gr47" draw:text-style-name="P17" draw:layer="layout" svg:width="0.154cm" svg:height="0.247cm" svg:x="14.045cm" svg:y="6.652cm" svg:viewBox="0 0 155 248" svg:d="M15 244c-1-9-2-18-3-28 6 2 12 3 16 3 7 0 12-1 16-3 3-3 7-6 9-10 2-3 5-10 9-22 0-2 1-4 2-7-21-59-43-118-64-177 10 0 21 0 31 0 12 34 23 68 35 102 5 13 9 27 13 41 3-14 7-27 11-40 12-34 24-69 37-103 9 0 19 0 28 0-21 60-43 120-64 179-7 20-12 33-16 40-5 10-11 18-18 22-6 5-14 7-23 7-6 0-12-1-19-4z">
            <text:p/>
          </draw:path>
          <draw:path draw:style-name="gr47" draw:text-style-name="P17" draw:layer="layout" svg:width="0.184cm" svg:height="0.243cm" svg:x="13.588cm" svg:y="6.987cm" svg:viewBox="0 0 185 244" svg:d="M0 244c0-82 0-163 0-244 30 0 61 0 91 0 17 0 29 1 37 2 12 2 22 6 30 12 8 5 15 13 20 23s7 21 7 33c0 21-7 39-20 53s-36 22-71 22c-20 0-41 0-62 0 0 33 0 66 0 99-11 0-21 0-32 0zM32 116c21 0 42 0 63 0 20 0 35-4 44-12s13-19 13-33c0-10-3-18-8-26-5-7-12-12-20-14-5-2-15-2-30-2-21 0-41 0-62 0 0 29 0 58 0 87z">
            <text:p/>
          </draw:path>
          <draw:path draw:style-name="gr47" draw:text-style-name="P17" draw:layer="layout" svg:width="0.029cm" svg:height="0.243cm" svg:x="13.818cm" svg:y="6.987cm" svg:viewBox="0 0 30 244" svg:d="M0 244c0-82 0-163 0-244 10 0 20 0 30 0 0 81 0 162 0 244-10 0-20 0-30 0z">
            <text:p/>
          </draw:path>
          <draw:path draw:style-name="gr47" draw:text-style-name="P17" draw:layer="layout" svg:width="0.161cm" svg:height="0.183cm" svg:x="13.886cm" svg:y="7.05cm" svg:viewBox="0 0 162 184" svg:d="M125 159c-11 9-22 16-32 20-10 3-21 5-33 5-19 0-34-4-44-14-11-9-16-21-16-36 0-9 2-17 6-24s9-13 15-17c7-4 14-8 22-10 6-1 14-3 26-4 24-3 42-7 53-11 0-4 0-6 0-7 0-13-2-21-8-26-8-7-19-10-34-10-14 0-24 2-31 7s-12 14-15 26c-9-1-19-2-29-4 3-12 7-22 13-30s15-14 26-18c12-4 25-6 40-6s28 2 37 5c9 4 16 8 21 14 4 5 7 12 9 20 1 5 1 14 1 28 0 13 0 26 0 39 0 28 1 46 2 53 1 8 4 15 8 21-11 0-21 0-31 0-3-6-5-13-6-21zM122 92c-11 4-27 8-48 11-13 2-21 4-26 6s-9 6-12 10-4 9-4 14c0 8 3 15 9 20s15 8 26 8c12 0 22-3 31-8s15-12 19-20c4-7 5-17 5-30 0-4 0-7 0-11z">
            <text:p/>
          </draw:path>
          <draw:path draw:style-name="gr47" draw:text-style-name="P17" draw:layer="layout" svg:width="0.142cm" svg:height="0.179cm" svg:x="14.079cm" svg:y="7.05cm" svg:viewBox="0 0 143 180" svg:d="M0 180c0-58 0-117 0-176 9 0 18 0 27 0 0 8 0 17 0 25 13-19 31-29 56-29 10 0 20 2 29 6s15 9 20 15c4 6 7 13 9 22 1 5 2 15 2 29 0 36 0 72 0 108-10 0-20 0-30 0 0-35 0-71 0-107 0-12-1-21-4-27-2-6-6-11-12-15-6-3-13-5-21-5-12 0-23 4-32 12-10 8-14 23-14 46 0 32 0 64 0 96-10 0-20 0-30 0z">
            <text:p/>
          </draw:path>
          <draw:path draw:style-name="gr47" draw:text-style-name="P17" draw:layer="layout" svg:width="0.161cm" svg:height="0.183cm" svg:x="14.251cm" svg:y="7.05cm" svg:viewBox="0 0 162 184" svg:d="M130 124c10 1 21 2 31 3-5 18-14 32-27 42s-30 15-50 15c-26 0-46-8-61-23-15-16-23-39-23-67 0-30 8-53 23-69 15-17 35-25 59-25s43 8 58 24c14 16 22 39 22 68 0 2 0 4 0 8-44 0-88 0-131 0 1 19 6 34 16 44 10 11 22 16 37 16 11 0 20-3 28-9s14-15 18-27zM32 75c33 0 66 0 98 0-1-15-5-26-11-33-9-12-22-17-37-17-13 0-25 4-34 13-9 10-15 22-16 37z">
            <text:p/>
          </draw:path>
          <draw:path draw:style-name="gr47" draw:text-style-name="P17" draw:layer="layout" svg:width="0.2cm" svg:height="0.243cm" svg:x="13.588cm" svg:y="7.388cm" svg:viewBox="0 0 201 244" svg:d="M0 244c0-82 0-163 0-244 28 0 56 0 84 0 19 0 33 1 43 3 14 4 26 10 36 18 13 11 22 25 29 42 6 16 9 36 9 57 0 19-2 35-6 50-5 14-10 26-17 35s-14 17-22 22c-8 6-18 10-29 12-11 3-24 5-39 5-29 0-59 0-88 0zM32 215c18 0 35 0 52 0 16 0 29-2 38-5s16-7 22-12c7-8 13-18 18-31 4-13 6-29 6-47 0-26-4-45-13-59-8-13-18-23-30-27-9-4-23-5-42-5-17 0-34 0-51 0 0 62 0 124 0 186z">
            <text:p/>
          </draw:path>
          <draw:path draw:style-name="gr47" draw:text-style-name="P17" draw:layer="layout" svg:width="0.095cm" svg:height="0.179cm" svg:x="13.819cm" svg:y="7.451cm" svg:viewBox="0 0 96 180" svg:d="M0 180c0-58 0-117 0-176 9 0 18 0 27 0 0 9 0 18 0 27 7-13 13-21 19-25s12-6 19-6c10 0 20 3 31 10-4 9-7 18-11 27-7-4-14-6-21-6s-13 2-18 6-9 9-11 16c-3 11-5 22-5 35 0 31 0 62 0 92-10 0-20 0-30 0z">
            <text:p/>
          </draw:path>
          <draw:path draw:style-name="gr47" draw:text-style-name="P17" draw:layer="layout" svg:width="0.029cm" svg:height="0.243cm" svg:x="13.924cm" svg:y="7.388cm" svg:viewBox="0 0 30 244" svg:d="M0 34c0-11 0-23 0-34 10 0 20 0 30 0 0 11 0 23 0 34-10 0-20 0-30 0zM0 244c0-59 0-118 0-177 10 0 20 0 30 0 0 59 0 118 0 177-10 0-20 0-30 0z">
            <text:p/>
          </draw:path>
          <draw:path draw:style-name="gr47" draw:text-style-name="P17" draw:layer="layout" svg:width="0.142cm" svg:height="0.179cm" svg:x="14.002cm" svg:y="7.451cm" svg:viewBox="0 0 143 180" svg:d="M0 180c0-58 0-117 0-176 9 0 18 0 27 0 0 8 0 17 0 25 13-19 32-29 56-29 11 0 20 2 29 6s16 9 20 15c5 6 8 13 10 22 1 5 1 15 1 29 0 36 0 72 0 108-10 0-20 0-30 0 0-35 0-71 0-107 0-12-1-21-3-27s-7-11-12-15c-6-3-13-5-21-5-13 0-24 4-33 12-10 8-14 23-14 46 0 32 0 64 0 96-10 0-20 0-30 0z">
            <text:p/>
          </draw:path>
          <draw:path draw:style-name="gr47" draw:text-style-name="P17" draw:layer="layout" svg:width="0.145cm" svg:height="0.243cm" svg:x="14.185cm" svg:y="7.388cm" svg:viewBox="0 0 146 244" svg:d="M0 244c0-82 0-163 0-244 10 0 20 0 30 0 0 46 0 93 0 139 23-24 47-48 71-72 12 0 25 0 38 0-22 22-45 44-67 66 25 37 49 74 74 111-12 0-25 0-37 0-19-31-39-61-58-91-7 7-14 14-21 21 0 23 0 46 0 70-10 0-20 0-30 0z">
            <text:p/>
          </draw:path>
          <draw:path draw:style-name="gr47" draw:text-style-name="P17" draw:layer="layout" svg:width="0.217cm" svg:height="0.251cm" svg:x="13.579cm" svg:y="7.785cm" svg:viewBox="0 0 218 252" svg:d="M118 152c0-9 0-19 0-28 34 0 67-1 100-1 0 31 0 61 0 91-15 12-31 22-47 28-17 7-33 10-50 10-24 0-45-5-64-16-19-10-33-25-43-44-9-19-14-41-14-65s5-46 14-66c10-21 24-36 42-46s39-15 62-15c17 0 33 3 46 9 14 5 25 13 33 23 8 11 14 24 18 40-10 3-19 6-29 8-3-12-7-22-13-29-5-7-12-13-22-17s-21-6-33-6c-14 0-26 2-37 6-10 5-19 11-25 18s-11 15-15 24c-6 15-9 31-9 49 0 22 4 40 11 55 7 14 18 25 32 32s28 11 44 11c13 0 26-3 39-8 13-6 23-11 30-17 0-16 0-31 0-46-23 0-47 0-70 0z">
            <text:p/>
          </draw:path>
          <draw:path draw:style-name="gr47" draw:text-style-name="P17" draw:layer="layout" svg:width="0.156cm" svg:height="0.247cm" svg:x="13.82cm" svg:y="7.857cm" svg:viewBox="0 0 157 248" svg:d="M15 244c-1-9-2-18-3-28 6 2 12 3 16 3 7 0 12-1 16-3 4-3 7-6 9-10 2-3 5-10 9-22 1-2 2-4 3-7-22-59-43-118-65-177 10 0 21 0 31 0 12 34 24 68 36 102 4 13 9 27 12 41 3-14 7-27 12-40 12-34 24-69 37-103 9 0 19 0 29 0-22 60-44 120-65 179-7 20-13 33-17 40-5 10-11 18-17 22-7 5-15 7-24 7-6 0-12-1-19-4z">
            <text:p/>
          </draw:path>
          <draw:path draw:style-name="gr47" draw:text-style-name="P17" draw:layer="layout" svg:width="0.231cm" svg:height="0.179cm" svg:x="14.014cm" svg:y="7.853cm" svg:viewBox="0 0 232 180" svg:d="M0 180c0-58 0-117 0-176 9 0 17 0 26 0 0 8 0 16 0 25 5-9 12-16 21-21s19-8 31-8 23 3 31 8c8 6 14 13 17 23 14-21 31-31 53-31 17 0 30 5 39 15 9 9 14 24 14 44 0 41 0 81 0 121-10 0-20 0-29 0 0-37 0-74 0-111 0-12-1-20-3-26-2-5-5-9-10-12s-11-5-18-5c-12 0-22 4-30 12-8 9-11 22-11 40 0 34 0 68 0 102-10 0-20 0-29 0 0-38 0-76 0-114 0-14-3-23-8-30-4-7-12-10-23-10-8 0-15 2-22 7-7 4-12 10-15 19s-5 21-5 37c0 30 0 61 0 91-10 0-19 0-29 0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wiss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_20_Dot_20_5" draw:display-name="Dash Dot 5" draw:style="rect" draw:dots2="1" draw:dots2-length="0.074cm" draw:distance="0.074cm"/>
    <draw:stroke-dash draw:name="Dash_20_Dot_20_6" draw:display-name="Dash Dot 6" draw:style="rect" draw:dots2="1" draw:dots2-length="0.074cm" draw:distance="0.074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2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09:37:48.992319163</meta:creation-date>
    <dc:date>2023-06-28T14:57:30.072056013</dc:date>
    <meta:editing-duration>PT1H3S</meta:editing-duration>
    <meta:editing-cycles>17</meta:editing-cycles>
    <meta:generator>LibreOffice/7.5.3.2$MacOSX_X86_64 LibreOffice_project/9f56dff12ba03b9acd7730a5a481eea045e468f3</meta:generator>
    <meta:document-statistic meta:object-count="487"/>
  </office:meta>
</office:document-meta>
</file>